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 manifest:version="1.2" manifest:media-type="application/vnd.oasis.opendocument.graphics"/>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 manifest:version="1.2" manifest:media-type="application/vnd.oasis.opendocument.graphics"/>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tyles.xml" manifest:media-type="text/xml"/>
  <manifest:file-entry manifest:full-path="Object 12/" manifest:version="1.2" manifest:media-type="application/vnd.oasis.opendocument.graphics"/>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tyles.xml" manifest:media-type="text/xml"/>
  <manifest:file-entry manifest:full-path="Object 13/" manifest:version="1.2" manifest:media-type="application/vnd.oasis.opendocument.graphics"/>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tyles.xml" manifest:media-type="text/xml"/>
  <manifest:file-entry manifest:full-path="Object 14/" manifest:version="1.2" manifest:media-type="application/vnd.oasis.opendocument.graphics"/>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tyles.xml" manifest:media-type="text/xml"/>
  <manifest:file-entry manifest:full-path="Object 15/" manifest:version="1.2" manifest:media-type="application/vnd.oasis.opendocument.graphics"/>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styles.xml" manifest:media-type="text/xml"/>
  <manifest:file-entry manifest:full-path="Object 16/" manifest:version="1.2" manifest:media-type="application/vnd.oasis.opendocument.graphics"/>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graphics"/>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graphics"/>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graphics"/>
  <manifest:file-entry manifest:full-path="setting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graphics"/>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9.694cm" fo:margin-left="4.173cm" table:align="left"/>
    </style:style>
    <style:style style:name="Table1.A" style:family="table-column">
      <style:table-column-properties style:column-width="9.694cm"/>
    </style:style>
    <style:style style:name="Table1.A1" style:family="table-cell">
      <style:table-cell-properties fo:padding="0.097cm" fo:border="0.05pt solid #000000"/>
    </style:style>
    <style:style style:name="Table2" style:family="table">
      <style:table-properties style:width="17.724cm" table:align="left"/>
    </style:style>
    <style:style style:name="Table2.A" style:family="table-column">
      <style:table-column-properties style:column-width="2.215cm"/>
    </style:style>
    <style:style style:name="Table2.1" style:family="table-row">
      <style:table-row-properties style:min-row-height="0.011cm"/>
    </style:style>
    <style:style style:name="Table2.A1" style:family="table-cell">
      <style:table-cell-properties style:vertical-align="middle" fo:padding="0.097cm" fo:border-left="0.05pt solid #000000" fo:border-right="none" fo:border-top="0.05pt solid #000000" fo:border-bottom="0.05pt solid #000000"/>
    </style:style>
    <style:style style:name="Table2.H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3pt solid #000000"/>
    </style:style>
    <style:style style:name="Table2.H2" style:family="table-cell">
      <style:table-cell-properties style:vertical-align="middle" fo:padding="0.097cm" fo:border-left="0.05pt solid #000000" fo:border-right="0.05pt solid #000000" fo:border-top="none" fo:border-bottom="0.3pt solid #000000"/>
    </style:style>
    <style:style style:name="Table3" style:family="table">
      <style:table-properties style:width="17.695cm" table:align="left"/>
    </style:style>
    <style:style style:name="Table3.A" style:family="table-column">
      <style:table-column-properties style:column-width="2.212cm"/>
    </style:style>
    <style:style style:name="Table3.A1" style:family="table-cell">
      <style:table-cell-properties style:vertical-align="middle" fo:padding="0.097cm" fo:border-left="0.3pt solid #000000" fo:border-right="none" fo:border-top="0.3pt solid #000000" fo:border-bottom="none"/>
    </style:style>
    <style:style style:name="Table3.H1" style:family="table-cell">
      <style:table-cell-properties style:vertical-align="middle" fo:padding="0.097cm" fo:border-left="0.3pt solid #000000" fo:border-right="0.3pt solid #000000" fo:border-top="0.3pt solid #000000" fo:border-bottom="none"/>
    </style:style>
    <style:style style:name="Table3.A2" style:family="table-cell">
      <style:table-cell-properties style:vertical-align="middle" fo:padding="0.097cm" fo:border-left="0.3pt solid #000000" fo:border-right="none" fo:border-top="0.3pt solid #000000" fo:border-bottom="0.3pt solid #000000"/>
    </style:style>
    <style:style style:name="Table3.H2" style:family="table-cell">
      <style:table-cell-properties style:vertical-align="middle" fo:padding="0.097cm" fo:border="0.3pt solid #000000"/>
    </style:style>
    <style:style style:name="Table4" style:family="table">
      <style:table-properties style:width="17.66cm" table:align="left"/>
    </style:style>
    <style:style style:name="Table4.A" style:family="table-column">
      <style:table-column-properties style:column-width="2.138cm"/>
    </style:style>
    <style:style style:name="Table4.B" style:family="table-column">
      <style:table-column-properties style:column-width="2.18cm"/>
    </style:style>
    <style:style style:name="Table4.C" style:family="table-column">
      <style:table-column-properties style:column-width="2.286cm"/>
    </style:style>
    <style:style style:name="Table4.D" style:family="table-column">
      <style:table-column-properties style:column-width="2.237cm"/>
    </style:style>
    <style:style style:name="Table4.E" style:family="table-column">
      <style:table-column-properties style:column-width="2.21cm"/>
    </style:style>
    <style:style style:name="Table4.G" style:family="table-column">
      <style:table-column-properties style:column-width="2.189cm"/>
    </style:style>
    <style:style style:name="Table4.1" style:family="table-row">
      <style:table-row-properties fo:keep-together="always"/>
    </style:style>
    <style:style style:name="Table4.A1" style:family="table-cell">
      <style:table-cell-properties style:vertical-align="middle" fo:background-color="transparent" fo:padding="0.097cm" fo:border-left="0.3pt solid #000000" fo:border-right="none" fo:border-top="0.3pt solid #000000" fo:border-bottom="none">
        <style:background-image/>
      </style:table-cell-properties>
    </style:style>
    <style:style style:name="Table4.H1" style:family="table-cell">
      <style:table-cell-properties style:vertical-align="middle" fo:background-color="transparent" fo:padding="0.097cm" fo:border-left="0.3pt solid #000000" fo:border-right="0.3pt solid #000000" fo:border-top="0.3pt solid #000000" fo:border-bottom="none">
        <style:background-image/>
      </style:table-cell-properties>
    </style:style>
    <style:style style:name="Table4.A2" style:family="table-cell">
      <style:table-cell-properties style:vertical-align="middle" fo:background-color="transparent" fo:padding="0.097cm" fo:border-left="0.3pt solid #000000" fo:border-right="none" fo:border-top="0.3pt solid #000000" fo:border-bottom="0.3pt solid #000000">
        <style:background-image/>
      </style:table-cell-properties>
    </style:style>
    <style:style style:name="Table4.H2" style:family="table-cell">
      <style:table-cell-properties style:vertical-align="middle" fo:background-color="transparent" fo:padding="0.097cm" fo:border="0.3pt solid #000000">
        <style:background-image/>
      </style:table-cell-properties>
    </style:style>
    <style:style style:name="Table5" style:family="table">
      <style:table-properties style:width="17.695cm" table:align="left"/>
    </style:style>
    <style:style style:name="Table5.A" style:family="table-column">
      <style:table-column-properties style:column-width="2.212cm"/>
    </style:style>
    <style:style style:name="Table5.A1" style:family="table-cell">
      <style:table-cell-properties fo:padding="0.097cm" fo:border-left="0.3pt solid #000000" fo:border-right="none" fo:border-top="0.3pt solid #000000" fo:border-bottom="none"/>
    </style:style>
    <style:style style:name="Table5.H1" style:family="table-cell">
      <style:table-cell-properties fo:padding="0.097cm" fo:border-left="0.3pt solid #000000" fo:border-right="0.3pt solid #000000" fo:border-top="0.3pt solid #000000" fo:border-bottom="none"/>
    </style:style>
    <style:style style:name="Table5.A2" style:family="table-cell">
      <style:table-cell-properties fo:padding="0.097cm" fo:border-left="0.3pt solid #000000" fo:border-right="none" fo:border-top="none" fo:border-bottom="none"/>
    </style:style>
    <style:style style:name="Table5.H2" style:family="table-cell">
      <style:table-cell-properties fo:padding="0.097cm" fo:border-left="0.3pt solid #000000" fo:border-right="0.3pt solid #000000" fo:border-top="none" fo:border-bottom="none"/>
    </style:style>
    <style:style style:name="Table6" style:family="table">
      <style:table-properties style:width="13.314cm" fo:margin-left="2.036cm" table:align="left"/>
    </style:style>
    <style:style style:name="Table6.A" style:family="table-column">
      <style:table-column-properties style:column-width="13.314cm"/>
    </style:style>
    <style:style style:name="Table6.A1" style:family="table-cell">
      <style:table-cell-properties fo:padding="0.097cm" fo:border="0.05pt solid #000000"/>
    </style:style>
    <style:style style:name="P1" style:family="paragraph" style:parent-style-name="Text_20_body">
      <style:paragraph-properties fo:text-align="center" style:justify-single-word="false"/>
      <style:text-properties style:font-name="Liberation Sans" fo:font-size="10pt" style:font-size-asian="10pt" style:font-size-complex="10pt"/>
    </style:style>
    <style:style style:name="P2" style:family="paragraph" style:parent-style-name="Text_20_body">
      <style:paragraph-properties fo:text-align="start" style:justify-single-word="false"/>
      <style:text-properties style:font-name="Liberation Sans" fo:font-size="10pt" style:font-size-asian="10pt" style:font-size-complex="10pt"/>
    </style:style>
    <style:style style:name="P3" style:family="paragraph" style:parent-style-name="Text_20_body">
      <style:paragraph-properties fo:text-align="center" style:justify-single-word="false"/>
      <style:text-properties style:font-name="Ubuntu" fo:font-size="18pt" style:font-size-asian="18pt" style:font-size-complex="18pt"/>
    </style:style>
    <style:style style:name="P4" style:family="paragraph" style:parent-style-name="Text_20_body">
      <style:paragraph-properties fo:text-align="center" style:justify-single-word="false"/>
      <style:text-properties fo:font-size="40pt" style:font-size-asian="40pt" style:font-size-complex="40pt"/>
    </style:style>
    <style:style style:name="P5" style:family="paragraph" style:parent-style-name="Text_20_body">
      <style:text-properties style:font-name="Ubuntu Mono"/>
    </style:style>
    <style:style style:name="P6" style:family="paragraph" style:parent-style-name="Text_20_body">
      <style:text-properties style:font-name="Ubuntu Mono" fo:font-size="10pt" style:font-size-asian="10pt" style:font-size-complex="10pt"/>
    </style:style>
    <style:style style:name="P7" style:family="paragraph" style:parent-style-name="Text_20_body">
      <style:text-properties style:font-name="Ubuntu Mono" fo:font-weight="bold" style:font-weight-asian="bold" style:font-weight-complex="bold"/>
    </style:style>
    <style:style style:name="P8" style:family="paragraph" style:parent-style-name="Text_20_body">
      <style:paragraph-properties fo:text-align="start" style:justify-single-word="false"/>
      <style:text-properties style:font-name="Ubuntu Mono" fo:font-weight="bold" style:font-weight-asian="bold" style:font-weight-complex="bold"/>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center" style:justify-single-word="false"/>
      <style:text-properties fo:font-weight="bold" style:font-weight-asian="bold" style:font-weight-complex="bold"/>
    </style:style>
    <style:style style:name="P11" style:family="paragraph" style:parent-style-name="Text_20_body">
      <style:paragraph-properties fo:text-align="center" style:justify-single-word="false"/>
      <style:text-properties fo:font-size="8pt" fo:font-weight="bold" style:font-size-asian="7pt" style:font-weight-asian="bold" style:font-size-complex="8pt"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text-properties fo:font-weight="normal" style:font-weight-asian="normal" style:font-weight-complex="normal"/>
    </style:style>
    <style:style style:name="P14" style:family="paragraph" style:parent-style-name="Text_20_body">
      <style:paragraph-properties fo:text-align="center" style:justify-single-word="false"/>
      <style:text-properties style:font-name="DejaVu Sans Condensed" fo:font-size="8pt" style:font-size-asian="8pt" style:font-size-complex="8pt"/>
    </style:style>
    <style:style style:name="P15" style:family="paragraph" style:parent-style-name="Text_20_body">
      <style:paragraph-properties fo:margin-left="3.027cm" fo:margin-right="0cm" fo:text-align="start" style:justify-single-word="false" fo:text-indent="0cm" style:auto-text-indent="false"/>
      <style:text-properties fo:font-weight="bold" style:font-weight-asian="bold" style:font-weight-complex="bold"/>
    </style:style>
    <style:style style:name="P16" style:family="paragraph" style:parent-style-name="Text_20_body">
      <style:paragraph-properties fo:line-height="100%" fo:text-align="center" style:justify-single-word="false" style:shadow="none"/>
      <style:text-properties style:font-name="DejaVu Sans Condensed" fo:font-size="8pt" style:font-size-asian="8pt" style:font-size-complex="8pt"/>
    </style:style>
    <style:style style:name="P17" style:family="paragraph" style:parent-style-name="Text_20_body">
      <style:paragraph-properties fo:margin-left="0.305cm" fo:margin-right="-0.012cm" fo:text-align="start" style:justify-single-word="false" fo:text-indent="0cm" style:auto-text-indent="false"/>
      <style:text-properties fo:font-weight="bold" style:font-weight-asian="bold" style:font-weight-complex="bold"/>
    </style:style>
    <style:style style:name="P18" style:family="paragraph" style:parent-style-name="Text_20_body">
      <style:paragraph-properties fo:margin-left="0.305cm" fo:margin-right="-0.012cm" fo:text-align="start" style:justify-single-word="false" fo:text-indent="0cm" style:auto-text-indent="false"/>
    </style:style>
    <style:style style:name="P19" style:family="paragraph" style:parent-style-name="Contents_20_2">
      <style:paragraph-properties>
        <style:tab-stops>
          <style:tab-stop style:position="17.503cm" style:type="right" style:leader-style="dotted" style:leader-text="."/>
        </style:tab-stops>
      </style:paragraph-properties>
    </style:style>
    <style:style style:name="P20" style:family="paragraph" style:parent-style-name="Contents_20_1">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6.505cm" style:type="right" style:leader-style="dotted" style:leader-text="."/>
        </style:tab-stops>
      </style:paragraph-properties>
    </style:style>
    <style:style style:name="P22" style:family="paragraph" style:parent-style-name="Contents_20_3">
      <style:paragraph-properties>
        <style:tab-stops>
          <style:tab-stop style:position="17.004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paragraph-properties fo:text-align="center" style:justify-single-word="false"/>
      <style:text-properties style:font-name="Ubuntu" fo:font-size="18pt" style:font-size-asian="18pt" style:font-size-complex="18pt"/>
    </style:style>
    <style:style style:name="P25" style:family="paragraph" style:parent-style-name="Text_20_body" style:list-style-name="L1">
      <style:paragraph-properties fo:margin-left="-0.021cm" fo:margin-right="0cm" fo:text-indent="0cm" style:auto-text-indent="false">
        <style:tab-stops/>
      </style:paragraph-properties>
    </style:style>
    <style:style style:name="P26" style:family="paragraph" style:parent-style-name="Text_20_body" style:master-page-name="First_20_Page">
      <style:paragraph-properties fo:text-align="center" style:justify-single-word="false" style:page-number="auto"/>
      <style:text-properties style:font-name="Ubuntu" fo:font-size="18pt" style:font-size-asian="18pt" style:font-size-complex="18pt"/>
    </style:style>
    <style:style style:name="P27" style:family="paragraph" style:parent-style-name="Heading_20_1" style:list-style-name=""/>
    <style:style style:name="P28" style:family="paragraph" style:parent-style-name="Heading_20_1">
      <style:paragraph-properties fo:text-align="start" style:justify-single-word="false"/>
    </style:style>
    <style:style style:name="P29" style:family="paragraph" style:parent-style-name="Heading_20_1">
      <style:paragraph-properties fo:break-before="page"/>
    </style:style>
    <style:style style:name="P30" style:family="paragraph" style:parent-style-name="Contents_20_Heading" style:master-page-name="Standard">
      <style:paragraph-properties style:page-number="2" fo:break-before="page"/>
    </style:style>
    <style:style style:name="T1" style:family="text">
      <style:text-properties fo:font-size="24pt" style:font-size-asian="24pt" style:font-size-complex="24pt"/>
    </style:style>
    <style:style style:name="T2" style:family="text">
      <style:text-properties fo:font-size="24pt" fo:font-weight="bold" style:font-size-asian="24pt" style:font-weight-asian="bold" style:font-size-complex="24pt" style:font-weight-complex="bold"/>
    </style:style>
    <style:style style:name="fr1" style:family="graphic" style:parent-style-name="OLE">
      <style:graphic-properties style:run-through="foreground" style:wrap="none" style:vertical-pos="from-top" style:vertical-rel="paragraph"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
      <text:p text:style-name="P3"/>
      <text:p text:style-name="P3"/>
      <text:p text:style-name="P3"/>
      <text:p text:style-name="P3"/>
      <text:p text:style-name="P3"><text:span text:style-name="T2">F</text:span>ast <text:span text:style-name="T2">M</text:span>emory <text:span text:style-name="T2">A</text:span>llocator</text:p>
      <text:p text:style-name="P3">for 32 bits CPU embedded system </text:p>
      <text:p text:style-name="Text_20_body"/>
      <text:p text:style-name="P4">FMA32</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0">Table of Contents</text:p>
          </text:index-title>
          <text:p text:style-name="P20"><text:a xlink:type="simple" xlink:href="#__RefHeading__2071_888319012" text:style-name="Index_20_Link" text:visited-style-name="Index_20_Link">1-Introduction:<text:tab/>3</text:a></text:p>
          <text:p text:style-name="P20"><text:a xlink:type="simple" xlink:href="#__RefHeading__1036_1965844393" text:style-name="Index_20_Link" text:visited-style-name="Index_20_Link">2-MAA : Memory Allocable Area structure <text:tab/>3</text:a></text:p>
          <text:p text:style-name="P19"><text:a xlink:type="simple" xlink:href="#__RefHeading__1038_1965844393" text:style-name="Index_20_Link" text:visited-style-name="Index_20_Link">2.1-Block used and free structure <text:tab/>3</text:a></text:p>
          <text:p text:style-name="P19"><text:a xlink:type="simple" xlink:href="#__RefHeading__1040_1965844393" text:style-name="Index_20_Link" text:visited-style-name="Index_20_Link">2.2-Minimum block size<text:tab/>3</text:a></text:p>
          <text:p text:style-name="P19"><text:a xlink:type="simple" xlink:href="#__RefHeading__655_233001096" text:style-name="Index_20_Link" text:visited-style-name="Index_20_Link">2.3-Block header fields description<text:tab/>4</text:a></text:p>
          <text:p text:style-name="P22"><text:a xlink:type="simple" xlink:href="#__RefHeading__1042_1965844393" text:style-name="Index_20_Link" text:visited-style-name="Index_20_Link">2.3.1-Field size<text:tab/>4</text:a></text:p>
          <text:p text:style-name="P22"><text:a xlink:type="simple" xlink:href="#__RefHeading__1044_1965844393" text:style-name="Index_20_Link" text:visited-style-name="Index_20_Link">2.3.2-Field Physical previous pointer<text:tab/>4</text:a></text:p>
          <text:p text:style-name="P22"><text:a xlink:type="simple" xlink:href="#__RefHeading__1046_1965844393" text:style-name="Index_20_Link" text:visited-style-name="Index_20_Link">2.3.3-Field previous and next pointer<text:tab/>5</text:a></text:p>
          <text:p text:style-name="P19"><text:a xlink:type="simple" xlink:href="#__RefHeading__1048_1965844393" text:style-name="Index_20_Link" text:visited-style-name="Index_20_Link">2.4-Blocks initialization in the MAA<text:tab/>5</text:a></text:p>
          <text:p text:style-name="P20"><text:a xlink:type="simple" xlink:href="#__RefHeading__1050_1965844393" text:style-name="Index_20_Link" text:visited-style-name="Index_20_Link">3-MMA : Memory Management Area structure <text:tab/>5</text:a></text:p>
          <text:p text:style-name="P19"><text:a xlink:type="simple" xlink:href="#__RefHeading__1052_1965844393" text:style-name="Index_20_Link" text:visited-style-name="Index_20_Link">3.1-Principe<text:tab/>5</text:a></text:p>
          <text:p text:style-name="P19"><text:a xlink:type="simple" xlink:href="#__RefHeading__1054_1965844393" text:style-name="Index_20_Link" text:visited-style-name="Index_20_Link">3.2-The first level<text:tab/>6</text:a></text:p>
          <text:p text:style-name="P22"><text:a xlink:type="simple" xlink:href="#__RefHeading__676_810116935" text:style-name="Index_20_Link" text:visited-style-name="Index_20_Link">3.2.1-First level formula<text:tab/>6</text:a></text:p>
          <text:p text:style-name="P22"><text:a xlink:type="simple" xlink:href="#__RefHeading__931_876977212" text:style-name="Index_20_Link" text:visited-style-name="Index_20_Link">3.2.2- Range of size for each bit in the first level<text:tab/>6</text:a></text:p>
          <text:p text:style-name="P19"><text:a xlink:type="simple" xlink:href="#__RefHeading__1056_1965844393" text:style-name="Index_20_Link" text:visited-style-name="Index_20_Link">3.3-The second level<text:tab/>7</text:a></text:p>
          <text:p text:style-name="P22"><text:a xlink:type="simple" xlink:href="#__RefHeading__678_810116935" text:style-name="Index_20_Link" text:visited-style-name="Index_20_Link">3.3.1- Second level formula<text:tab/>7</text:a></text:p>
          <text:p text:style-name="P22"><text:a xlink:type="simple" xlink:href="#__RefHeading__1058_1965844393" text:style-name="Index_20_Link" text:visited-style-name="Index_20_Link">3.3.2-Second level structure<text:tab/>7</text:a></text:p>
          <text:p text:style-name="P19"><text:a xlink:type="simple" xlink:href="#__RefHeading__1060_1965844393" text:style-name="Index_20_Link" text:visited-style-name="Index_20_Link">3.4-FBLA : Free block lists area<text:tab/>8</text:a></text:p>
          <text:p text:style-name="P20"><text:a xlink:type="simple" xlink:href="#__RefHeading__1062_1965844393" text:style-name="Index_20_Link" text:visited-style-name="Index_20_Link">4-Software design<text:tab/>8</text:a></text:p>
          <text:p text:style-name="P19"><text:a xlink:type="simple" xlink:href="#__RefHeading__1064_1965844393" text:style-name="Index_20_Link" text:visited-style-name="Index_20_Link">4.1-Public function<text:tab/>8</text:a></text:p>
          <text:p text:style-name="P22"><text:a xlink:type="simple" xlink:href="#__RefHeading__1066_1965844393" text:style-name="Index_20_Link" text:visited-style-name="Index_20_Link">4.1.1-Memory initialization function : memory_init<text:tab/>8</text:a></text:p>
          <text:p text:style-name="P21"><text:a xlink:type="simple" xlink:href="#__RefHeading__1068_1965844393" text:style-name="Index_20_Link" text:visited-style-name="Index_20_Link">4.1.1.1-Memory management structure<text:tab/>9</text:a></text:p>
          <text:p text:style-name="P21"><text:a xlink:type="simple" xlink:href="#__RefHeading__1070_1965844393" text:style-name="Index_20_Link" text:visited-style-name="Index_20_Link">4.1.1.2-Free block lists area (FBLA):<text:tab/>9</text:a></text:p>
          <text:p text:style-name="P21"><text:a xlink:type="simple" xlink:href="#__RefHeading__1072_1965844393" text:style-name="Index_20_Link" text:visited-style-name="Index_20_Link">4.1.1.3- Memory allocable area<text:tab/>9</text:a></text:p>
          <text:p text:style-name="P21"><text:a xlink:type="simple" xlink:href="#__RefHeading__1074_1965844393" text:style-name="Index_20_Link" text:visited-style-name="Index_20_Link">4.1.1.4-memory block structure<text:tab/>10</text:a></text:p>
          <text:p text:style-name="P22"><text:a xlink:type="simple" xlink:href="#__RefHeading__1076_1965844393" text:style-name="Index_20_Link" text:visited-style-name="Index_20_Link">4.1.2-Block get levels function<text:tab/>10</text:a></text:p>
          <text:p text:style-name="P21"><text:a xlink:type="simple" xlink:href="#__RefHeading__1078_1965844393" text:style-name="Index_20_Link" text:visited-style-name="Index_20_Link">4.1.2.1-prototype<text:tab/>10</text:a></text:p>
          <text:p text:style-name="P22"><text:a xlink:type="simple" xlink:href="#__RefHeading__969_876977212" text:style-name="Index_20_Link" text:visited-style-name="Index_20_Link">4.1.3-Block insert function<text:tab/>10</text:a></text:p>
          <text:p text:style-name="P21"><text:a xlink:type="simple" xlink:href="#__RefHeading__1080_1965844393" text:style-name="Index_20_Link" text:visited-style-name="Index_20_Link">4.1.3.1-Prototype<text:tab/>10</text:a></text:p>
          <text:p text:style-name="P21"><text:a xlink:type="simple" xlink:href="#__RefHeading__1082_1965844393" text:style-name="Index_20_Link" text:visited-style-name="Index_20_Link">4.1.3.2-Insertion in an empty list<text:tab/>10</text:a></text:p>
          <text:p text:style-name="P21"><text:a xlink:type="simple" xlink:href="#__RefHeading__1084_1965844393" text:style-name="Index_20_Link" text:visited-style-name="Index_20_Link">4.1.3.3-Insertion in a non empty list<text:tab/>10</text:a></text:p>
          <text:p text:style-name="P22"><text:a xlink:type="simple" xlink:href="#__RefHeading__1086_1965844393" text:style-name="Index_20_Link" text:visited-style-name="Index_20_Link">4.1.4-Block extract function<text:tab/>11</text:a></text:p>
          <text:p text:style-name="P21"><text:a xlink:type="simple" xlink:href="#__RefHeading__1088_1965844393" text:style-name="Index_20_Link" text:visited-style-name="Index_20_Link">4.1.4.1-Prototype<text:tab/>11</text:a></text:p>
          <text:p text:style-name="P21"><text:a xlink:type="simple" xlink:href="#__RefHeading__1090_1965844393" text:style-name="Index_20_Link" text:visited-style-name="Index_20_Link">4.1.4.2-Extraction when the block is the first in the list<text:tab/>11</text:a></text:p>
          <text:p text:style-name="P21"><text:a xlink:type="simple" xlink:href="#__RefHeading__1092_1965844393" text:style-name="Index_20_Link" text:visited-style-name="Index_20_Link">4.1.4.3-Extraction when the block is the last of the list<text:tab/>11</text:a></text:p>
          <text:p text:style-name="P21"><text:a xlink:type="simple" xlink:href="#__RefHeading__1094_1965844393" text:style-name="Index_20_Link" text:visited-style-name="Index_20_Link">4.1.4.4-Extraction when the block is between the first and the last block of the list<text:tab/>11</text:a></text:p>
          <text:p text:style-name="P22"><text:a xlink:type="simple" xlink:href="#__RefHeading__1096_1965844393" text:style-name="Index_20_Link" text:visited-style-name="Index_20_Link">4.1.5-Block find<text:tab/>12</text:a></text:p>
          <text:p text:style-name="P21"><text:a xlink:type="simple" xlink:href="#__RefHeading__1098_1965844393" text:style-name="Index_20_Link" text:visited-style-name="Index_20_Link">4.1.5.1-Description<text:tab/>12</text:a></text:p>
          <text:p text:style-name="P21"><text:a xlink:type="simple" xlink:href="#__RefHeading__1100_1965844393" text:style-name="Index_20_Link" text:visited-style-name="Index_20_Link">4.1.5.2-Prototype<text:tab/>12</text:a></text:p>
          <text:p text:style-name="P22"><text:a xlink:type="simple" xlink:href="#__RefHeading__1102_1965844393" text:style-name="Index_20_Link" text:visited-style-name="Index_20_Link">4.1.6-Block split<text:tab/>12</text:a></text:p>
          <text:p text:style-name="P21"><text:a xlink:type="simple" xlink:href="#__RefHeading__1104_1965844393" text:style-name="Index_20_Link" text:visited-style-name="Index_20_Link">4.1.6.1-description<text:tab/>12</text:a></text:p>
          <text:p text:style-name="P21"><text:a xlink:type="simple" xlink:href="#__RefHeading__1106_1965844393" text:style-name="Index_20_Link" text:visited-style-name="Index_20_Link">4.1.6.2-Prototype<text:tab/>13</text:a></text:p>
          <text:p text:style-name="P22"><text:a xlink:type="simple" xlink:href="#__RefHeading__1108_1965844393" text:style-name="Index_20_Link" text:visited-style-name="Index_20_Link">4.1.7-Block merge right and merge left<text:tab/>13</text:a></text:p>
          <text:p text:style-name="P21"><text:a xlink:type="simple" xlink:href="#__RefHeading__1110_1965844393" text:style-name="Index_20_Link" text:visited-style-name="Index_20_Link">4.1.7.1-Description<text:tab/>13</text:a></text:p>
          <text:p text:style-name="P21"><text:a xlink:type="simple" xlink:href="#__RefHeading__1112_1965844393" text:style-name="Index_20_Link" text:visited-style-name="Index_20_Link">4.1.7.2-Block merge left<text:tab/>13</text:a></text:p>
          <text:p text:style-name="P21"><text:a xlink:type="simple" xlink:href="#__RefHeading__1114_1965844393" text:style-name="Index_20_Link" text:visited-style-name="Index_20_Link">4.1.7.3-Block merge right<text:tab/>14</text:a></text:p>
        </text:index-body>
      </text:table-of-content>
      <text:h text:style-name="P27" text:outline-level="1"/>
      <text:h text:style-name="P29" text:outline-level="1"><text:bookmark-start text:name="__RefHeading__2071_888319012"/>Introduction:<text:bookmark-end text:name="__RefHeading__2071_888319012"/></text:h>
      <text:p text:style-name="Text_20_body">A memory allocator is used to reserve memory for specific purposes. Portion of memory allocated is a block with a specific structure. This memory allocator is designed to allocate memory blocks with a very fast constant time. it means allocation and <text:s/>de-allocation take always the same time and don't run through a linked list.</text:p>
      <text:p text:style-name="Text_20_body"/>
      <text:p text:style-name="Text_20_body">The RAM dedicates to the memory allocator is divided in two main part. The Memory Management Area (MMA) and the Memory Allocable Area (MAA).</text:p>
      <text:p text:style-name="Text_20_body">The MAA represents the allocable area in the RAM, this is where block of memory are allocated.</text:p>
      <text:p text:style-name="Text_20_body">The MMA area contains the system to manage the different lists of free blocks existing in the MAA. </text:p>
      <text:p text:style-name="Text_20_body"><draw:frame draw:style-name="fr1" draw:name="Object3" text:anchor-type="paragraph" svg:y="0.425cm" svg:width="18.396cm" svg:height="2.986cm" draw:z-index="7"><draw:object xlink:href="./Object 2" xlink:type="simple" xlink:show="embed" xlink:actuate="onLoad"/><draw:image xlink:href="./ObjectReplacements/Object 2" xlink:type="simple" xlink:show="embed" xlink:actuate="onLoad"/></draw:frame></text:p>
      <text:h text:style-name="Heading_20_1" text:outline-level="1"><text:bookmark-start text:name="__RefHeading__1036_1965844393"/>MAA : Memory Allocable Area structure <text:bookmark-end text:name="__RefHeading__1036_1965844393"/></text:h>
      <text:p text:style-name="Text_20_body">This area contains memory blocks who can be free or used.</text:p>
      <text:h text:style-name="Heading_20_2" text:outline-level="2"><text:bookmark-start text:name="__RefHeading__1038_1965844393"/>Block used and free structure <text:bookmark-end text:name="__RefHeading__1038_1965844393"/></text:h>
      <text:p text:style-name="Text_20_body"><draw:frame draw:style-name="fr2" draw:name="Object4" text:anchor-type="paragraph" svg:x="2.367cm" svg:y="0.067cm" svg:width="12.046cm" svg:height="8.024cm" draw:z-index="8"><draw:object xlink:href="./Object 3" xlink:type="simple" xlink:show="embed" xlink:actuate="onLoad"/><draw:image xlink:href="./ObjectReplacements/Object 3" xlink:type="simple" xlink:show="embed" xlink:actuate="onLoad"/></draw:frame></text:p>
      <text:p text:style-name="Text_20_body">All blocks are aligned on 32 bits size.</text:p>
      <text:h text:style-name="Heading_20_2" text:outline-level="2"><text:bookmark-start text:name="__RefHeading__1040_1965844393"/>Minimum block size<text:bookmark-end text:name="__RefHeading__1040_1965844393"/></text:h>
      <text:p text:style-name="Text_20_body">Minimum block size is fixed by a free block.</text:p>
      <text:p text:style-name="Text_20_body"><text:soft-page-break/>This means that an allocated block has a minimum size of 8 data bytes or 16 bytes included the header.</text:p>
      <text:p text:style-name="Text_20_body"/>
      <text:p text:style-name="Text_20_body"><draw:frame draw:style-name="fr2" draw:name="Object5" text:anchor-type="paragraph" svg:x="2.367cm" svg:y="-0.183cm" svg:width="12.024cm" svg:height="6.606cm" draw:z-index="9"><draw:object xlink:href="./Object 4" xlink:type="simple" xlink:show="embed" xlink:actuate="onLoad"/><draw:image xlink:href="./ObjectReplacements/Object 4" xlink:type="simple" xlink:show="embed" xlink:actuate="onLoad"/></draw:frame></text:p>
      <text:p text:style-name="Text_20_body"/>
      <text:h text:style-name="Heading_20_2" text:outline-level="2"><text:bookmark-start text:name="__RefHeading__655_233001096"/>Block header fields description<text:bookmark-end text:name="__RefHeading__655_233001096"/></text:h>
      <text:h text:style-name="Heading_20_3" text:outline-level="3"><text:bookmark-start text:name="__RefHeading__1042_1965844393"/>Field size<text:bookmark-end text:name="__RefHeading__1042_1965844393"/></text:h>
      <text:p text:style-name="Text_20_body">The field “size” indicates the size of the data in the block. This size does not include the 8 bytes of the block header (size field and physical previous pointer).</text:p>
      <text:p text:style-name="Text_20_body">The last two bits of this field are reserved to indicate respectively if the block is the last and if the block is free or used.</text:p>
      <text:p text:style-name="Text_20_body"><draw:frame draw:style-name="fr2" draw:name="Object6" text:anchor-type="paragraph" svg:x="1.944cm" svg:y="0.007cm" svg:width="14.099cm" svg:height="2.817cm" draw:z-index="10"><draw:object xlink:href="./Object 5" xlink:type="simple" xlink:show="embed" xlink:actuate="onLoad"/><draw:image xlink:href="./ObjectReplacements/Object 5" xlink:type="simple" xlink:show="embed" xlink:actuate="onLoad"/></draw:frame></text:p>
      <text:p text:style-name="Text_20_body">The “Last Block” bit indicates if the block is the last physical block. </text:p>
      <text:p text:style-name="Text_20_body">The “Block Free” bit indicates if the block is free or used.</text:p>
      <text:h text:style-name="Heading_20_3" text:outline-level="3"><text:bookmark-start text:name="__RefHeading__1044_1965844393"/>Field Physical previous pointer<text:bookmark-end text:name="__RefHeading__1044_1965844393"/></text:h>
      <text:p text:style-name="Text_20_body">The previous physical pointer points to the previous physical block. It is used to know the previous physical block address. There is no needs to have a next physical pointer as the address of the next block can be computed with the current size of the block and his address.</text:p>
      <text:p text:style-name="Text_20_body">The next physical block address can be calculate like this : </text:p>
      <text:p text:style-name="P1">Next_block_address = GET_MASKED_SIZE(current_block.size ) + SIZE_OF_HEADER_USED</text:p>
      <text:p text:style-name="P2">GET_MASKED_SIZE is a macro to get the size without the 2 flag bits.</text:p>
      <text:p text:style-name="P2">SIZE_OF_HEADER_USED is 8 bytes (4 bytes for the size and 4 bytes for the physical previous pointer).</text:p>
      <text:h text:style-name="Heading_20_3" text:outline-level="3"><text:bookmark-start text:name="__RefHeading__1046_1965844393"/><text:soft-page-break/>Field previous and next pointer<text:bookmark-end text:name="__RefHeading__1046_1965844393"/></text:h>
      <text:p text:style-name="Text_20_body">Previous and next pointer are used only for free blocks and have no signification for used blocks. These pointers are used to manage the linked lists of free blocks in the MMA area.</text:p>
      <text:h text:style-name="Heading_20_2" text:outline-level="2"><text:bookmark-start text:name="__RefHeading__1048_1965844393"/>Blocks initialization in the MAA<text:bookmark-end text:name="__RefHeading__1048_1965844393"/></text:h>
      <text:p text:style-name="Text_20_body">At the beginning the MAA contains one big free block who covers the whole size.</text:p>
      <text:p text:style-name="Text_20_body"/>
      <text:p text:style-name="Text_20_body"><draw:frame draw:style-name="fr1" draw:name="Object7" text:anchor-type="paragraph" svg:y="-0.028cm" svg:width="11.261cm" svg:height="7.22cm" draw:z-index="11"><draw:object xlink:href="./Object 6" xlink:type="simple" xlink:show="embed" xlink:actuate="onLoad"/><draw:image xlink:href="./ObjectReplacements/Object 6" xlink:type="simple" xlink:show="embed" xlink:actuate="onLoad"/></draw:frame></text:p>
      <text:h text:style-name="Heading_20_1" text:outline-level="1"><text:bookmark-start text:name="__RefHeading__1050_1965844393"/>MMA : Memory Management Area structure <text:bookmark-end text:name="__RefHeading__1050_1965844393"/></text:h>
      <text:p text:style-name="Text_20_body">The MMA is a data structure used to find free blocks in a fastest way in the MAA depending of the required size.</text:p>
      <text:p text:style-name="Text_20_body">The MMA is divided in 3 parts : the first level (FL), the second level (SL) and the free block lists area (FBLA).</text:p>
      <text:p text:style-name="Text_20_body"><draw:frame draw:style-name="fr2" draw:name="Object2" text:anchor-type="paragraph" svg:x="1.266cm" svg:y="0.233cm" svg:width="14.713cm" svg:height="3.452cm" draw:z-index="0"><draw:object xlink:href="./Object 7" xlink:type="simple" xlink:show="embed" xlink:actuate="onLoad"/><draw:image xlink:href="./ObjectReplacements/Object 7" xlink:type="simple" xlink:show="embed" xlink:actuate="onLoad"/></draw:frame></text:p>
      <text:h text:style-name="Heading_20_2" text:outline-level="2"><text:bookmark-start text:name="__RefHeading__1052_1965844393"/>Principe<text:bookmark-end text:name="__RefHeading__1052_1965844393"/></text:h>
      <text:p text:style-name="Text_20_body">To find or register a free block, the MMA manages several linked lists. These lists can be reached using the first and the second level. The first level is a 32 bits bitmap. Each bits represent a range of sizes. Each ranges point to another 32 bits bitmap called second level. This second level divides the first level range size in 32 sub ranges. Each sub ranges contains a pointer to a linked list of free blocks.</text:p>
      <text:p text:style-name="Text_20_body">When there is no free blocks in the list, the pointer is null. </text:p>
      <text:p text:style-name="Text_20_body"><draw:frame draw:style-name="fr1" draw:name="Object15" text:anchor-type="paragraph" svg:y="-0.007cm" svg:width="14.288cm" svg:height="7.728cm" draw:z-index="13"><draw:object xlink:href="./Object 15" xlink:type="simple" xlink:show="embed" xlink:actuate="onLoad"/><draw:image xlink:href="./ObjectReplacements/Object 15" xlink:type="simple" xlink:show="embed" xlink:actuate="onLoad"/><svg:desc>OLE-object</svg:desc></draw:frame><text:soft-page-break/></text:p>
      <text:h text:style-name="Heading_20_2" text:outline-level="2"><text:bookmark-start text:name="__RefHeading__1054_1965844393"/>The first level<text:bookmark-end text:name="__RefHeading__1054_1965844393"/></text:h>
      <text:p text:style-name="Text_20_body">This first level is a 32 bits integer. <text:s/>Each bit represents a range of power of two of sizes (see <text:bookmark-ref text:reference-format="number-all-superior" text:ref-name="__RefHeading__931_876977212">3.2.2</text:bookmark-ref> <text:bookmark-ref text:reference-format="text" text:ref-name="__RefHeading__931_876977212"> Range of size for each bit in the first level</text:bookmark-ref>).</text:p>
      <text:h text:style-name="Heading_20_3" text:outline-level="3"><text:bookmark-start text:name="__RefHeading__676_810116935"/>First level formula<text:bookmark-end text:name="__RefHeading__676_810116935"/></text:h>
      <text:p text:style-name="Text_20_body"/>
      <table:table table:name="Table1" table:style-name="Table1">
        <table:table-column table:style-name="Table1.A"/>
        <table:table-row>
          <table:table-cell table:style-name="Table1.A1" office:value-type="string">
            <text:p text:style-name="P17">If the size is &lt; 128</text:p>
            <text:p text:style-name="P18"><text:tab/>First level index = 0;</text:p>
            <text:p text:style-name="P18"><text:tab/>First level bitmap = 1;</text:p>
            <text:p text:style-name="P17">else</text:p>
            <text:p text:style-name="P18"><text:tab/>First level index = bit_highest_pos(size) - 6;</text:p>
            <text:p text:style-name="P18"><text:tab/>First level bitmap = <text:s/>1 &lt;&lt; first level index; </text:p>
          </table:table-cell>
        </table:table-row>
      </table:table>
      <text:p text:style-name="Text_20_body"/>
      <text:p text:style-name="Text_20_body">To avoid any issue with the flags (last and free) the size has to be modulo 4.</text:p>
      <text:h text:style-name="Heading_20_3" text:outline-level="3"><text:bookmark-start text:name="__RefHeading__931_876977212"/><text:s/>Range of size for each bit in the first level<text:bookmark-end text:name="__RefHeading__931_876977212"/></text:h>
      <text:p text:style-name="Text_20_body"/>
      <table:table table:name="Table2" table:style-name="Table2">
        <table:table-column table:style-name="Table2.A" table:number-columns-repeated="8"/>
        <table:table-row table:style-name="Table2.1">
          <table:table-cell table:style-name="Table2.A1" office:value-type="string">
            <text:p text:style-name="P16">Bit 7</text:p>
            <text:p text:style-name="P16">First level 7</text:p>
          </table:table-cell>
          <table:table-cell table:style-name="Table2.A1" office:value-type="string">
            <text:p text:style-name="P16">Bit 6</text:p>
            <text:p text:style-name="P16">First level 6</text:p>
          </table:table-cell>
          <table:table-cell table:style-name="Table2.A1" office:value-type="string">
            <text:p text:style-name="P16">Bit 5</text:p>
            <text:p text:style-name="P16">First level 5</text:p>
          </table:table-cell>
          <table:table-cell table:style-name="Table2.A1" office:value-type="string">
            <text:p text:style-name="P16">Bit 4</text:p>
            <text:p text:style-name="P16">First level 4</text:p>
          </table:table-cell>
          <table:table-cell table:style-name="Table2.A1" office:value-type="string">
            <text:p text:style-name="P16">Bit 3</text:p>
            <text:p text:style-name="P16">First level 3</text:p>
          </table:table-cell>
          <table:table-cell table:style-name="Table2.A1" office:value-type="string">
            <text:p text:style-name="P16">Bit 2</text:p>
            <text:p text:style-name="P16">First level 2</text:p>
          </table:table-cell>
          <table:table-cell table:style-name="Table2.A1" office:value-type="string">
            <text:p text:style-name="P16">Bit 1</text:p>
            <text:p text:style-name="P16">First level 1</text:p>
          </table:table-cell>
          <table:table-cell table:style-name="Table2.H1" office:value-type="string">
            <text:p text:style-name="P16">Bit 0</text:p>
            <text:p text:style-name="P16">First level 0</text:p>
          </table:table-cell>
        </table:table-row>
        <table:table-row table:style-name="Table2.1">
          <table:table-cell table:style-name="Table2.A2" office:value-type="string">
            <text:p text:style-name="P16">8KB - 16KB</text:p>
          </table:table-cell>
          <table:table-cell table:style-name="Table2.A2" office:value-type="string">
            <text:p text:style-name="P16">4KB - 8KB</text:p>
          </table:table-cell>
          <table:table-cell table:style-name="Table2.A2" office:value-type="string">
            <text:p text:style-name="P16">2KB-4KB</text:p>
          </table:table-cell>
          <table:table-cell table:style-name="Table2.A2" office:value-type="string">
            <text:p text:style-name="P16">1KB - 2KB</text:p>
          </table:table-cell>
          <table:table-cell table:style-name="Table2.A2" office:value-type="string">
            <text:p text:style-name="P16">512 - 1KB</text:p>
          </table:table-cell>
          <table:table-cell table:style-name="Table2.A2" office:value-type="string">
            <text:p text:style-name="P16">256 - 511</text:p>
          </table:table-cell>
          <table:table-cell table:style-name="Table2.A2" office:value-type="string">
            <text:p text:style-name="P16">128 - 255</text:p>
          </table:table-cell>
          <table:table-cell table:style-name="Table2.H2" office:value-type="string">
            <text:p text:style-name="P16">0 - 127</text:p>
          </table:table-cell>
        </table:table-row>
      </table:table>
      <text:p text:style-name="Text_20_body"/>
      <table:table table:name="Table3" table:style-name="Table3">
        <table:table-column table:style-name="Table3.A" table:number-columns-repeated="8"/>
        <table:table-row>
          <table:table-cell table:style-name="Table3.A1" office:value-type="string">
            <text:p text:style-name="P14">Bit 15</text:p>
            <text:p text:style-name="P14">First level 15</text:p>
          </table:table-cell>
          <table:table-cell table:style-name="Table3.A1" office:value-type="string">
            <text:p text:style-name="P14">Bit 14</text:p>
            <text:p text:style-name="P14">First level 14</text:p>
          </table:table-cell>
          <table:table-cell table:style-name="Table3.A1" office:value-type="string">
            <text:p text:style-name="P14">Bit 13</text:p>
            <text:p text:style-name="P14">First level 13</text:p>
          </table:table-cell>
          <table:table-cell table:style-name="Table3.A1" office:value-type="string">
            <text:p text:style-name="P14">Bit 12</text:p>
            <text:p text:style-name="P14">First level 12</text:p>
          </table:table-cell>
          <table:table-cell table:style-name="Table3.A1" office:value-type="string">
            <text:p text:style-name="P14">Bit 11</text:p>
            <text:p text:style-name="P14">First level 11</text:p>
          </table:table-cell>
          <table:table-cell table:style-name="Table3.A1" office:value-type="string">
            <text:p text:style-name="P14">Bit 10</text:p>
            <text:p text:style-name="P14">First level 10</text:p>
          </table:table-cell>
          <table:table-cell table:style-name="Table3.A1" office:value-type="string">
            <text:p text:style-name="P14">Bit 9</text:p>
            <text:p text:style-name="P14">First level 9</text:p>
          </table:table-cell>
          <table:table-cell table:style-name="Table3.H1" office:value-type="string">
            <text:p text:style-name="P14">Bit 8</text:p>
            <text:p text:style-name="P14">First level 8</text:p>
          </table:table-cell>
        </table:table-row>
        <table:table-row>
          <table:table-cell table:style-name="Table3.A2" office:value-type="string">
            <text:p text:style-name="P14">2MB- 4MB</text:p>
          </table:table-cell>
          <table:table-cell table:style-name="Table3.A2" office:value-type="string">
            <text:p text:style-name="P14">1MB - 2MB</text:p>
          </table:table-cell>
          <table:table-cell table:style-name="Table3.A2" office:value-type="string">
            <text:p text:style-name="P14">512KB - 1MB</text:p>
          </table:table-cell>
          <table:table-cell table:style-name="Table3.A2" office:value-type="string">
            <text:p text:style-name="P14">256KB - 512KB</text:p>
          </table:table-cell>
          <table:table-cell table:style-name="Table3.A2" office:value-type="string">
            <text:p text:style-name="P14">128KB - 256 KB</text:p>
          </table:table-cell>
          <table:table-cell table:style-name="Table3.A2" office:value-type="string">
            <text:p text:style-name="P14">64KB - 128KB</text:p>
          </table:table-cell>
          <table:table-cell table:style-name="Table3.A2" office:value-type="string">
            <text:p text:style-name="P14">32KB - 64KB</text:p>
          </table:table-cell>
          <table:table-cell table:style-name="Table3.H2" office:value-type="string">
            <text:p text:style-name="P14">16KB - 32KB</text:p>
          </table:table-cell>
        </table:table-row>
      </table:table>
      <text:p text:style-name="Text_20_body"/>
      <text:p text:style-name="Text_20_body"><text:soft-page-break/></text:p>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column table:style-name="Table4.G"/>
        <table:table-column table:style-name="Table4.E"/>
        <table:table-row table:style-name="Table4.1">
          <table:table-cell table:style-name="Table4.A1" office:value-type="string">
            <text:p text:style-name="P14">Bit 23</text:p>
            <text:p text:style-name="P14">First level 23</text:p>
          </table:table-cell>
          <table:table-cell table:style-name="Table4.A1" office:value-type="string">
            <text:p text:style-name="P14">Bit 22</text:p>
            <text:p text:style-name="P14">First level 22</text:p>
          </table:table-cell>
          <table:table-cell table:style-name="Table4.A1" office:value-type="string">
            <text:p text:style-name="P14">Bit 21</text:p>
            <text:p text:style-name="P14">First level 21</text:p>
          </table:table-cell>
          <table:table-cell table:style-name="Table4.A1" office:value-type="string">
            <text:p text:style-name="P14">Bit 20</text:p>
            <text:p text:style-name="P14">First level 20</text:p>
          </table:table-cell>
          <table:table-cell table:style-name="Table4.A1" office:value-type="string">
            <text:p text:style-name="P14">Bit 19</text:p>
            <text:p text:style-name="P14">First level 19</text:p>
          </table:table-cell>
          <table:table-cell table:style-name="Table4.A1" office:value-type="string">
            <text:p text:style-name="P14">Bit 18</text:p>
            <text:p text:style-name="P14">First level 18</text:p>
          </table:table-cell>
          <table:table-cell table:style-name="Table4.A1" office:value-type="string">
            <text:p text:style-name="P14">Bit 17</text:p>
            <text:p text:style-name="P14">First level 17</text:p>
          </table:table-cell>
          <table:table-cell table:style-name="Table4.H1" office:value-type="string">
            <text:p text:style-name="P14">Bit 16</text:p>
            <text:p text:style-name="P14">First level 16</text:p>
          </table:table-cell>
        </table:table-row>
        <table:table-row table:style-name="Table4.1">
          <table:table-cell table:style-name="Table4.A2" office:value-type="string">
            <text:p text:style-name="P14">512MB - 1G</text:p>
          </table:table-cell>
          <table:table-cell table:style-name="Table4.A2" office:value-type="string">
            <text:p text:style-name="P14">256MB -512MB</text:p>
          </table:table-cell>
          <table:table-cell table:style-name="Table4.A2" office:value-type="string">
            <text:p text:style-name="P14"><text:s/>128MB - 256MB</text:p>
          </table:table-cell>
          <table:table-cell table:style-name="Table4.A2" office:value-type="string">
            <text:p text:style-name="P14"><text:s text:c="2"/>64MB - 128MB</text:p>
          </table:table-cell>
          <table:table-cell table:style-name="Table4.A2" office:value-type="string">
            <text:p text:style-name="P14">32MB - 64MB</text:p>
          </table:table-cell>
          <table:table-cell table:style-name="Table4.A2" office:value-type="string">
            <text:p text:style-name="P14">16MB - 32MB</text:p>
          </table:table-cell>
          <table:table-cell table:style-name="Table4.A2" office:value-type="string">
            <text:p text:style-name="P14">8MB - 16MB</text:p>
          </table:table-cell>
          <table:table-cell table:style-name="Table4.H2" office:value-type="string">
            <text:p text:style-name="P14">4MB - 8MB</text:p>
          </table:table-cell>
        </table:table-row>
      </table:table>
      <text:p text:style-name="Text_20_body"/>
      <text:p text:style-name="Text_20_body"/>
      <table:table table:name="Table5" table:style-name="Table5">
        <table:table-column table:style-name="Table5.A" table:number-columns-repeated="8"/>
        <table:table-row>
          <table:table-cell table:style-name="Table5.A1" office:value-type="string">
            <text:p text:style-name="P14">Bit 31</text:p>
            <text:p text:style-name="P14">First level 31</text:p>
          </table:table-cell>
          <table:table-cell table:style-name="Table5.A1" office:value-type="string">
            <text:p text:style-name="P14">Bit 30</text:p>
            <text:p text:style-name="P14">First level 30</text:p>
          </table:table-cell>
          <table:table-cell table:style-name="Table5.A1" office:value-type="string">
            <text:p text:style-name="P14">Bit 29</text:p>
            <text:p text:style-name="P14">First level 29</text:p>
          </table:table-cell>
          <table:table-cell table:style-name="Table5.A1" office:value-type="string">
            <text:p text:style-name="P14">Bit 28</text:p>
            <text:p text:style-name="P14">First level 28</text:p>
          </table:table-cell>
          <table:table-cell table:style-name="Table5.A1" office:value-type="string">
            <text:p text:style-name="P14">Bit 27</text:p>
            <text:p text:style-name="P14">First level 27</text:p>
          </table:table-cell>
          <table:table-cell table:style-name="Table5.A1" office:value-type="string">
            <text:p text:style-name="P14">Bit 26</text:p>
            <text:p text:style-name="P14">First level 26</text:p>
          </table:table-cell>
          <table:table-cell table:style-name="Table5.A1" office:value-type="string">
            <text:p text:style-name="P14">Bit 25</text:p>
            <text:p text:style-name="P14">First level 25</text:p>
          </table:table-cell>
          <table:table-cell table:style-name="Table5.H1" office:value-type="string">
            <text:p text:style-name="P14">Bit 24</text:p>
            <text:p text:style-name="P14">First level 24</text:p>
          </table:table-cell>
        </table:table-row>
        <table:table-row>
          <table:table-cell table:style-name="Table5.A2" office:value-type="string">
            <text:p text:style-name="P14">Not used</text:p>
          </table:table-cell>
          <table:table-cell table:style-name="Table5.A2" office:value-type="string">
            <text:p text:style-name="P14">Not used</text:p>
          </table:table-cell>
          <table:table-cell table:style-name="Table5.A2" office:value-type="string">
            <text:p text:style-name="P14">Not used</text:p>
          </table:table-cell>
          <table:table-cell table:style-name="Table5.A2" office:value-type="string">
            <text:p text:style-name="P14">Not used</text:p>
          </table:table-cell>
          <table:table-cell table:style-name="Table5.A2" office:value-type="string">
            <text:p text:style-name="P14">Not used</text:p>
          </table:table-cell>
          <table:table-cell table:style-name="Table5.A2" office:value-type="string">
            <text:p text:style-name="P14">Not used</text:p>
          </table:table-cell>
          <table:table-cell table:style-name="Table5.A2" office:value-type="string">
            <text:p text:style-name="P14">2G - 4G</text:p>
          </table:table-cell>
          <table:table-cell table:style-name="Table5.H2" office:value-type="string">
            <text:p text:style-name="P14">1G - 2G</text:p>
          </table:table-cell>
        </table:table-row>
      </table:table>
      <text:p text:style-name="Text_20_body"/>
      <text:h text:style-name="Heading_20_2" text:outline-level="2"><text:bookmark-start text:name="__RefHeading__1056_1965844393"/>The second level<text:bookmark-end text:name="__RefHeading__1056_1965844393"/></text:h>
      <text:p text:style-name="Text_20_body">A bit of the first level point to a second level. This second level divides the range size of the first level in 32 sub-range of blocks.</text:p>
      <text:p text:style-name="Text_20_body">Each sub-range is pointing to a linked list of free blocks in its range size.</text:p>
      <text:h text:style-name="Heading_20_3" text:outline-level="3"><text:bookmark-start text:name="__RefHeading__678_810116935"/><text:s/>Second level formula<text:bookmark-end text:name="__RefHeading__678_810116935"/></text:h>
      <text:p text:style-name="Text_20_body"/>
      <table:table table:name="Table6" table:style-name="Table6">
        <table:table-column table:style-name="Table6.A"/>
        <table:table-row>
          <table:table-cell table:style-name="Table6.A1" office:value-type="string">
            <text:p text:style-name="P9">If the size is &lt; 128</text:p>
            <text:p text:style-name="Text_20_body"><text:tab/>Second level = size &gt;&gt; 2;</text:p>
            <text:p text:style-name="Text_20_body"><text:tab/>Second level bitmap = 1 &lt;&lt; Second level;</text:p>
            <text:p text:style-name="P9">else</text:p>
            <text:p text:style-name="Text_20_body"><text:tab/>Second level <text:s/>= ((size - (fl_bitmap &lt;&lt; 6))) / (fl_bitmap &gt;&gt; 1)) &gt;&gt; 2;</text:p>
            <text:p text:style-name="Text_20_body"><text:tab/>Second level bitmap = 1 &lt;&lt; Second level;</text:p>
          </table:table-cell>
        </table:table-row>
      </table:table>
      <text:p text:style-name="Text_20_body"/>
      <text:p text:style-name="Text_20_body">The variable fl_bitmap is the first level bitmap value.</text:p>
      <text:p text:style-name="Text_20_body">To avoid any issue with last and free flags, the size has to be modulo 4.</text:p>
      <text:h text:style-name="Heading_20_3" text:outline-level="3"><text:bookmark-start text:name="__RefHeading__1058_1965844393"/>Second level structure<text:bookmark-end text:name="__RefHeading__1058_1965844393"/></text:h>
      <text:p text:style-name="Text_20_body">The second level structure is an array of 32 bits integer where each bit represents a sub size range of the first level size range.</text:p>
      <text:p text:style-name="Text_20_body"/>
      <text:p text:style-name="Text_20_body"><draw:frame draw:style-name="fr2" draw:name="Object1" text:anchor-type="paragraph" svg:x="0.744cm" svg:y="-0.212cm" svg:width="17.549cm" svg:height="3.029cm" draw:z-index="14"><draw:object xlink:href="./Object 16" xlink:type="simple" xlink:show="embed" xlink:actuate="onLoad"/><draw:image xlink:href="./ObjectReplacements/Object 16" xlink:type="simple" xlink:show="embed" xlink:actuate="onLoad"/></draw:frame></text:p>
      <text:p text:style-name="Text_20_body"/>
      <text:h text:style-name="Heading_20_2" text:outline-level="2"><text:bookmark-start text:name="__RefHeading__1060_1965844393"/><text:soft-page-break/>FBLA : Free block lists area<text:bookmark-end text:name="__RefHeading__1060_1965844393"/></text:h>
      <text:p text:style-name="Text_20_body">The free block list area contains all the lists of free available blocks. Bit at one, in the first level bitmap indicates that existing free blocks in this level. The fist level bitmap points to the second level bitmap.</text:p>
      <text:p text:style-name="Text_20_body">Bit at one in the second level indicates that existing free blocks for that level. The Second level bitmap points to a linked list of free block or null if no free block exists in this level.</text:p>
      <text:p text:style-name="Text_20_body">The FBLA is an array of array of memory block pointers. FBLA is indexed by the first level and the second level values .</text:p>
      <text:p text:style-name="Text_20_body"/>
      <text:p text:style-name="Text_20_body"><text:s/></text:p>
      <text:p text:style-name="Text_20_body"><draw:frame draw:style-name="fr1" draw:name="Object16" text:anchor-type="paragraph" svg:y="-0.212cm" svg:width="17.547cm" svg:height="3.029cm" draw:z-index="15"><draw:object xlink:href="./Object 1" xlink:type="simple" xlink:show="embed" xlink:actuate="onLoad"/><draw:image xlink:href="./ObjectReplacements/Object 1" xlink:type="simple" xlink:show="embed" xlink:actuate="onLoad"/></draw:frame></text:p>
      <text:p text:style-name="Text_20_body"/>
      <text:h text:style-name="P28" text:outline-level="1"><text:bookmark-start text:name="__RefHeading__1062_1965844393"/>Software design<text:bookmark-end text:name="__RefHeading__1062_1965844393"/></text:h>
      <text:h text:style-name="Heading_20_2" text:outline-level="2"><text:bookmark-start text:name="__RefHeading__1064_1965844393"/>Public functions<text:bookmark-end text:name="__RefHeading__1064_1965844393"/></text:h>
      <text:p text:style-name="Text_20_body">Memory allocator has free public functions :</text:p>
      <text:list xml:id="list18227405221" text:style-name="L1">
        <text:list-item>
          <text:p text:style-name="P23">void memory_init(void * mem_ptr, unsigned long mem_size)</text:p>
        </text:list-item>
        <text:list-item>
          <text:p text:style-name="P23">void * memory_alloc(unsigned long size)</text:p>
        </text:list-item>
        <text:list-item>
          <text:p text:style-name="P23">void memory_free(void * ptr)</text:p>
        </text:list-item>
      </text:list>
      <text:h text:style-name="Heading_20_3" text:outline-level="3"><text:bookmark-start text:name="__RefHeading__1066_1965844393"/>Memory initialization function : memory_init<text:bookmark-end text:name="__RefHeading__1066_1965844393"/></text:h>
      <text:p text:style-name="Text_20_body">This function contains two parameters, a pointer to beginning of the RAM and the size of the RAM.</text:p>
      <text:p text:style-name="Text_20_body">The initialization consists of two operation, first, separates the RAM in two area, the MMA and the MAA <text:s/>and initializes both.</text:p>
      <text:h text:style-name="Heading_20_4" text:outline-level="4">Prototype</text:h>
      <text:list xml:id="list1886732558" text:continue-numbering="true" text:style-name="L1">
        <text:list-header>
          <text:p text:style-name="P25">void memory_init(void * mem_ptr, unsigned long mem_size)</text:p>
        </text:list-header>
      </text:list>
      <text:p text:style-name="Text_20_body">parameter [in] mem_ptr : pointer to the start of the RAM</text:p>
      <text:p text:style-name="Text_20_body">parameter [in] mem_size : size of the RAM</text:p>
      <text:h text:style-name="Heading_20_4" text:outline-level="4"><text:bookmark-start text:name="__RefHeading__1068_1965844393"/>Memory management structure<text:bookmark-end text:name="__RefHeading__1068_1965844393"/></text:h>
      <text:p text:style-name="P5">typedef struct memory_management_area_s {</text:p>
      <text:p text:style-name="P5"><text:s text:c="2"/>unsigned long * first_level;</text:p>
      <text:p text:style-name="P5"><text:s text:c="2"/>unsigned long * second_level;</text:p>
      <text:p text:style-name="P5"><text:s text:c="2"/>memory_block_t *(*fbla)[32];</text:p>
      <text:p text:style-name="P5"><text:soft-page-break/>} memory_management_area_t;</text:p>
      <text:h text:style-name="Heading_20_4" text:outline-level="4"><text:bookmark-start text:name="__RefHeading__1070_1965844393"/>Free block lists area (FBLA):<text:bookmark-end text:name="__RefHeading__1070_1965844393"/></text:h>
      <text:p text:style-name="Text_20_body">The size of the MMA is not fixed in order to optimize the size and avoid to lose space. it depends of the size of the RAM given to the initialization function. The address is adjusted by the memory_init function to be aligned of 4 bytes and correct the automatically the size.</text:p>
      <text:p text:style-name="Text_20_body">The <text:s/>size of the second in byte is given by the formula :</text:p>
      <text:p text:style-name="P10">FBLA size in bytes = <text:s/>(bit_highest_pos(length) - 6) * 4;</text:p>
      <text:p text:style-name="P11">(length represents the size of the memory given as parameter to the init function)</text:p>
      <text:p text:style-name="Text_20_body">The size of the FLBA in bytes is given by the formula :</text:p>
      <text:p text:style-name="P10">FBLA size in bytes = <text:s/>(bit_highest_pos(length) - 6) * (32 * 4);</text:p>
      <text:p text:style-name="P11">(length represents the size of the memory given as parameter to the init function)</text:p>
      <text:p text:style-name="Text_20_body">The function bit_highest_pos get the position of the highest bit. <text:s/></text:p>
      <text:h text:style-name="Heading_20_4" text:outline-level="4"><text:bookmark-start text:name="__RefHeading__1072_1965844393"/><text:s/>Memory allocable area<text:bookmark-end text:name="__RefHeading__1072_1965844393"/></text:h>
      <text:p text:style-name="Text_20_body">MAA size is the whole RAM minus the MMA.</text:p>
      <text:p text:style-name="Text_20_body">The memory_init function initialize the MAA with one block who cover the whole size , see figure below.</text:p>
      <text:p text:style-name="Text_20_body"/>
      <text:p text:style-name="Text_20_body"><draw:frame draw:style-name="fr1" draw:name="Object14" text:anchor-type="paragraph" svg:y="0.141cm" svg:width="12.892cm" svg:height="3.6cm" draw:z-index="12"><draw:object xlink:href="./Object 14" xlink:type="simple" xlink:show="embed" xlink:actuate="onLoad"/><draw:image xlink:href="./ObjectReplacements/Object 14" xlink:type="simple" xlink:show="embed" xlink:actuate="onLoad"/></draw:frame></text:p>
      <text:p text:style-name="Text_20_body">The block header contains the size of the block of data with flag free set to 1 and flag last set to 1. The previous physical pointer is set to NULL (no previous block). The function update the MMA to insert this block in the list according is level by an internal function called block_insert (see <text:bookmark-ref text:reference-format="text" text:ref-name="__RefHeading__969_876977212">Block insert function</text:bookmark-ref>).</text:p>
      <text:h text:style-name="Heading_20_4" text:outline-level="4"><text:bookmark-start text:name="__RefHeading__1074_1965844393"/>memory block structure<text:bookmark-end text:name="__RefHeading__1074_1965844393"/></text:h>
      <text:p text:style-name="Text_20_body"/>
      <text:p text:style-name="P6">typedef struct memory_block_s {</text:p>
      <text:p text:style-name="P6"><text:s text:c="2"/>unsigned long size;</text:p>
      <text:p text:style-name="P6"><text:s text:c="2"/>struct memory_block_s *phys_prev;</text:p>
      <text:p text:style-name="P6"><text:s text:c="2"/>struct memory_block_s *prev;</text:p>
      <text:p text:style-name="P6"><text:s text:c="2"/>struct memory_block_s *next;</text:p>
      <text:p text:style-name="P6">} memory_block_t;</text:p>
      <text:p text:style-name="Text_20_body">See chapter <text:bookmark-ref text:reference-format="number-all-superior" text:ref-name="__RefHeading__655_233001096">2.3</text:bookmark-ref>-<text:bookmark-ref text:reference-format="text" text:ref-name="__RefHeading__655_233001096">Block header fields description</text:bookmark-ref></text:p>
      <text:p text:style-name="Text_20_body"/>
      <text:h text:style-name="Heading_20_3" text:outline-level="3">Memory allocation function : memory_alloc </text:h>
      <text:p text:style-name="Text_20_body">This function is used to allocate a chunk of memory.</text:p>
      <text:h text:style-name="Heading_20_4" text:outline-level="4"><text:soft-page-break/>Prototype</text:h>
      <text:p text:style-name="Text_20_body">void * memory_alloc(unsigned long size)</text:p>
      <text:p text:style-name="Text_20_body">Parameter [in] size : size to allocate</text:p>
      <text:p text:style-name="Text_20_body">This function return the pointer of the chunk of data allocated or null if the memory can't allocate the requested size.</text:p>
      <text:h text:style-name="Heading_20_4" text:outline-level="4">Description</text:h>
      <text:p text:style-name="Text_20_body">The function get the next level according to the size given in parameter. It searches a free block (block_find see <text:bookmark-ref text:reference-format="number-all-superior" text:ref-name="__RefHeading__1096_1965844393">4.2.4</text:bookmark-ref>) , if found extract (block extract see <text:bookmark-ref text:reference-format="number-all-superior" text:ref-name="__RefHeading__1086_1965844393">4.2.3</text:bookmark-ref>) the block from the free list and split the block (block_split see <text:bookmark-ref text:reference-format="number-all-superior" text:ref-name="__RefHeading__1102_1965844393">4.2.5</text:bookmark-ref>).</text:p>
      <text:h text:style-name="Heading_20_3" text:outline-level="3">Memory free function : memory_free</text:h>
      <text:p text:style-name="Text_20_body">This function is used to free a block previously allocated by memory_alloc.</text:p>
      <text:h text:style-name="Heading_20_4" text:outline-level="4">Prototype</text:h>
      <text:p text:style-name="Text_20_body">void memory_free(void *ptr)</text:p>
      <text:p text:style-name="Text_20_body">Parameter [in] ptr : pointer previously given by the function memory_alloc</text:p>
      <text:p text:style-name="Text_20_body"/>
      <text:h text:style-name="Heading_20_2" text:outline-level="2">Private functions</text:h>
      <text:h text:style-name="Heading_20_3" text:outline-level="3"><text:bookmark-start text:name="__RefHeading__1076_1965844393"/>Block get levels function<text:bookmark-end text:name="__RefHeading__1076_1965844393"/></text:h>
      <text:p text:style-name="Text_20_body">This function is used to get the first and second level values according to the size. For first and level formulas see chapter <text:bookmark-ref text:reference-format="number-all-superior" text:ref-name="__RefHeading__676_810116935">3.2.1</text:bookmark-ref> and <text:bookmark-ref text:reference-format="number-all-superior" text:ref-name="__RefHeading__678_810116935">3.3.1</text:bookmark-ref>.</text:p>
      <text:h text:style-name="Heading_20_4" text:outline-level="4">Level structure</text:h>
      <text:p text:style-name="P6">typedef struct {</text:p>
      <text:p text:style-name="P6"><text:s text:c="2"/>unsigned long fl;</text:p>
      <text:p text:style-name="P6"><text:s text:c="2"/>unsigned long fl_bitmap;</text:p>
      <text:p text:style-name="P6"><text:s text:c="2"/>unsigned long sl;</text:p>
      <text:p text:style-name="P6"><text:s text:c="2"/>unsigned long sl_bitmap;</text:p>
      <text:p text:style-name="P6">}memory_level_t;</text:p>
      <text:p text:style-name="Text_20_body">The level structure contains values for first and second level. For each there is two type of value the bitmap or the index. </text:p>
      <text:h text:style-name="Heading_20_4" text:outline-level="4"><text:bookmark-start text:name="__RefHeading__1078_1965844393"/>prototype<text:bookmark-end text:name="__RefHeading__1078_1965844393"/></text:h>
      <text:p text:style-name="P8">static void block_get_levels(unsigned long size, memory_level_t *level)</text:p>
      <text:p text:style-name="Text_20_body">Parameter [in] size : size used to get the levels.</text:p>
      <text:p text:style-name="Text_20_body">Parameter [out] level : pointer to the level object to set.</text:p>
      <text:h text:style-name="Heading_20_3" text:outline-level="3"><text:bookmark-start text:name="__RefHeading__969_876977212"/>Block insert function<text:bookmark-end text:name="__RefHeading__969_876977212"/></text:h>
      <text:p text:style-name="Text_20_body">This function update the first level, update the second level and insert the block in the free block list area. <text:soft-page-break/>The function marks the inserted block as free. It is existing two cases , first is insert a block in an existing list and second is insert a block in a non existing list.</text:p>
      <text:h text:style-name="Heading_20_4" text:outline-level="4"><text:bookmark-start text:name="__RefHeading__1080_1965844393"/>Prototype<text:bookmark-end text:name="__RefHeading__1080_1965844393"/></text:h>
      <text:p text:style-name="P8">static void block_insert(memory_block_t * block);</text:p>
      <text:p text:style-name="Text_20_body">Parameter block [in] : pointer to the block to insert in the free list.</text:p>
      <text:h text:style-name="Heading_20_4" text:outline-level="4"><text:bookmark-start text:name="__RefHeading__1082_1965844393"/>Insertion in an empty list<text:bookmark-end text:name="__RefHeading__1082_1965844393"/></text:h>
      <text:p text:style-name="Text_20_body">If the list is empty, it means that mma.fbla[fl][sl] is null. So, the null pointer is replaced by the block pointer. </text:p>
      <text:h text:style-name="Heading_20_4" text:outline-level="4"><text:bookmark-start text:name="__RefHeading__1084_1965844393"/>Insertion in a non empty list<text:bookmark-end text:name="__RefHeading__1084_1965844393"/></text:h>
      <text:p text:style-name="Text_20_body">If the list is not empty, it means that <text:s/>mma.fbla[fl][sl] is not null. The block will be inserted at the head of the list for fast insertion.</text:p>
      <text:p text:style-name="Text_20_body">For both cases, updating levels result in getting the current level of the block size and make a or with first and second level of the MMA.</text:p>
      <text:p text:style-name="P15">block_get_levels(block-&gt;size, &amp;level);</text:p>
      <text:p text:style-name="P15">*mma.first_level |= level.fl_bitmap;</text:p>
      <text:p text:style-name="P15">mma.second_level[level.fl] |= level.sl_bitmap;</text:p>
      <text:p text:style-name="Text_20_body">Moreover, the block is marked as free block</text:p>
      <text:h text:style-name="Heading_20_3" text:outline-level="3"><text:bookmark-start text:name="__RefHeading__1086_1965844393"/>Block extract function<text:bookmark-end text:name="__RefHeading__1086_1965844393"/></text:h>
      <text:p text:style-name="Text_20_body">This function update the first level, update the second level and extract the block from the free block list area. It is existing three cases , first is extract the block when it is the first block of the list, second is when it is the last block and the third it is when the block is between the first and the last block.</text:p>
      <text:h text:style-name="Heading_20_4" text:outline-level="4"><text:bookmark-start text:name="__RefHeading__1088_1965844393"/>Prototype<text:bookmark-end text:name="__RefHeading__1088_1965844393"/></text:h>
      <text:p text:style-name="P8">static void block_extract(memory_block_t * block);</text:p>
      <text:p text:style-name="Text_20_body">Parameter block [in] : pointer to the block to extract from the free list.</text:p>
      <text:h text:style-name="Heading_20_4" text:outline-level="4"><text:bookmark-start text:name="__RefHeading__1090_1965844393"/>Extraction when the block is the first in the list<text:bookmark-end text:name="__RefHeading__1090_1965844393"/></text:h>
      <text:p text:style-name="Text_20_body">If the block is not the only element in the list, extract function has to set the next block as the head of the list by update the previous pointer of this next block and <text:s/>updating the FBLA area.</text:p>
      <text:p text:style-name="Text_20_body">If block is the only element in the list, extract function has to set to NULL the FBLA of the current level to indicate that the list is empty. Moreover it has to upgrade the second level by resetting the bit according to the level. If the second level bitmap is zero, it means that there is no second level for the current first level and resetting the first level bit is mandatory.</text:p>
      <text:h text:style-name="Heading_20_4" text:outline-level="4"><text:bookmark-start text:name="__RefHeading__1092_1965844393"/>Extraction when the block is the last of the list<text:bookmark-end text:name="__RefHeading__1092_1965844393"/></text:h>
      <text:p text:style-name="Text_20_body">If the block is the last, extract function has to set the next pointer of the previous block to NULL to indicate that it is the last block.</text:p>
      <text:h text:style-name="Heading_20_4" text:outline-level="4"><text:bookmark-start text:name="__RefHeading__1094_1965844393"/><text:soft-page-break/>Extraction when the block is between the first and the last block of the list<text:bookmark-end text:name="__RefHeading__1094_1965844393"/></text:h>
      <text:p text:style-name="Text_20_body">If the block is between the first and the last block of the list, extract function has to update the next pointer of the previous block to the next block and update the previous pointer of the next block to the previous block.</text:p>
      <text:p text:style-name="Text_20_body">For those three cases, extract function has to set the previous and next pointers of the block to extract to NULL.</text:p>
      <text:h text:style-name="Heading_20_3" text:outline-level="3"><text:bookmark-start text:name="__RefHeading__1096_1965844393"/>Block find<text:bookmark-end text:name="__RefHeading__1096_1965844393"/></text:h>
      <text:h text:style-name="Heading_20_4" text:outline-level="4"><text:bookmark-start text:name="__RefHeading__1098_1965844393"/>Description<text:bookmark-end text:name="__RefHeading__1098_1965844393"/></text:h>
      <text:p text:style-name="Text_20_body">This function try to found a free block in the free blocks lists matching the block size.</text:p>
      <text:p text:style-name="Text_20_body">First it has to get the levels of the size of the block and check if it is existing a free available block. If a block is found, the function has to return the pointer of this block. If there is no existing block at this level the function has to check in the next first upper second level. If no free block is found in the second level, the function has to check if there is a free block in the next first upper first level. If there is no block then it means that there is no possibilty to allocate memory. Then function return null to indicate that it can't find a free block.</text:p>
      <text:h text:style-name="Heading_20_4" text:outline-level="4"><text:bookmark-start text:name="__RefHeading__1100_1965844393"/>Prototype<text:bookmark-end text:name="__RefHeading__1100_1965844393"/></text:h>
      <text:p text:style-name="P7">static memory_block_t * block_find(memory_level_t *level)</text:p>
      <text:p text:style-name="Text_20_body">Parameter [in] : level used to find a free block.</text:p>
      <text:p text:style-name="Text_20_body">Return the pointer of free block found or null if no free block found. </text:p>
      <text:h text:style-name="Heading_20_3" text:outline-level="3"><text:bookmark-start text:name="__RefHeading__1102_1965844393"/>Block split<text:bookmark-end text:name="__RefHeading__1102_1965844393"/></text:h>
      <text:h text:style-name="Heading_20_4" text:outline-level="4"><text:bookmark-start text:name="__RefHeading__1104_1965844393"/>description<text:bookmark-end text:name="__RefHeading__1104_1965844393"/></text:h>
      <text:p text:style-name="Text_20_body">This function check if a free block needs to be split during an allocation operation. If the size of the block minus the required size if greater or equal to the minimum block size then the free block can be split and the new block can be inserted in the free block list according to it size.</text:p>
      <text:p text:style-name="Text_20_body"/>
      <text:p text:style-name="P12"><draw:frame draw:style-name="fr2" draw:name="Object9" text:anchor-type="paragraph" svg:x="0.928cm" svg:y="-0.106cm" svg:width="15.538cm" svg:height="4.235cm" draw:z-index="2"><draw:object xlink:href="./Object 9" xlink:type="simple" xlink:show="embed" xlink:actuate="onLoad"/><draw:image xlink:href="./ObjectReplacements/Object 9" xlink:type="simple" xlink:show="embed" xlink:actuate="onLoad"/></draw:frame></text:p>
      <text:p text:style-name="P13">If the old block is the last physical block (tagged last block) then the new block is tagged as last block and the old block is tagged as not last block. Otherwise if the old block is not the last, the extract function has to update the <text:s/>physical previous pointer of the next block.</text:p>
      <text:p text:style-name="P13"><draw:frame draw:style-name="fr1" draw:name="Object8" text:anchor-type="paragraph" svg:y="0.212cm" svg:width="17.38cm" svg:height="4.235cm" draw:z-index="1"><draw:object xlink:href="./Object 8" xlink:type="simple" xlink:show="embed" xlink:actuate="onLoad"/><draw:image xlink:href="./ObjectReplacements/Object 8" xlink:type="simple" xlink:show="embed" xlink:actuate="onLoad"/></draw:frame><text:soft-page-break/></text:p>
      <text:h text:style-name="Heading_20_4" text:outline-level="4"><text:bookmark-start text:name="__RefHeading__1106_1965844393"/>Prototype<text:bookmark-end text:name="__RefHeading__1106_1965844393"/></text:h>
      <text:p text:style-name="P7">static void block_split(memory_block_t *block, unsigned long size)</text:p>
      <text:p text:style-name="P13">Parameter [in] block : block to split</text:p>
      <text:p text:style-name="P13">Parameter [in] size : size used to split</text:p>
      <text:h text:style-name="Heading_20_3" text:outline-level="3"><text:bookmark-start text:name="__RefHeading__1108_1965844393"/>Block merge right and merge left<text:bookmark-end text:name="__RefHeading__1108_1965844393"/></text:h>
      <text:h text:style-name="Heading_20_4" text:outline-level="4"><text:bookmark-start text:name="__RefHeading__1110_1965844393"/>Description<text:bookmark-end text:name="__RefHeading__1110_1965844393"/></text:h>
      <text:p text:style-name="Text_20_body">The both functions are used to merge free blocks during a free operation in order to reduce the memory fragmentation.</text:p>
      <text:h text:style-name="Heading_20_4" text:outline-level="4"><text:bookmark-start text:name="__RefHeading__1112_1965844393"/>Block merge left<text:bookmark-end text:name="__RefHeading__1112_1965844393"/></text:h>
      <text:p text:style-name="Text_20_body">Block merge left execute a merge of the current block and the previous block if this previous block is free.</text:p>
      <text:p text:style-name="Text_20_body">It existing several cases :</text:p>
      <text:p text:style-name="Text_20_body">Current block is the first block : no left merge.</text:p>
      <text:p text:style-name="Text_20_body">Current block is not the first and previous block is not free : no left merge.</text:p>
      <text:p text:style-name="Text_20_body">Current block is not the first and previous block is free :</text:p>
      <text:p text:style-name="Text_20_body"><draw:frame draw:style-name="fr3" draw:name="Object10" text:anchor-type="paragraph" svg:x="0.672cm" svg:y="0.037cm" svg:width="16.806cm" svg:height="6.562cm" draw:z-index="4"><draw:object xlink:href="./Object 10" xlink:type="simple" xlink:show="embed" xlink:actuate="onLoad"/><draw:image xlink:href="./ObjectReplacements/Object 10" xlink:type="simple" xlink:show="embed" xlink:actuate="onLoad"/></draw:frame></text:p>
      <text:p text:style-name="Text_20_body">Current block is is the last and previous block is free :</text:p>
      <text:p text:style-name="Text_20_body"/>
      <text:p text:style-name="Text_20_body"><draw:frame draw:style-name="fr3" draw:name="Object11" text:anchor-type="paragraph" svg:x="0.672cm" svg:y="0.037cm" svg:width="16.806cm" svg:height="6.562cm" draw:z-index="6"><draw:object xlink:href="./Object 11" xlink:type="simple" xlink:show="embed" xlink:actuate="onLoad"/><draw:image xlink:href="./ObjectReplacements/Object 11" xlink:type="simple" xlink:show="embed" xlink:actuate="onLoad"/><svg:desc>OLE-object</svg:desc></draw:frame><text:soft-page-break/></text:p>
      <text:p text:style-name="Text_20_body"/>
      <text:h text:style-name="Heading_20_4" text:outline-level="4"><text:bookmark-start text:name="__RefHeading__1114_1965844393"/>Block merge right<text:bookmark-end text:name="__RefHeading__1114_1965844393"/></text:h>
      <text:p text:style-name="Text_20_body">Block merge right execute a merge of the current block and the next block if this next block is free.</text:p>
      <text:p text:style-name="Text_20_body">It existing several cases :</text:p>
      <text:p text:style-name="Text_20_body">Current block is the last block : no right merge.</text:p>
      <text:p text:style-name="Text_20_body">Current block is not the last and next block is not free : no right merge.</text:p>
      <text:p text:style-name="Text_20_body">Current block is not the last, next block is free and it is the last :</text:p>
      <text:p text:style-name="Text_20_body"><draw:frame draw:style-name="fr3" draw:name="Object12" text:anchor-type="paragraph" svg:x="0.672cm" svg:y="0.037cm" svg:width="16.806cm" svg:height="6.562cm" draw:z-index="3"><draw:object xlink:href="./Object 12" xlink:type="simple" xlink:show="embed" xlink:actuate="onLoad"/><draw:image xlink:href="./ObjectReplacements/Object 12" xlink:type="simple" xlink:show="embed" xlink:actuate="onLoad"/></draw:frame></text:p>
      <text:p text:style-name="Text_20_body">Current block is not the last, next block is free and it is not the last :</text:p>
      <text:p text:style-name="Text_20_body"><draw:frame draw:style-name="fr3" draw:name="Object13" text:anchor-type="paragraph" svg:x="0.672cm" svg:y="0.037cm" svg:width="16.806cm" svg:height="6.562cm" draw:z-index="5"><draw:object xlink:href="./Object 13" xlink:type="simple" xlink:show="embed" xlink:actuate="onLoad"/><draw:image xlink:href="./ObjectReplacements/Object 13" xlink:type="simple" xlink:show="embed" xlink:actuate="onLoad"/><svg:desc>OLE-object</svg:desc></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8.002cm" style:type="right" style:leader-style="dotted" style:leader-text="."/>
        </style:tab-stops>
      </style:paragraph-properties>
    </style:style>
    <style:style style:name="Table"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8.002cm" style:type="right" style:leader-style="dotted" style:leader-text="."/>
        </style:tab-stops>
      </style:paragraph-properties>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llustration"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Romain CARITEY<text:tab/>FMA32 Fast Memory Allocator<text:tab/>Page <text:page-number text:select-page="current">15</text:page-number>/<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in CARITEY</meta:initial-creator>
    <meta:creation-date>2014-05-11T09:12:05</meta:creation-date>
    <dc:date>2014-07-06T06:53:52</dc:date>
    <dc:creator>Romain CARITEY</dc:creator>
    <meta:editing-duration>P2DT21H51M38S</meta:editing-duration>
    <meta:editing-cycles>65</meta:editing-cycles>
    <meta:generator>LibreOffice/3.5$Linux_x86 LibreOffice_project/350m1$Build-2</meta:generator>
    <meta:document-statistic meta:table-count="6" meta:image-count="0" meta:object-count="16" meta:page-count="15" meta:paragraph-count="339" meta:word-count="3065" meta:character-count="16848" meta:non-whitespace-character-count="141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color="#00cccc" draw:textarea-horizontal-align="justify" draw:textarea-vertical-align="middle" draw:auto-grow-height="false"/>
    </style:style>
    <style:style style:name="gr4" style:family="graphic" style:parent-style-name="standard">
      <style:graphic-properties draw:fill="none" draw:textarea-horizontal-align="justify" draw:textarea-vertical-align="middle" draw:auto-grow-height="false"/>
    </style:style>
    <style:style style:name="P1" style:family="paragraph">
      <style:paragraph-properties fo:text-align="center"/>
      <style:text-properties fo:font-size="8pt" style:font-size-asian="8pt" style:font-size-complex="8pt"/>
    </style:style>
    <style:style style:name="P2" style:family="paragraph">
      <style:paragraph-properties fo:text-align="center"/>
    </style:style>
    <style:style style:name="T1" style:family="text">
      <style:text-properties fo:font-size="8pt" style:font-size-asian="8pt" style:font-size-complex="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cm" svg:height="1.1cm" svg:x="1cm" svg:y="2.1cm">
          <text:p text:style-name="P1"><text:span text:style-name="T1">Block</text:span></text:p>
          <text:p text:style-name="P1"><text:span text:style-name="T1"><text:s/></text:span><text:span text:style-name="T1">pointer </text:span></text:p>
          <draw:enhanced-geometry svg:viewBox="0 0 21600 21600" draw:type="rectangle" draw:enhanced-path="M 0 0 L 21600 0 21600 21600 0 21600 0 0 Z N"/>
        </draw:custom-shape>
        <draw:frame draw:style-name="gr2" draw:layer="layout" svg:width="2.936cm" svg:height="0.725cm" svg:x="9cm" svg:y="3.8cm">
          <draw:text-box>
            <text:p><text:span text:style-name="T2">Second level</text:span></text:p>
          </draw:text-box>
        </draw:frame>
        <draw:frame draw:style-name="gr2" draw:layer="layout" svg:width="2.314cm" svg:height="0.725cm" svg:x="1.5cm" svg:y="3.801cm">
          <draw:text-box>
            <text:p><text:span text:style-name="T2">First level</text:span></text:p>
          </draw:text-box>
        </draw:frame>
        <draw:custom-shape draw:style-name="gr3" draw:text-style-name="P1" draw:layer="layout" svg:width="3cm" svg:height="0.6cm" svg:x="1cm" svg:y="1.5cm">
          <text:p text:style-name="P1"><text:span text:style-name="T1">Second level 0</text:span></text:p>
          <draw:enhanced-geometry svg:viewBox="0 0 21600 21600" draw:type="rectangle" draw:enhanced-path="M 0 0 L 21600 0 21600 21600 0 21600 0 0 Z N"/>
        </draw:custom-shape>
        <draw:custom-shape draw:style-name="gr4" draw:text-style-name="P2" draw:layer="layout" svg:width="0.6cm" svg:height="1.1cm" svg:x="2.2cm" svg:y="2.1cm">
          <text:p text:style-name="P2">...</text:p>
          <draw:enhanced-geometry svg:viewBox="0 0 21600 21600" draw:type="rectangle" draw:enhanced-path="M 0 0 L 21600 0 21600 21600 0 21600 0 0 Z N"/>
        </draw:custom-shape>
        <draw:custom-shape draw:style-name="gr1" draw:text-style-name="P1" draw:layer="layout" svg:width="1.2cm" svg:height="1.1cm" svg:x="2.799cm" svg:y="2.099cm">
          <text:p text:style-name="P1"><text:span text:style-name="T1">Block</text:span></text:p>
          <text:p text:style-name="P1"><text:span text:style-name="T1"><text:s/></text:span><text:span text:style-name="T1">pointer </text:span></text:p>
          <draw:enhanced-geometry svg:viewBox="0 0 21600 21600" draw:type="rectangle" draw:enhanced-path="M 0 0 L 21600 0 21600 21600 0 21600 0 0 Z N"/>
        </draw:custom-shape>
        <draw:custom-shape draw:style-name="gr1" draw:text-style-name="P1" draw:layer="layout" svg:width="1.2cm" svg:height="1.1cm" svg:x="4.699cm" svg:y="2.099cm">
          <text:p text:style-name="P1"><text:span text:style-name="T1">Block</text:span></text:p>
          <text:p text:style-name="P1"><text:span text:style-name="T1"><text:s/></text:span><text:span text:style-name="T1">pointer </text:span></text:p>
          <draw:enhanced-geometry svg:viewBox="0 0 21600 21600" draw:type="rectangle" draw:enhanced-path="M 0 0 L 21600 0 21600 21600 0 21600 0 0 Z N"/>
        </draw:custom-shape>
        <draw:custom-shape draw:style-name="gr3" draw:text-style-name="P1" draw:layer="layout" svg:width="3cm" svg:height="0.6cm" svg:x="4.699cm" svg:y="1.499cm">
          <text:p text:style-name="P1"><text:span text:style-name="T1">Second level 31</text:span></text:p>
          <draw:enhanced-geometry svg:viewBox="0 0 21600 21600" draw:type="rectangle" draw:enhanced-path="M 0 0 L 21600 0 21600 21600 0 21600 0 0 Z N"/>
        </draw:custom-shape>
        <draw:custom-shape draw:style-name="gr4" draw:text-style-name="P2" draw:layer="layout" svg:width="0.6cm" svg:height="1.1cm" svg:x="5.899cm" svg:y="2.099cm">
          <text:p text:style-name="P2">...</text:p>
          <draw:enhanced-geometry svg:viewBox="0 0 21600 21600" draw:type="rectangle" draw:enhanced-path="M 0 0 L 21600 0 21600 21600 0 21600 0 0 Z N"/>
        </draw:custom-shape>
        <draw:custom-shape draw:style-name="gr1" draw:text-style-name="P1" draw:layer="layout" svg:width="1.2cm" svg:height="1.1cm" svg:x="6.498cm" svg:y="2.098cm">
          <text:p text:style-name="P1"><text:span text:style-name="T1">Block</text:span></text:p>
          <text:p text:style-name="P1"><text:span text:style-name="T1"><text:s/></text:span><text:span text:style-name="T1">pointer </text:span></text:p>
          <draw:enhanced-geometry svg:viewBox="0 0 21600 21600" draw:type="rectangle" draw:enhanced-path="M 0 0 L 21600 0 21600 21600 0 21600 0 0 Z N"/>
        </draw:custom-shape>
        <draw:custom-shape draw:style-name="gr4" draw:text-style-name="P2" draw:layer="layout" svg:width="0.7cm" svg:height="1.7cm" svg:x="4cm" svg:y="1.5cm">
          <text:p text:style-name="P2">...</text:p>
          <draw:enhanced-geometry svg:viewBox="0 0 21600 21600" draw:type="rectangle" draw:enhanced-path="M 0 0 L 21600 0 21600 21600 0 21600 0 0 Z N"/>
        </draw:custom-shape>
        <draw:custom-shape draw:style-name="gr1" draw:text-style-name="P1" draw:layer="layout" svg:width="1.2cm" svg:height="1.1cm" svg:x="11.1cm" svg:y="2.1cm">
          <text:p text:style-name="P1"><text:span text:style-name="T1">Block</text:span></text:p>
          <text:p text:style-name="P1"><text:span text:style-name="T1"><text:s/></text:span><text:span text:style-name="T1">pointer </text:span></text:p>
          <draw:enhanced-geometry svg:viewBox="0 0 21600 21600" draw:type="rectangle" draw:enhanced-path="M 0 0 L 21600 0 21600 21600 0 21600 0 0 Z N"/>
        </draw:custom-shape>
        <draw:custom-shape draw:style-name="gr3" draw:text-style-name="P1" draw:layer="layout" svg:width="3cm" svg:height="0.6cm" svg:x="11.1cm" svg:y="1.5cm">
          <text:p text:style-name="P1"><text:span text:style-name="T1">Second level 0</text:span></text:p>
          <draw:enhanced-geometry svg:viewBox="0 0 21600 21600" draw:type="rectangle" draw:enhanced-path="M 0 0 L 21600 0 21600 21600 0 21600 0 0 Z N"/>
        </draw:custom-shape>
        <draw:custom-shape draw:style-name="gr4" draw:text-style-name="P2" draw:layer="layout" svg:width="0.6cm" svg:height="1.1cm" svg:x="12.3cm" svg:y="2.1cm">
          <text:p text:style-name="P2">...</text:p>
          <draw:enhanced-geometry svg:viewBox="0 0 21600 21600" draw:type="rectangle" draw:enhanced-path="M 0 0 L 21600 0 21600 21600 0 21600 0 0 Z N"/>
        </draw:custom-shape>
        <draw:custom-shape draw:style-name="gr1" draw:text-style-name="P1" draw:layer="layout" svg:width="1.2cm" svg:height="1.1cm" svg:x="12.899cm" svg:y="2.099cm">
          <text:p text:style-name="P1"><text:span text:style-name="T1">Block</text:span></text:p>
          <text:p text:style-name="P1"><text:span text:style-name="T1"><text:s/></text:span><text:span text:style-name="T1">pointer </text:span></text:p>
          <draw:enhanced-geometry svg:viewBox="0 0 21600 21600" draw:type="rectangle" draw:enhanced-path="M 0 0 L 21600 0 21600 21600 0 21600 0 0 Z N"/>
        </draw:custom-shape>
        <draw:custom-shape draw:style-name="gr1" draw:text-style-name="P1" draw:layer="layout" svg:width="1.2cm" svg:height="1.1cm" svg:x="14.799cm" svg:y="2.099cm">
          <text:p text:style-name="P1"><text:span text:style-name="T1">Block</text:span></text:p>
          <text:p text:style-name="P1"><text:span text:style-name="T1"><text:s/></text:span><text:span text:style-name="T1">pointer </text:span></text:p>
          <draw:enhanced-geometry svg:viewBox="0 0 21600 21600" draw:type="rectangle" draw:enhanced-path="M 0 0 L 21600 0 21600 21600 0 21600 0 0 Z N"/>
        </draw:custom-shape>
        <draw:custom-shape draw:style-name="gr3" draw:text-style-name="P1" draw:layer="layout" svg:width="3cm" svg:height="0.6cm" svg:x="14.799cm" svg:y="1.499cm">
          <text:p text:style-name="P1"><text:span text:style-name="T1">Second level 31</text:span></text:p>
          <draw:enhanced-geometry svg:viewBox="0 0 21600 21600" draw:type="rectangle" draw:enhanced-path="M 0 0 L 21600 0 21600 21600 0 21600 0 0 Z N"/>
        </draw:custom-shape>
        <draw:custom-shape draw:style-name="gr4" draw:text-style-name="P2" draw:layer="layout" svg:width="0.6cm" svg:height="1.1cm" svg:x="15.999cm" svg:y="2.099cm">
          <text:p text:style-name="P2">...</text:p>
          <draw:enhanced-geometry svg:viewBox="0 0 21600 21600" draw:type="rectangle" draw:enhanced-path="M 0 0 L 21600 0 21600 21600 0 21600 0 0 Z N"/>
        </draw:custom-shape>
        <draw:custom-shape draw:style-name="gr1" draw:text-style-name="P1" draw:layer="layout" svg:width="1.2cm" svg:height="1.1cm" svg:x="16.598cm" svg:y="2.098cm">
          <text:p text:style-name="P1"><text:span text:style-name="T1">Block</text:span></text:p>
          <text:p text:style-name="P1"><text:span text:style-name="T1"><text:s/></text:span><text:span text:style-name="T1">pointer </text:span></text:p>
          <draw:enhanced-geometry svg:viewBox="0 0 21600 21600" draw:type="rectangle" draw:enhanced-path="M 0 0 L 21600 0 21600 21600 0 21600 0 0 Z N"/>
        </draw:custom-shape>
        <draw:custom-shape draw:style-name="gr4" draw:text-style-name="P2" draw:layer="layout" svg:width="0.7cm" svg:height="1.7cm" svg:x="14.1cm" svg:y="1.5cm">
          <text:p text:style-name="P2">...</text:p>
          <draw:enhanced-geometry svg:viewBox="0 0 21600 21600" draw:type="rectangle" draw:enhanced-path="M 0 0 L 21600 0 21600 21600 0 21600 0 0 Z N"/>
        </draw:custom-shape>
        <draw:custom-shape draw:style-name="gr3" draw:text-style-name="P1" draw:layer="layout" svg:width="6.698cm" svg:height="0.6cm" svg:x="1cm" svg:y="0.9cm">
          <text:p text:style-name="P1"><text:span text:style-name="T1">First level 0</text:span></text:p>
          <draw:enhanced-geometry svg:viewBox="0 0 21600 21600" draw:type="rectangle" draw:enhanced-path="M 0 0 L 21600 0 21600 21600 0 21600 0 0 Z N"/>
        </draw:custom-shape>
        <draw:custom-shape draw:style-name="gr3" draw:text-style-name="P1" draw:layer="layout" svg:width="6.698cm" svg:height="0.597cm" svg:x="11.099cm" svg:y="0.9cm">
          <text:p text:style-name="P1"><text:span text:style-name="T1">First level 25</text:span></text:p>
          <draw:enhanced-geometry svg:viewBox="0 0 21600 21600" draw:type="rectangle" draw:enhanced-path="M 0 0 L 21600 0 21600 21600 0 21600 0 0 Z N"/>
        </draw:custom-shape>
        <draw:custom-shape draw:style-name="gr4" draw:text-style-name="P2" draw:layer="layout" svg:width="3.4cm" svg:height="2.3cm" svg:x="7.7cm" svg:y="0.9cm">
          <text:p text:style-name="P2">...</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ffff99" draw:textarea-horizontal-align="justify" draw:textarea-vertical-align="middle" draw:auto-grow-height="false"/>
    </style:style>
    <style:style style:name="gr2" style:family="graphic" style:parent-style-name="standard">
      <style:graphic-properties draw:fill-color="#7da647"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1cm" draw:marker-start="Arrow" draw:marker-start-width="0.35cm" draw:marker-end-width="0.35cm"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false" fo:min-height="0.289cm" fo:min-width="3.1cm"/>
    </style:style>
    <style:style style:name="gr6" style:family="graphic" style:parent-style-name="standard">
      <style:graphic-properties draw:fill-color="#ffff00" draw:textarea-horizontal-align="justify" draw:textarea-vertical-align="middle" draw:auto-grow-height="false"/>
    </style:style>
    <style:style style:name="gr7"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0.7cm" svg:height="1.2cm" svg:x="3cm" svg:y="2.2cm">
          <text:p text:style-name="P1"><text:span text:style-name="T1">Size</text:span></text:p>
          <text:p text:style-name="P1"><text:span text:style-name="T1">A</text:span></text:p>
          <draw:enhanced-geometry svg:viewBox="0 0 21600 21600" draw:type="rectangle" draw:enhanced-path="M 0 0 L 21600 0 21600 21600 0 21600 0 0 Z N"/>
        </draw:custom-shape>
        <draw:custom-shape draw:style-name="gr1" draw:text-style-name="P2" draw:layer="layout" svg:width="1.401cm" svg:height="1.2cm" svg:x="3.699cm" svg:y="2.19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1" draw:text-style-name="P2" draw:layer="layout" svg:width="2.3cm" svg:height="1.2cm" svg:x="5.1cm" svg:y="2.199cm">
          <text:p text:style-name="P1"><text:span text:style-name="T1">data</text:span></text:p>
          <draw:enhanced-geometry svg:viewBox="0 0 21600 21600" draw:type="rectangle" draw:enhanced-path="M 0 0 L 21600 0 21600 21600 0 21600 0 0 Z N"/>
        </draw:custom-shape>
        <draw:custom-shape draw:style-name="gr2" draw:text-style-name="P2" xml:id="id3" draw:id="id3" draw:layer="layout" svg:width="0.7cm" svg:height="1.2cm" svg:x="7.399cm" svg:y="2.2cm">
          <text:p text:style-name="P1"><text:span text:style-name="T1">Size</text:span></text:p>
          <text:p text:style-name="P1"><text:span text:style-name="T1">B</text:span></text:p>
          <draw:enhanced-geometry svg:viewBox="0 0 21600 21600" draw:type="rectangle" draw:enhanced-path="M 0 0 L 21600 0 21600 21600 0 21600 0 0 Z N"/>
        </draw:custom-shape>
        <draw:custom-shape draw:style-name="gr2" draw:text-style-name="P2" xml:id="id2" draw:id="id2" draw:layer="layout" svg:width="1.401cm" svg:height="1.2cm" svg:x="8.098cm" svg:y="2.19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2" draw:text-style-name="P2" draw:layer="layout" svg:width="1.301cm" svg:height="1.2cm" svg:x="9.499cm" svg:y="2.199cm">
          <text:p text:style-name="P1"><text:span text:style-name="T1">data</text:span></text:p>
          <draw:enhanced-geometry svg:viewBox="0 0 21600 21600" draw:type="rectangle" draw:enhanced-path="M 0 0 L 21600 0 21600 21600 0 21600 0 0 Z N"/>
        </draw:custom-shape>
        <draw:custom-shape draw:style-name="gr3" draw:text-style-name="P2" draw:layer="layout" svg:width="0.7cm" svg:height="1.2cm" svg:x="10.799cm" svg:y="2.2cm">
          <text:p text:style-name="P1"><text:span text:style-name="T1">Size</text:span></text:p>
          <text:p text:style-name="P1"><text:span text:style-name="T1">C</text:span></text:p>
          <draw:enhanced-geometry svg:viewBox="0 0 21600 21600" draw:type="rectangle" draw:enhanced-path="M 0 0 L 21600 0 21600 21600 0 21600 0 0 Z N"/>
        </draw:custom-shape>
        <draw:custom-shape draw:style-name="gr3" draw:text-style-name="P2" xml:id="id4" draw:id="id4" draw:layer="layout" svg:width="1.401cm" svg:height="1.2cm" svg:x="11.498cm" svg:y="2.19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3" draw:text-style-name="P2" draw:layer="layout" svg:width="2.001cm" svg:height="1.2cm" svg:x="12.899cm" svg:y="2.199cm">
          <text:p text:style-name="P1"><text:span text:style-name="T1">data</text:span></text:p>
          <draw:enhanced-geometry svg:viewBox="0 0 21600 21600" draw:type="rectangle" draw:enhanced-path="M 0 0 L 21600 0 21600 21600 0 21600 0 0 Z N"/>
        </draw:custom-shape>
        <draw:connector draw:style-name="gr4" draw:text-style-name="P1" draw:layer="layout" draw:line-skew="0.299cm" svg:x1="3.35cm" svg:y1="3.4cm" svg:x2="8.798cm" svg:y2="3.399cm" draw:start-shape="id1" draw:start-glue-point="2" draw:end-shape="id2" svg:d="m3350 3400v800h5448v-801" svg:viewBox="0 0 5449 802">
          <text:p/>
        </draw:connector>
        <draw:connector draw:style-name="gr4" draw:text-style-name="P1" draw:layer="layout" draw:line-skew="-0.298cm" svg:x1="7.749cm" svg:y1="2.2cm" svg:x2="12.198cm" svg:y2="2.199cm" draw:start-shape="id3" draw:start-glue-point="0" draw:end-shape="id4" draw:end-glue-point="0" svg:d="m7749 2200v-800h4449v799" svg:viewBox="0 0 4450 801">
          <text:p/>
        </draw:connector>
        <draw:frame draw:style-name="gr5" draw:text-style-name="P3" draw:layer="layout" svg:width="2.2cm" svg:height="0.569cm" svg:x="8.1cm" svg:y="1.631cm">
          <draw:text-box>
            <text:p><text:span text:style-name="T1">Current block</text:span></text:p>
          </draw:text-box>
        </draw:frame>
        <draw:frame draw:style-name="gr5" draw:text-style-name="P3" draw:layer="layout" svg:width="2.5cm" svg:height="0.569cm" svg:x="3.9cm" svg:y="1.6cm">
          <draw:text-box>
            <text:p><text:span text:style-name="T1">Left free block</text:span></text:p>
          </draw:text-box>
        </draw:frame>
        <draw:custom-shape draw:style-name="gr6" draw:text-style-name="P2" xml:id="id5" draw:id="id5" draw:layer="layout" svg:width="0.7cm" svg:height="1.2cm" svg:x="2.999cm" svg:y="5.15cm">
          <text:p text:style-name="P1"><text:span text:style-name="T1">Size</text:span></text:p>
          <text:p text:style-name="P1"><text:span text:style-name="T1">A+B</text:span></text:p>
          <draw:enhanced-geometry svg:viewBox="0 0 21600 21600" draw:type="rectangle" draw:enhanced-path="M 0 0 L 21600 0 21600 21600 0 21600 0 0 Z N"/>
        </draw:custom-shape>
        <draw:custom-shape draw:style-name="gr6" draw:text-style-name="P2" draw:layer="layout" svg:width="1.401cm" svg:height="1.2cm" svg:x="3.698cm" svg:y="5.14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6" draw:text-style-name="P2" draw:layer="layout" svg:width="5.701cm" svg:height="1.2cm" svg:x="5.099cm" svg:y="5.149cm">
          <text:p text:style-name="P1"><text:span text:style-name="T1">data</text:span></text:p>
          <draw:enhanced-geometry svg:viewBox="0 0 21600 21600" draw:type="rectangle" draw:enhanced-path="M 0 0 L 21600 0 21600 21600 0 21600 0 0 Z N"/>
        </draw:custom-shape>
        <draw:custom-shape draw:style-name="gr3" draw:text-style-name="P2" draw:layer="layout" svg:width="0.7cm" svg:height="1.2cm" svg:x="10.798cm" svg:y="5.15cm">
          <text:p text:style-name="P1"><text:span text:style-name="T1">Size</text:span></text:p>
          <text:p text:style-name="P1"><text:span text:style-name="T1">C</text:span></text:p>
          <draw:enhanced-geometry svg:viewBox="0 0 21600 21600" draw:type="rectangle" draw:enhanced-path="M 0 0 L 21600 0 21600 21600 0 21600 0 0 Z N"/>
        </draw:custom-shape>
        <draw:custom-shape draw:style-name="gr3" draw:text-style-name="P2" xml:id="id6" draw:id="id6" draw:layer="layout" svg:width="1.401cm" svg:height="1.2cm" svg:x="11.497cm" svg:y="5.14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3" draw:text-style-name="P2" draw:layer="layout" svg:width="2.001cm" svg:height="1.2cm" svg:x="12.898cm" svg:y="5.149cm">
          <text:p text:style-name="P1"><text:span text:style-name="T1">data</text:span></text:p>
          <draw:enhanced-geometry svg:viewBox="0 0 21600 21600" draw:type="rectangle" draw:enhanced-path="M 0 0 L 21600 0 21600 21600 0 21600 0 0 Z N"/>
        </draw:custom-shape>
        <draw:connector draw:style-name="gr4" draw:text-style-name="P1" draw:layer="layout" draw:line-skew="0.349cm" svg:x1="3.349cm" svg:y1="6.35cm" svg:x2="12.197cm" svg:y2="6.349cm" draw:start-shape="id5" draw:start-glue-point="2" draw:end-shape="id6" draw:end-glue-point="2" svg:d="m3349 6350v850h8848v-851" svg:viewBox="0 0 8849 852">
          <text:p/>
        </draw:connector>
        <draw:frame draw:style-name="gr5" draw:text-style-name="P3" draw:layer="layout" svg:width="2.601cm" svg:height="0.569cm" svg:x="5.099cm" svg:y="4.581cm">
          <draw:text-box>
            <text:p><text:span text:style-name="T1">Blocks merged</text:span></text:p>
          </draw:text-box>
        </draw:frame>
        <draw:line draw:style-name="gr7" draw:text-style-name="P1" draw:layer="layout" svg:x1="4.4cm" svg:y1="3.4cm" svg:x2="4.4cm" svg:y2="5.1cm">
          <text:p/>
        </draw:line>
        <draw:frame draw:style-name="gr5" draw:text-style-name="P3" draw:layer="layout" svg:width="4.1cm" svg:height="0.569cm" svg:x="0.9cm" svg:y="4.2cm">
          <draw:text-box>
            <text:p><text:span text:style-name="T1">Phys prev keep the sam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ffff99" draw:textarea-horizontal-align="justify" draw:textarea-vertical-align="middle" draw:auto-grow-height="false"/>
    </style:style>
    <style:style style:name="gr2" style:family="graphic" style:parent-style-name="standard">
      <style:graphic-properties draw:fill-color="#7da647" draw:textarea-horizontal-align="justify" draw:textarea-vertical-align="middle" draw:auto-grow-height="false"/>
    </style:style>
    <style:style style:name="gr3" style:family="graphic" style:parent-style-name="standard">
      <style:graphic-properties svg:stroke-width="0.1cm" draw:marker-start="Arrow" draw:marker-start-width="0.35cm" draw:marker-end-width="0.35cm"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false" fo:min-height="0.289cm" fo:min-width="3.1cm"/>
    </style:style>
    <style:style style:name="gr5" style:family="graphic" style:parent-style-name="standard">
      <style:graphic-properties draw:fill-color="#ffff0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0.7cm" svg:height="1.2cm" svg:x="3cm" svg:y="2.2cm">
          <text:p text:style-name="P1"><text:span text:style-name="T1">Size</text:span></text:p>
          <text:p text:style-name="P1"><text:span text:style-name="T1">A</text:span></text:p>
          <draw:enhanced-geometry svg:viewBox="0 0 21600 21600" draw:type="rectangle" draw:enhanced-path="M 0 0 L 21600 0 21600 21600 0 21600 0 0 Z N"/>
        </draw:custom-shape>
        <draw:custom-shape draw:style-name="gr1" draw:text-style-name="P2" draw:layer="layout" svg:width="1.401cm" svg:height="1.2cm" svg:x="3.699cm" svg:y="2.19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1" draw:text-style-name="P2" draw:layer="layout" svg:width="2.3cm" svg:height="1.2cm" svg:x="5.1cm" svg:y="2.199cm">
          <text:p text:style-name="P1"><text:span text:style-name="T1">data</text:span></text:p>
          <draw:enhanced-geometry svg:viewBox="0 0 21600 21600" draw:type="rectangle" draw:enhanced-path="M 0 0 L 21600 0 21600 21600 0 21600 0 0 Z N"/>
        </draw:custom-shape>
        <draw:custom-shape draw:style-name="gr2" draw:text-style-name="P2" draw:layer="layout" svg:width="0.7cm" svg:height="1.2cm" svg:x="7.399cm" svg:y="2.2cm">
          <text:p text:style-name="P1"><text:span text:style-name="T1">Size</text:span></text:p>
          <text:p text:style-name="P1"><text:span text:style-name="T1">B</text:span></text:p>
          <draw:enhanced-geometry svg:viewBox="0 0 21600 21600" draw:type="rectangle" draw:enhanced-path="M 0 0 L 21600 0 21600 21600 0 21600 0 0 Z N"/>
        </draw:custom-shape>
        <draw:custom-shape draw:style-name="gr2" draw:text-style-name="P2" xml:id="id2" draw:id="id2" draw:layer="layout" svg:width="1.401cm" svg:height="1.2cm" svg:x="8.098cm" svg:y="2.19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2" draw:text-style-name="P2" draw:layer="layout" svg:width="1.301cm" svg:height="1.2cm" svg:x="9.499cm" svg:y="2.199cm">
          <text:p text:style-name="P1"><text:span text:style-name="T1">data</text:span></text:p>
          <draw:enhanced-geometry svg:viewBox="0 0 21600 21600" draw:type="rectangle" draw:enhanced-path="M 0 0 L 21600 0 21600 21600 0 21600 0 0 Z N"/>
        </draw:custom-shape>
        <draw:connector draw:style-name="gr3" draw:text-style-name="P1" draw:layer="layout" draw:line-skew="0.299cm" svg:x1="3.35cm" svg:y1="3.4cm" svg:x2="8.798cm" svg:y2="3.399cm" draw:start-shape="id1" draw:start-glue-point="2" draw:end-shape="id2" svg:d="m3350 3400v800h5448v-801" svg:viewBox="0 0 5449 802">
          <text:p/>
        </draw:connector>
        <draw:frame draw:style-name="gr4" draw:text-style-name="P3" draw:layer="layout" svg:width="2.2cm" svg:height="0.569cm" svg:x="8.1cm" svg:y="1.631cm">
          <draw:text-box>
            <text:p><text:span text:style-name="T1">Current block</text:span></text:p>
          </draw:text-box>
        </draw:frame>
        <draw:frame draw:style-name="gr4" draw:text-style-name="P3" draw:layer="layout" svg:width="2.5cm" svg:height="0.569cm" svg:x="3.9cm" svg:y="1.6cm">
          <draw:text-box>
            <text:p><text:span text:style-name="T1">Left free block</text:span></text:p>
          </draw:text-box>
        </draw:frame>
        <draw:custom-shape draw:style-name="gr5" draw:text-style-name="P2" draw:layer="layout" svg:width="0.7cm" svg:height="1.2cm" svg:x="2.999cm" svg:y="5.15cm">
          <text:p text:style-name="P1"><text:span text:style-name="T1">Size</text:span></text:p>
          <text:p text:style-name="P1"><text:span text:style-name="T1">A+B</text:span></text:p>
          <draw:enhanced-geometry svg:viewBox="0 0 21600 21600" draw:type="rectangle" draw:enhanced-path="M 0 0 L 21600 0 21600 21600 0 21600 0 0 Z N"/>
        </draw:custom-shape>
        <draw:custom-shape draw:style-name="gr5" draw:text-style-name="P2" draw:layer="layout" svg:width="1.401cm" svg:height="1.2cm" svg:x="3.698cm" svg:y="5.14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5" draw:text-style-name="P2" draw:layer="layout" svg:width="5.701cm" svg:height="1.2cm" svg:x="5.099cm" svg:y="5.149cm">
          <text:p text:style-name="P1"><text:span text:style-name="T1">data</text:span></text:p>
          <draw:enhanced-geometry svg:viewBox="0 0 21600 21600" draw:type="rectangle" draw:enhanced-path="M 0 0 L 21600 0 21600 21600 0 21600 0 0 Z N"/>
        </draw:custom-shape>
        <draw:frame draw:style-name="gr4" draw:text-style-name="P3" draw:layer="layout" svg:width="2.601cm" svg:height="0.569cm" svg:x="5.099cm" svg:y="4.581cm">
          <draw:text-box>
            <text:p><text:span text:style-name="T1">Blocks merged</text:span></text:p>
          </draw:text-box>
        </draw:frame>
        <draw:frame draw:style-name="gr4" draw:text-style-name="P3" draw:layer="layout" svg:width="4.1cm" svg:height="0.887cm" svg:x="11cm" svg:y="5.313cm">
          <draw:text-box>
            <text:p><text:span text:style-name="T1">Phys prev keep the same</text:span></text:p>
            <text:p><text:span text:style-name="T1">The new block is tagged last</text:span></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ffff99" draw:textarea-horizontal-align="justify" draw:textarea-vertical-align="middle" draw:auto-grow-height="false"/>
    </style:style>
    <style:style style:name="gr2" style:family="graphic" style:parent-style-name="standard">
      <style:graphic-properties draw:fill-color="#7da647" draw:textarea-horizontal-align="justify" draw:textarea-vertical-align="middle" draw:auto-grow-height="false"/>
    </style:style>
    <style:style style:name="gr3" style:family="graphic" style:parent-style-name="standard">
      <style:graphic-properties svg:stroke-width="0.1cm" draw:marker-start="Arrow" draw:marker-start-width="0.35cm" draw:marker-end-width="0.35cm"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false" fo:min-height="0.289cm" fo:min-width="3.1cm"/>
    </style:style>
    <style:style style:name="gr5" style:family="graphic" style:parent-style-name="standard">
      <style:graphic-properties draw:stroke="none" svg:stroke-color="#000000" draw:fill="none" draw:fill-color="#ffffff" draw:textarea-horizontal-align="left" draw:auto-grow-height="true" draw:auto-grow-width="false" fo:min-height="1.481cm" fo:min-width="3.1cm"/>
    </style:style>
    <style:style style:name="gr6" style:family="graphic" style:parent-style-name="standard">
      <style:graphic-properties draw:fill-color="#ffff0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0.7cm" svg:height="1.2cm" svg:x="3cm" svg:y="2.2cm">
          <text:p text:style-name="P1"><text:span text:style-name="T1">Size</text:span></text:p>
          <text:p text:style-name="P1"><text:span text:style-name="T1">A</text:span></text:p>
          <draw:enhanced-geometry svg:viewBox="0 0 21600 21600" draw:type="rectangle" draw:enhanced-path="M 0 0 L 21600 0 21600 21600 0 21600 0 0 Z N"/>
        </draw:custom-shape>
        <draw:custom-shape draw:style-name="gr1" draw:text-style-name="P2" draw:layer="layout" svg:width="1.401cm" svg:height="1.2cm" svg:x="3.699cm" svg:y="2.19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1" draw:text-style-name="P2" draw:layer="layout" svg:width="2.3cm" svg:height="1.2cm" svg:x="5.1cm" svg:y="2.199cm">
          <text:p text:style-name="P1"><text:span text:style-name="T1">data</text:span></text:p>
          <draw:enhanced-geometry svg:viewBox="0 0 21600 21600" draw:type="rectangle" draw:enhanced-path="M 0 0 L 21600 0 21600 21600 0 21600 0 0 Z N"/>
        </draw:custom-shape>
        <draw:custom-shape draw:style-name="gr2" draw:text-style-name="P2" draw:layer="layout" svg:width="0.7cm" svg:height="1.2cm" svg:x="7.399cm" svg:y="2.2cm">
          <text:p text:style-name="P1"><text:span text:style-name="T1">Size</text:span></text:p>
          <text:p text:style-name="P1"><text:span text:style-name="T1">B</text:span></text:p>
          <draw:enhanced-geometry svg:viewBox="0 0 21600 21600" draw:type="rectangle" draw:enhanced-path="M 0 0 L 21600 0 21600 21600 0 21600 0 0 Z N"/>
        </draw:custom-shape>
        <draw:custom-shape draw:style-name="gr2" draw:text-style-name="P2" xml:id="id2" draw:id="id2" draw:layer="layout" svg:width="1.401cm" svg:height="1.2cm" svg:x="8.098cm" svg:y="2.19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2" draw:text-style-name="P2" draw:layer="layout" svg:width="1.301cm" svg:height="1.2cm" svg:x="9.499cm" svg:y="2.199cm">
          <text:p text:style-name="P1"><text:span text:style-name="T1">data</text:span></text:p>
          <draw:enhanced-geometry svg:viewBox="0 0 21600 21600" draw:type="rectangle" draw:enhanced-path="M 0 0 L 21600 0 21600 21600 0 21600 0 0 Z N"/>
        </draw:custom-shape>
        <draw:connector draw:style-name="gr3" draw:text-style-name="P1" draw:layer="layout" draw:line-skew="0.299cm" svg:x1="3.35cm" svg:y1="3.4cm" svg:x2="8.798cm" svg:y2="3.399cm" draw:start-shape="id1" draw:start-glue-point="2" draw:end-shape="id2" svg:d="m3350 3400v800h5448v-801" svg:viewBox="0 0 5449 802">
          <text:p/>
        </draw:connector>
        <draw:frame draw:style-name="gr4" draw:text-style-name="P3" draw:layer="layout" svg:width="2.2cm" svg:height="0.569cm" svg:x="3.9cm" svg:y="1.631cm">
          <draw:text-box>
            <text:p><text:span text:style-name="T1">Current block</text:span></text:p>
          </draw:text-box>
        </draw:frame>
        <draw:frame draw:style-name="gr5" draw:text-style-name="P3" draw:layer="layout" svg:width="2.5cm" svg:height="0.569cm" svg:x="8.2cm" svg:y="1.6cm">
          <draw:text-box>
            <text:p><text:span text:style-name="T1">Right free block</text:span></text:p>
          </draw:text-box>
        </draw:frame>
        <draw:custom-shape draw:style-name="gr6" draw:text-style-name="P2" draw:layer="layout" svg:width="0.7cm" svg:height="1.2cm" svg:x="2.999cm" svg:y="5.1cm">
          <text:p text:style-name="P1"><text:span text:style-name="T1">Size</text:span></text:p>
          <text:p text:style-name="P1"><text:span text:style-name="T1">A+B</text:span></text:p>
          <draw:enhanced-geometry svg:viewBox="0 0 21600 21600" draw:type="rectangle" draw:enhanced-path="M 0 0 L 21600 0 21600 21600 0 21600 0 0 Z N"/>
        </draw:custom-shape>
        <draw:custom-shape draw:style-name="gr6" draw:text-style-name="P2" draw:layer="layout" svg:width="1.401cm" svg:height="1.2cm" svg:x="3.698cm" svg:y="5.1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6" draw:text-style-name="P2" draw:layer="layout" svg:width="5.701cm" svg:height="1.2cm" svg:x="5.099cm" svg:y="5.1cm">
          <text:p text:style-name="P1"><text:span text:style-name="T1">data</text:span></text:p>
          <draw:enhanced-geometry svg:viewBox="0 0 21600 21600" draw:type="rectangle" draw:enhanced-path="M 0 0 L 21600 0 21600 21600 0 21600 0 0 Z N"/>
        </draw:custom-shape>
        <draw:frame draw:style-name="gr4" draw:text-style-name="P3" draw:layer="layout" svg:width="6cm" svg:height="0.569cm" svg:x="3.8cm" svg:y="4.6cm">
          <draw:text-box>
            <text:p><text:span text:style-name="T1">Blocks merged, new block is tagged as last</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ffff99" draw:textarea-horizontal-align="justify" draw:textarea-vertical-align="middle" draw:auto-grow-height="false"/>
    </style:style>
    <style:style style:name="gr2" style:family="graphic" style:parent-style-name="standard">
      <style:graphic-properties draw:fill-color="#7da647"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1cm" draw:marker-start="Arrow" draw:marker-start-width="0.35cm" draw:marker-end-width="0.35cm"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false" fo:min-height="0.289cm" fo:min-width="3.1cm"/>
    </style:style>
    <style:style style:name="gr6" style:family="graphic" style:parent-style-name="standard">
      <style:graphic-properties draw:fill-color="#ffff0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0.7cm" svg:height="1.2cm" svg:x="3cm" svg:y="2.2cm">
          <text:p text:style-name="P1"><text:span text:style-name="T1">Size</text:span></text:p>
          <text:p text:style-name="P1"><text:span text:style-name="T1">A</text:span></text:p>
          <draw:enhanced-geometry svg:viewBox="0 0 21600 21600" draw:type="rectangle" draw:enhanced-path="M 0 0 L 21600 0 21600 21600 0 21600 0 0 Z N"/>
        </draw:custom-shape>
        <draw:custom-shape draw:style-name="gr1" draw:text-style-name="P2" draw:layer="layout" svg:width="1.401cm" svg:height="1.2cm" svg:x="3.699cm" svg:y="2.19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1" draw:text-style-name="P2" draw:layer="layout" svg:width="2.3cm" svg:height="1.2cm" svg:x="5.1cm" svg:y="2.199cm">
          <text:p text:style-name="P1"><text:span text:style-name="T1">data</text:span></text:p>
          <draw:enhanced-geometry svg:viewBox="0 0 21600 21600" draw:type="rectangle" draw:enhanced-path="M 0 0 L 21600 0 21600 21600 0 21600 0 0 Z N"/>
        </draw:custom-shape>
        <draw:custom-shape draw:style-name="gr2" draw:text-style-name="P2" xml:id="id3" draw:id="id3" draw:layer="layout" svg:width="0.7cm" svg:height="1.2cm" svg:x="7.399cm" svg:y="2.2cm">
          <text:p text:style-name="P1"><text:span text:style-name="T1">Size</text:span></text:p>
          <text:p text:style-name="P1"><text:span text:style-name="T1">B</text:span></text:p>
          <draw:enhanced-geometry svg:viewBox="0 0 21600 21600" draw:type="rectangle" draw:enhanced-path="M 0 0 L 21600 0 21600 21600 0 21600 0 0 Z N"/>
        </draw:custom-shape>
        <draw:custom-shape draw:style-name="gr2" draw:text-style-name="P2" xml:id="id2" draw:id="id2" draw:layer="layout" svg:width="1.401cm" svg:height="1.2cm" svg:x="8.098cm" svg:y="2.19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2" draw:text-style-name="P2" draw:layer="layout" svg:width="1.301cm" svg:height="1.2cm" svg:x="9.499cm" svg:y="2.199cm">
          <text:p text:style-name="P1"><text:span text:style-name="T1">data</text:span></text:p>
          <draw:enhanced-geometry svg:viewBox="0 0 21600 21600" draw:type="rectangle" draw:enhanced-path="M 0 0 L 21600 0 21600 21600 0 21600 0 0 Z N"/>
        </draw:custom-shape>
        <draw:custom-shape draw:style-name="gr3" draw:text-style-name="P2" draw:layer="layout" svg:width="0.7cm" svg:height="1.2cm" svg:x="10.799cm" svg:y="2.2cm">
          <text:p text:style-name="P1"><text:span text:style-name="T1">Size</text:span></text:p>
          <text:p text:style-name="P1"><text:span text:style-name="T1">C</text:span></text:p>
          <draw:enhanced-geometry svg:viewBox="0 0 21600 21600" draw:type="rectangle" draw:enhanced-path="M 0 0 L 21600 0 21600 21600 0 21600 0 0 Z N"/>
        </draw:custom-shape>
        <draw:custom-shape draw:style-name="gr3" draw:text-style-name="P2" xml:id="id4" draw:id="id4" draw:layer="layout" svg:width="1.401cm" svg:height="1.2cm" svg:x="11.498cm" svg:y="2.19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3" draw:text-style-name="P2" draw:layer="layout" svg:width="2.001cm" svg:height="1.2cm" svg:x="12.899cm" svg:y="2.199cm">
          <text:p text:style-name="P1"><text:span text:style-name="T1">data</text:span></text:p>
          <draw:enhanced-geometry svg:viewBox="0 0 21600 21600" draw:type="rectangle" draw:enhanced-path="M 0 0 L 21600 0 21600 21600 0 21600 0 0 Z N"/>
        </draw:custom-shape>
        <draw:connector draw:style-name="gr4" draw:text-style-name="P1" draw:layer="layout" draw:line-skew="0.299cm" svg:x1="3.35cm" svg:y1="3.4cm" svg:x2="8.798cm" svg:y2="3.399cm" draw:start-shape="id1" draw:start-glue-point="2" draw:end-shape="id2" svg:d="m3350 3400v800h5448v-801" svg:viewBox="0 0 5449 802">
          <text:p/>
        </draw:connector>
        <draw:connector draw:style-name="gr4" draw:text-style-name="P1" draw:layer="layout" draw:line-skew="-0.298cm" svg:x1="7.749cm" svg:y1="2.2cm" svg:x2="12.198cm" svg:y2="2.199cm" draw:start-shape="id3" draw:start-glue-point="0" draw:end-shape="id4" draw:end-glue-point="0" svg:d="m7749 2200v-800h4449v799" svg:viewBox="0 0 4450 801">
          <text:p/>
        </draw:connector>
        <draw:frame draw:style-name="gr5" draw:text-style-name="P3" draw:layer="layout" svg:width="2.2cm" svg:height="0.569cm" svg:x="3.9cm" svg:y="1.631cm">
          <draw:text-box>
            <text:p><text:span text:style-name="T1">Current block</text:span></text:p>
          </draw:text-box>
        </draw:frame>
        <draw:frame draw:style-name="gr5" draw:text-style-name="P3" draw:layer="layout" svg:width="2.5cm" svg:height="0.569cm" svg:x="8.2cm" svg:y="1.6cm">
          <draw:text-box>
            <text:p><text:span text:style-name="T1">Right free block</text:span></text:p>
          </draw:text-box>
        </draw:frame>
        <draw:custom-shape draw:style-name="gr6" draw:text-style-name="P2" xml:id="id5" draw:id="id5" draw:layer="layout" svg:width="0.7cm" svg:height="1.2cm" svg:x="2.999cm" svg:y="5.15cm">
          <text:p text:style-name="P1"><text:span text:style-name="T1">Size</text:span></text:p>
          <text:p text:style-name="P1"><text:span text:style-name="T1">A+B</text:span></text:p>
          <draw:enhanced-geometry svg:viewBox="0 0 21600 21600" draw:type="rectangle" draw:enhanced-path="M 0 0 L 21600 0 21600 21600 0 21600 0 0 Z N"/>
        </draw:custom-shape>
        <draw:custom-shape draw:style-name="gr6" draw:text-style-name="P2" draw:layer="layout" svg:width="1.401cm" svg:height="1.2cm" svg:x="3.698cm" svg:y="5.14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6" draw:text-style-name="P2" draw:layer="layout" svg:width="5.701cm" svg:height="1.2cm" svg:x="5.099cm" svg:y="5.149cm">
          <text:p text:style-name="P1"><text:span text:style-name="T1">data</text:span></text:p>
          <draw:enhanced-geometry svg:viewBox="0 0 21600 21600" draw:type="rectangle" draw:enhanced-path="M 0 0 L 21600 0 21600 21600 0 21600 0 0 Z N"/>
        </draw:custom-shape>
        <draw:custom-shape draw:style-name="gr3" draw:text-style-name="P2" draw:layer="layout" svg:width="0.7cm" svg:height="1.2cm" svg:x="10.798cm" svg:y="5.15cm">
          <text:p text:style-name="P1"><text:span text:style-name="T1">Size</text:span></text:p>
          <text:p text:style-name="P1"><text:span text:style-name="T1">C</text:span></text:p>
          <draw:enhanced-geometry svg:viewBox="0 0 21600 21600" draw:type="rectangle" draw:enhanced-path="M 0 0 L 21600 0 21600 21600 0 21600 0 0 Z N"/>
        </draw:custom-shape>
        <draw:custom-shape draw:style-name="gr3" draw:text-style-name="P2" xml:id="id6" draw:id="id6" draw:layer="layout" svg:width="1.401cm" svg:height="1.2cm" svg:x="11.497cm" svg:y="5.149cm">
          <text:p text:style-name="P1"><text:span text:style-name="T1">Phys prev</text:span></text:p>
          <text:p text:style-name="P1"><text:span text:style-name="T1">Prev</text:span></text:p>
          <text:p text:style-name="P1"><text:span text:style-name="T1">Next</text:span></text:p>
          <draw:enhanced-geometry svg:viewBox="0 0 21600 21600" draw:type="rectangle" draw:enhanced-path="M 0 0 L 21600 0 21600 21600 0 21600 0 0 Z N"/>
        </draw:custom-shape>
        <draw:custom-shape draw:style-name="gr3" draw:text-style-name="P2" draw:layer="layout" svg:width="2.001cm" svg:height="1.2cm" svg:x="12.898cm" svg:y="5.149cm">
          <text:p text:style-name="P1"><text:span text:style-name="T1">data</text:span></text:p>
          <draw:enhanced-geometry svg:viewBox="0 0 21600 21600" draw:type="rectangle" draw:enhanced-path="M 0 0 L 21600 0 21600 21600 0 21600 0 0 Z N"/>
        </draw:custom-shape>
        <draw:connector draw:style-name="gr4" draw:text-style-name="P1" draw:layer="layout" draw:line-skew="0.349cm" svg:x1="3.349cm" svg:y1="6.35cm" svg:x2="12.197cm" svg:y2="6.349cm" draw:start-shape="id5" draw:start-glue-point="2" draw:end-shape="id6" draw:end-glue-point="2" svg:d="m3349 6350v850h8848v-851" svg:viewBox="0 0 8849 852">
          <text:p/>
        </draw:connector>
        <draw:frame draw:style-name="gr5" draw:text-style-name="P3" draw:layer="layout" svg:width="2.601cm" svg:height="0.569cm" svg:x="5.099cm" svg:y="4.581cm">
          <draw:text-box>
            <text:p><text:span text:style-name="T1">Blocks merged</text:span></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2"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3"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e6ff00"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4"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ffff99"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5" style:family="graphic" style:parent-style-name="standard">
      <style:graphic-properties draw:stroke="solid" svg:stroke-width="0cm" svg:stroke-color="#000000" draw:marker-start="Arrow"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style>
    <style:style style:name="gr6"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style>
    <style:style style:name="P1" style:family="paragraph">
      <style:paragraph-properties fo:margin-left="0cm" fo:margin-right="0cm" fo:margin-top="0cm" fo:margin-bottom="0cm" fo:line-height="100%" fo:text-align="center" fo:text-indent="0cm"/>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WenQuanYi Micro Hei'"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indent="0cm"/>
    </style:style>
    <style:style style:name="P5" style:family="paragraph">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WenQuanYi Micro Hei'"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1cm" svg:height="1.601cm" svg:x="0.3cm" svg:y="0.599cm">
          <text:p text:style-name="P1"><text:span text:style-name="T1">MMA</text:span></text:p>
          <text:p text:style-name="P1"><text:span text:style-name="T1"/></text:p>
          <text:p text:style-name="P1"><text:span text:style-name="T1"/></text:p>
          <draw:enhanced-geometry svg:viewBox="0 0 21600 21600" draw:type="rectangle" draw:enhanced-path="M 0 0 L 21600 0 21600 21600 0 21600 0 0 Z N"/>
        </draw:custom-shape>
        <draw:custom-shape draw:style-name="gr2" draw:text-style-name="P2" draw:layer="layout" svg:width="1.751cm" svg:height="0.872cm" svg:x="0.3cm" svg:y="1.328cm">
          <text:p text:style-name="P1"><text:span text:style-name="T1">First level</text:span></text:p>
          <draw:enhanced-geometry svg:viewBox="0 0 21600 21600" draw:type="rectangle" draw:enhanced-path="M 0 0 L 21600 0 21600 21600 0 21600 0 0 Z N"/>
        </draw:custom-shape>
        <draw:custom-shape draw:style-name="gr2" draw:text-style-name="P2" draw:layer="layout" svg:width="2.2cm" svg:height="0.872cm" svg:x="2cm" svg:y="1.328cm">
          <text:p text:style-name="P1"><text:span text:style-name="T1">Second level</text:span></text:p>
          <draw:enhanced-geometry svg:viewBox="0 0 21600 21600" draw:type="rectangle" draw:enhanced-path="M 0 0 L 21600 0 21600 21600 0 21600 0 0 Z N"/>
        </draw:custom-shape>
        <draw:custom-shape draw:style-name="gr2" draw:text-style-name="P2" draw:layer="layout" svg:width="2.2cm" svg:height="0.872cm" svg:x="4.199cm" svg:y="1.327cm">
          <text:p text:style-name="P1"><text:span text:style-name="T1">FBLA</text:span></text:p>
          <draw:enhanced-geometry svg:viewBox="0 0 21600 21600" draw:type="rectangle" draw:enhanced-path="M 0 0 L 21600 0 21600 21600 0 21600 0 0 Z N"/>
        </draw:custom-shape>
        <draw:custom-shape draw:style-name="gr3" draw:text-style-name="P2" draw:layer="layout" svg:width="6.102cm" svg:height="1.601cm" svg:x="6.398cm" svg:y="0.598cm">
          <text:p text:style-name="P1"><text:span text:style-name="T1">MAA</text:span></text:p>
          <text:p text:style-name="P1"><text:span text:style-name="T1"/></text:p>
          <text:p text:style-name="P1"><text:span text:style-name="T1"/></text:p>
          <draw:enhanced-geometry svg:viewBox="0 0 21600 21600" draw:type="rectangle" draw:enhanced-path="M 0 0 L 21600 0 21600 21600 0 21600 0 0 Z N"/>
        </draw:custom-shape>
        <draw:custom-shape draw:style-name="gr4" draw:text-style-name="P2" draw:layer="layout" svg:width="1.751cm" svg:height="0.872cm" svg:x="6.398cm" svg:y="1.327cm">
          <text:p text:style-name="P1"><text:span text:style-name="T1">Block</text:span></text:p>
          <text:p text:style-name="P1"><text:span text:style-name="T1">header</text:span></text:p>
          <draw:enhanced-geometry svg:viewBox="0 0 21600 21600" draw:type="rectangle" draw:enhanced-path="M 0 0 L 21600 0 21600 21600 0 21600 0 0 Z N"/>
        </draw:custom-shape>
        <draw:custom-shape draw:style-name="gr4" draw:text-style-name="P2" draw:layer="layout" svg:width="4.402cm" svg:height="0.872cm" svg:x="8.098cm" svg:y="1.327cm">
          <text:p text:style-name="P1"><text:span text:style-name="T1">Block data</text:span></text:p>
          <draw:enhanced-geometry svg:viewBox="0 0 21600 21600" draw:type="rectangle" draw:enhanced-path="M 0 0 L 21600 0 21600 21600 0 21600 0 0 Z N"/>
        </draw:custom-shape>
        <draw:line draw:style-name="gr5" draw:text-style-name="P3" draw:layer="layout" svg:x1="0.3cm" svg:y1="2.5cm" svg:x2="12.5cm" svg:y2="2.5cm">
          <text:p/>
        </draw:line>
        <draw:frame draw:style-name="gr6" draw:text-style-name="P5" draw:layer="layout" svg:width="6.154cm" svg:height="0.725cm" svg:x="3.646cm" svg:y="2.8cm">
          <draw:text-box>
            <text:p text:style-name="P4"><text:span text:style-name="T2">MMA (Memory allocable area)</text:span></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0.45cm"/>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start="Arrow" draw:marker-start-width="0.1cm" draw:marker-end="" draw:marker-end-width="0.3cm" draw:textarea-vertical-align="middle"/>
    </style:style>
    <style:style style:name="gr4" style:family="graphic" style:parent-style-name="standard">
      <style:graphic-properties draw:marker-start="" draw:marker-start-width="0.3cm" draw:marker-end="Dimension_20_Lines" draw:marker-end-width="0.1cm" draw:marker-end-center="true" draw:textarea-vertical-align="middle"/>
    </style:style>
    <style:style style:name="gr5" style:family="graphic" style:parent-style-name="objectwithoutfill">
      <style:graphic-properties draw:marker-end="Arrow" draw:marker-end-width="0.1cm" draw:fill="none" draw:textarea-vertical-align="middle"/>
    </style:style>
    <style:style style:name="gr6" style:family="graphic" style:parent-style-name="standard">
      <style:graphic-properties draw:stroke="none" svg:stroke-color="#000000" draw:fill="none" draw:fill-color="#ffffff" fo:min-height="1.7cm"/>
    </style:style>
    <style:style style:name="P1" style:family="paragraph">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022cm" svg:height="0.7cm" svg:x="5.9cm" svg:y="0.201cm">
          <draw:text-box>
            <text:p><text:span text:style-name="T1">First level index</text:span></text:p>
          </draw:text-box>
        </draw:frame>
        <draw:frame draw:style-name="gr1" draw:text-style-name="P1" draw:layer="layout" svg:width="7.8cm" svg:height="1.039cm" svg:x="5.9cm" svg:y="0.701cm">
          <draw:text-box>
            <text:p><text:span text:style-name="T1">First level bitmap</text:span></text:p>
            <text:p><text:span text:style-name="T1">1 indicate that existing free blocks for that level</text:span></text:p>
          </draw:text-box>
        </draw:frame>
        <draw:custom-shape draw:style-name="gr2" draw:text-style-name="P3" draw:layer="layout" svg:width="0.5cm" svg:height="0.7cm" svg:x="2.9cm" svg:y="0.201cm">
          <text:p text:style-name="P2"><text:span text:style-name="T1">31</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999cm" svg:height="0.7cm" svg:x="3.4cm" svg:y="0.2cm">
          <text:p text:style-name="P2"><text:span text:style-name="T1">...</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5cm" svg:height="0.7cm" svg:x="4.399cm" svg:y="0.2cm">
          <text:p text:style-name="P2"><text:span text:style-name="T1">2</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5cm" svg:height="0.7cm" svg:x="4.899cm" svg:y="0.2cm">
          <text:p text:style-name="P2"><text:span text:style-name="T1">1</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5cm" svg:height="0.7cm" svg:x="5.399cm" svg:y="0.2cm">
          <text:p text:style-name="P2"><text:span text:style-name="T1">0</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5cm" svg:height="0.7cm" svg:x="2.9cm" svg:y="0.901cm">
          <text:p text:style-name="P2"><text:span text:style-name="T1">0</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999cm" svg:height="0.7cm" svg:x="3.4cm" svg:y="0.9cm">
          <text:p text:style-name="P2"><text:span text:style-name="T1">...</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5cm" svg:height="0.7cm" svg:x="4.399cm" svg:y="0.9cm">
          <text:p text:style-name="P2"><text:span text:style-name="T1">0</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5cm" svg:height="0.7cm" svg:x="4.899cm" svg:y="0.9cm">
          <text:p text:style-name="P2"><text:span text:style-name="T1">1</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5cm" svg:height="0.7cm" svg:x="5.399cm" svg:y="0.9cm">
          <text:p text:style-name="P2"><text:span text:style-name="T1">0</text:span></text:p>
          <draw:enhanced-geometry svg:viewBox="0 0 21600 21600" draw:mirror-horizontal="false" draw:mirror-vertical="false" draw:type="rectangle" draw:enhanced-path="M 0 0 L 21600 0 21600 21600 0 21600 0 0 Z N"/>
        </draw:custom-shape>
        <draw:line draw:style-name="gr3" draw:text-style-name="P2" draw:layer="layout" svg:x1="6.8cm" svg:y1="2.201cm" svg:x2="5.7cm" svg:y2="1.601cm">
          <text:p/>
        </draw:line>
        <draw:frame draw:style-name="gr1" draw:text-style-name="P1" draw:layer="layout" svg:width="4.022cm" svg:height="0.7cm" svg:x="9.9cm" svg:y="2.262cm">
          <draw:text-box>
            <text:p><text:span text:style-name="T1">Second level index</text:span></text:p>
          </draw:text-box>
        </draw:frame>
        <draw:frame draw:style-name="gr1" draw:text-style-name="P1" draw:layer="layout" svg:width="4.3cm" svg:height="1.039cm" svg:x="9.9cm" svg:y="2.901cm">
          <draw:text-box>
            <text:p><text:span text:style-name="T1">Second level bitmap</text:span></text:p>
            <text:p><text:span text:style-name="T1">No free block exists</text:span></text:p>
          </draw:text-box>
        </draw:frame>
        <draw:custom-shape draw:style-name="gr2" draw:text-style-name="P3" draw:layer="layout" svg:width="0.5cm" svg:height="0.7cm" svg:x="6.9cm" svg:y="2.262cm">
          <text:p text:style-name="P2"><text:span text:style-name="T1">31</text:span></text:p>
          <draw:enhanced-geometry svg:viewBox="0 0 21600 21600" draw:type="rectangle" draw:enhanced-path="M 0 0 L 21600 0 21600 21600 0 21600 0 0 Z N"/>
        </draw:custom-shape>
        <draw:custom-shape draw:style-name="gr2" draw:text-style-name="P3" draw:layer="layout" svg:width="0.999cm" svg:height="0.7cm" svg:x="7.4cm" svg:y="2.261cm">
          <text:p text:style-name="P2"><text:span text:style-name="T1">...</text:span></text:p>
          <draw:enhanced-geometry svg:viewBox="0 0 21600 21600" draw:type="rectangle" draw:enhanced-path="M 0 0 L 21600 0 21600 21600 0 21600 0 0 Z N"/>
        </draw:custom-shape>
        <draw:custom-shape draw:style-name="gr2" draw:text-style-name="P3" draw:layer="layout" svg:width="0.5cm" svg:height="0.7cm" svg:x="8.399cm" svg:y="2.261cm">
          <text:p text:style-name="P2"><text:span text:style-name="T1">2</text:span></text:p>
          <draw:enhanced-geometry svg:viewBox="0 0 21600 21600" draw:type="rectangle" draw:enhanced-path="M 0 0 L 21600 0 21600 21600 0 21600 0 0 Z N"/>
        </draw:custom-shape>
        <draw:custom-shape draw:style-name="gr2" draw:text-style-name="P3" draw:layer="layout" svg:width="0.5cm" svg:height="0.7cm" svg:x="8.899cm" svg:y="2.261cm">
          <text:p text:style-name="P2"><text:span text:style-name="T1">1</text:span></text:p>
          <draw:enhanced-geometry svg:viewBox="0 0 21600 21600" draw:type="rectangle" draw:enhanced-path="M 0 0 L 21600 0 21600 21600 0 21600 0 0 Z N"/>
        </draw:custom-shape>
        <draw:custom-shape draw:style-name="gr2" draw:text-style-name="P3" draw:layer="layout" svg:width="0.5cm" svg:height="0.7cm" svg:x="9.399cm" svg:y="2.261cm">
          <text:p text:style-name="P2"><text:span text:style-name="T1">0</text:span></text:p>
          <draw:enhanced-geometry svg:viewBox="0 0 21600 21600" draw:type="rectangle" draw:enhanced-path="M 0 0 L 21600 0 21600 21600 0 21600 0 0 Z N"/>
        </draw:custom-shape>
        <draw:custom-shape draw:style-name="gr2" draw:text-style-name="P3" draw:layer="layout" svg:width="0.5cm" svg:height="0.7cm" svg:x="6.9cm" svg:y="2.962cm">
          <text:p text:style-name="P2"><text:span text:style-name="T1">0</text:span></text:p>
          <draw:enhanced-geometry svg:viewBox="0 0 21600 21600" draw:type="rectangle" draw:enhanced-path="M 0 0 L 21600 0 21600 21600 0 21600 0 0 Z N"/>
        </draw:custom-shape>
        <draw:custom-shape draw:style-name="gr2" draw:text-style-name="P3" draw:layer="layout" svg:width="0.999cm" svg:height="0.7cm" svg:x="7.4cm" svg:y="2.961cm">
          <text:p text:style-name="P2"><text:span text:style-name="T1">...</text:span></text:p>
          <draw:enhanced-geometry svg:viewBox="0 0 21600 21600" draw:type="rectangle" draw:enhanced-path="M 0 0 L 21600 0 21600 21600 0 21600 0 0 Z N"/>
        </draw:custom-shape>
        <draw:custom-shape draw:style-name="gr2" draw:text-style-name="P3" draw:layer="layout" svg:width="0.5cm" svg:height="0.7cm" svg:x="8.399cm" svg:y="2.961cm">
          <text:p text:style-name="P2"><text:span text:style-name="T1">0</text:span></text:p>
          <draw:enhanced-geometry svg:viewBox="0 0 21600 21600" draw:type="rectangle" draw:enhanced-path="M 0 0 L 21600 0 21600 21600 0 21600 0 0 Z N"/>
        </draw:custom-shape>
        <draw:custom-shape draw:style-name="gr2" draw:text-style-name="P3" draw:layer="layout" svg:width="0.5cm" svg:height="0.7cm" svg:x="8.899cm" svg:y="2.961cm">
          <text:p text:style-name="P2"><text:span text:style-name="T1">0</text:span></text:p>
          <draw:enhanced-geometry svg:viewBox="0 0 21600 21600" draw:type="rectangle" draw:enhanced-path="M 0 0 L 21600 0 21600 21600 0 21600 0 0 Z N"/>
        </draw:custom-shape>
        <draw:custom-shape draw:style-name="gr2" draw:text-style-name="P3" draw:layer="layout" svg:width="0.5cm" svg:height="0.7cm" svg:x="9.399cm" svg:y="2.961cm">
          <text:p text:style-name="P2"><text:span text:style-name="T1">0</text:span></text:p>
          <draw:enhanced-geometry svg:viewBox="0 0 21600 21600" draw:type="rectangle" draw:enhanced-path="M 0 0 L 21600 0 21600 21600 0 21600 0 0 Z N"/>
        </draw:custom-shape>
        <draw:frame draw:style-name="gr1" draw:text-style-name="P1" draw:layer="layout" svg:width="4.022cm" svg:height="0.7cm" svg:x="3.4cm" svg:y="3.629cm">
          <draw:text-box>
            <text:p><text:span text:style-name="T1">Second level index</text:span></text:p>
          </draw:text-box>
        </draw:frame>
        <draw:frame draw:style-name="gr1" draw:text-style-name="P1" draw:layer="layout" svg:width="9.9cm" svg:height="1.039cm" svg:x="3.4cm" svg:y="4.168cm">
          <draw:text-box>
            <text:p><text:span text:style-name="T1">Second level bitmap</text:span></text:p>
            <text:p><text:span text:style-name="T1">1 indicate that existing free blocks for that level</text:span></text:p>
          </draw:text-box>
        </draw:frame>
        <draw:custom-shape draw:style-name="gr2" draw:text-style-name="P3" draw:layer="layout" svg:width="0.5cm" svg:height="0.7cm" svg:x="0.4cm" svg:y="3.629cm">
          <text:p text:style-name="P2"><text:span text:style-name="T1">31</text:span></text:p>
          <draw:enhanced-geometry svg:viewBox="0 0 21600 21600" draw:type="rectangle" draw:enhanced-path="M 0 0 L 21600 0 21600 21600 0 21600 0 0 Z N"/>
        </draw:custom-shape>
        <draw:custom-shape draw:style-name="gr2" draw:text-style-name="P3" draw:layer="layout" svg:width="0.999cm" svg:height="0.7cm" svg:x="0.9cm" svg:y="3.628cm">
          <text:p text:style-name="P2"><text:span text:style-name="T1">...</text:span></text:p>
          <draw:enhanced-geometry svg:viewBox="0 0 21600 21600" draw:type="rectangle" draw:enhanced-path="M 0 0 L 21600 0 21600 21600 0 21600 0 0 Z N"/>
        </draw:custom-shape>
        <draw:custom-shape draw:style-name="gr2" draw:text-style-name="P3" draw:layer="layout" svg:width="0.5cm" svg:height="0.7cm" svg:x="1.899cm" svg:y="3.628cm">
          <text:p text:style-name="P2"><text:span text:style-name="T1">2</text:span></text:p>
          <draw:enhanced-geometry svg:viewBox="0 0 21600 21600" draw:type="rectangle" draw:enhanced-path="M 0 0 L 21600 0 21600 21600 0 21600 0 0 Z N"/>
        </draw:custom-shape>
        <draw:custom-shape draw:style-name="gr2" draw:text-style-name="P3" draw:layer="layout" svg:width="0.5cm" svg:height="0.7cm" svg:x="2.399cm" svg:y="3.628cm">
          <text:p text:style-name="P2"><text:span text:style-name="T1">1</text:span></text:p>
          <draw:enhanced-geometry svg:viewBox="0 0 21600 21600" draw:type="rectangle" draw:enhanced-path="M 0 0 L 21600 0 21600 21600 0 21600 0 0 Z N"/>
        </draw:custom-shape>
        <draw:custom-shape draw:style-name="gr2" draw:text-style-name="P3" draw:layer="layout" svg:width="0.5cm" svg:height="0.7cm" svg:x="2.899cm" svg:y="3.628cm">
          <text:p text:style-name="P2"><text:span text:style-name="T1">0</text:span></text:p>
          <draw:enhanced-geometry svg:viewBox="0 0 21600 21600" draw:type="rectangle" draw:enhanced-path="M 0 0 L 21600 0 21600 21600 0 21600 0 0 Z N"/>
        </draw:custom-shape>
        <draw:custom-shape draw:style-name="gr2" draw:text-style-name="P3" draw:layer="layout" svg:width="0.5cm" svg:height="0.7cm" svg:x="0.4cm" svg:y="4.329cm">
          <text:p text:style-name="P2"><text:span text:style-name="T1">0</text:span></text:p>
          <draw:enhanced-geometry svg:viewBox="0 0 21600 21600" draw:type="rectangle" draw:enhanced-path="M 0 0 L 21600 0 21600 21600 0 21600 0 0 Z N"/>
        </draw:custom-shape>
        <draw:custom-shape draw:style-name="gr2" draw:text-style-name="P3" draw:layer="layout" svg:width="0.999cm" svg:height="0.7cm" svg:x="0.9cm" svg:y="4.328cm">
          <text:p text:style-name="P2"><text:span text:style-name="T1">...</text:span></text:p>
          <draw:enhanced-geometry svg:viewBox="0 0 21600 21600" draw:type="rectangle" draw:enhanced-path="M 0 0 L 21600 0 21600 21600 0 21600 0 0 Z N"/>
        </draw:custom-shape>
        <draw:custom-shape draw:style-name="gr2" draw:text-style-name="P3" draw:layer="layout" svg:width="0.5cm" svg:height="0.7cm" svg:x="1.899cm" svg:y="4.328cm">
          <text:p text:style-name="P2"><text:span text:style-name="T1">0</text:span></text:p>
          <draw:enhanced-geometry svg:viewBox="0 0 21600 21600" draw:type="rectangle" draw:enhanced-path="M 0 0 L 21600 0 21600 21600 0 21600 0 0 Z N"/>
        </draw:custom-shape>
        <draw:custom-shape draw:style-name="gr2" draw:text-style-name="P3" draw:layer="layout" svg:width="0.5cm" svg:height="0.7cm" svg:x="2.399cm" svg:y="4.328cm">
          <text:p text:style-name="P2"><text:span text:style-name="T1">1</text:span></text:p>
          <draw:enhanced-geometry svg:viewBox="0 0 21600 21600" draw:type="rectangle" draw:enhanced-path="M 0 0 L 21600 0 21600 21600 0 21600 0 0 Z N"/>
        </draw:custom-shape>
        <draw:custom-shape draw:style-name="gr2" draw:text-style-name="P3" draw:layer="layout" svg:width="0.5cm" svg:height="0.7cm" svg:x="2.899cm" svg:y="4.328cm">
          <text:p text:style-name="P2"><text:span text:style-name="T1">0</text:span></text:p>
          <draw:enhanced-geometry svg:viewBox="0 0 21600 21600" draw:type="rectangle" draw:enhanced-path="M 0 0 L 21600 0 21600 21600 0 21600 0 0 Z N"/>
        </draw:custom-shape>
        <draw:line draw:style-name="gr3" draw:text-style-name="P2" draw:layer="layout" svg:x1="3.4cm" svg:y1="3.601cm" svg:x2="5.2cm" svg:y2="1.601cm">
          <text:p/>
        </draw:line>
        <draw:line draw:style-name="gr4" draw:text-style-name="P2" draw:layer="layout" svg:x1="8.6cm" svg:y1="3.701cm" svg:x2="8.6cm" svg:y2="4.201cm">
          <text:p/>
        </draw:line>
        <draw:line draw:style-name="gr4" draw:text-style-name="P2" draw:layer="layout" svg:x1="9.15cm" svg:y1="3.7cm" svg:x2="9.15cm" svg:y2="4.2cm">
          <text:p/>
        </draw:line>
        <draw:line draw:style-name="gr4" draw:text-style-name="P2" draw:layer="layout" svg:x1="9.65cm" svg:y1="3.7cm" svg:x2="9.65cm" svg:y2="4.2cm">
          <text:p/>
        </draw:line>
        <draw:line draw:style-name="gr4" draw:text-style-name="P2" draw:layer="layout" svg:x1="7.15cm" svg:y1="3.7cm" svg:x2="7.15cm" svg:y2="4.2cm">
          <text:p/>
        </draw:line>
        <draw:line draw:style-name="gr4" draw:text-style-name="P2" draw:layer="layout" svg:x1="3.15cm" svg:y1="5cm" svg:x2="3.15cm" svg:y2="5.5cm">
          <text:p/>
        </draw:line>
        <draw:line draw:style-name="gr4" draw:text-style-name="P2" draw:layer="layout" svg:x1="2.15cm" svg:y1="5cm" svg:x2="2.15cm" svg:y2="5.5cm">
          <text:p/>
        </draw:line>
        <draw:line draw:style-name="gr4" draw:text-style-name="P2" draw:layer="layout" svg:x1="0.65cm" svg:y1="5cm" svg:x2="0.65cm" svg:y2="5.5cm">
          <text:p/>
        </draw:line>
        <draw:line draw:style-name="gr5" draw:text-style-name="P2" draw:layer="layout" svg:x1="2.6cm" svg:y1="5.001cm" svg:x2="2.6cm" svg:y2="5.701cm">
          <text:p/>
        </draw:line>
        <draw:custom-shape draw:style-name="gr2" draw:text-style-name="P3" draw:layer="layout" svg:width="1.8cm" svg:height="0.5cm" svg:x="1.7cm" svg:y="5.701cm">
          <text:p text:style-name="P2"><text:span text:style-name="T1">block</text:span></text:p>
          <draw:enhanced-geometry svg:viewBox="0 0 21600 21600" draw:type="rectangle" draw:enhanced-path="M 0 0 L 21600 0 21600 21600 0 21600 0 0 Z N"/>
        </draw:custom-shape>
        <draw:line draw:style-name="gr5" draw:text-style-name="P2" draw:layer="layout" svg:x1="2.6cm" svg:y1="6.201cm" svg:x2="2.6cm" svg:y2="6.901cm">
          <text:p/>
        </draw:line>
        <draw:custom-shape draw:style-name="gr2" draw:text-style-name="P3" draw:layer="layout" svg:width="1.8cm" svg:height="0.5cm" svg:x="1.7cm" svg:y="6.901cm">
          <text:p text:style-name="P2"><text:span text:style-name="T1">Block</text:span></text:p>
          <draw:enhanced-geometry svg:viewBox="0 0 21600 21600" draw:type="rectangle" draw:enhanced-path="M 0 0 L 21600 0 21600 21600 0 21600 0 0 Z N"/>
        </draw:custom-shape>
        <draw:frame draw:style-name="gr6" draw:text-style-name="P1" draw:layer="layout" svg:width="4.8cm" svg:height="1.95cm" svg:x="4.1cm" svg:y="5.801cm">
          <draw:text-box>
            <text:p><text:span text:style-name="T1">Linked list of block who have a size matches the [FL=1; SL=1]</text:span></text:p>
            <text:p><text:span text:style-name="T1"><text:s/></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Dimension_20_Lines" draw:display-name="Dimension Lines" svg:viewBox="0 0 836 110" svg:d="m0 0h278 278 280v36 36 38h-278-278-280v-36-3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dash" draw:stroke-dash="Fine_20_Dashed" draw:textarea-horizontal-align="justify" draw:textarea-vertical-align="middle" draw:auto-grow-height="false"/>
    </style:style>
    <style:style style:name="gr3" style:family="graphic" style:parent-style-name="standard">
      <style:graphic-properties draw:marker-start="Arrow" draw:marker-start-width="0.3cm" draw:marker-end="Arrow" draw:marker-end-width="0.3cm"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cm" svg:height="1.4cm" svg:x="1.4cm" svg:y="2cm">
          <text:p text:style-name="P1">First level</text:p>
          <text:p text:style-name="P1">32 bits integer</text:p>
          <draw:enhanced-geometry svg:viewBox="0 0 21600 21600" draw:type="rectangle" draw:enhanced-path="M 0 0 L 21600 0 21600 21600 0 21600 0 0 Z N"/>
        </draw:custom-shape>
        <draw:custom-shape draw:style-name="gr2" draw:text-style-name="P2" draw:layer="layout" svg:width="2.8cm" svg:height="1.4cm" svg:x="9.5cm" svg:y="1.999cm">
          <text:p/>
          <draw:enhanced-geometry svg:viewBox="0 0 21600 21600" draw:type="rectangle" draw:enhanced-path="M 0 0 L 21600 0 21600 21600 0 21600 0 0 Z N"/>
        </draw:custom-shape>
        <draw:custom-shape draw:style-name="gr1" draw:text-style-name="P1" draw:layer="layout" svg:width="2.7cm" svg:height="1.4cm" svg:x="4.099cm" svg:y="1.999cm">
          <text:p text:style-name="P1">Second level</text:p>
          <text:p text:style-name="P1">for first level 1</text:p>
          <text:p text:style-name="P1">32 bits integer</text:p>
          <draw:enhanced-geometry svg:viewBox="0 0 21600 21600" draw:type="rectangle" draw:enhanced-path="M 0 0 L 21600 0 21600 21600 0 21600 0 0 Z N"/>
        </draw:custom-shape>
        <draw:custom-shape draw:style-name="gr1" draw:text-style-name="P1" draw:layer="layout" svg:width="2.7cm" svg:height="1.4cm" svg:x="12.298cm" svg:y="1.998cm">
          <text:p text:style-name="P1">32 bits integer</text:p>
          <text:p text:style-name="P1">for first level 24</text:p>
          <draw:enhanced-geometry svg:viewBox="0 0 21600 21600" draw:type="rectangle" draw:enhanced-path="M 0 0 L 21600 0 21600 21600 0 21600 0 0 Z N"/>
        </draw:custom-shape>
        <draw:custom-shape draw:style-name="gr1" draw:text-style-name="P1" draw:layer="layout" svg:width="2.7cm" svg:height="1.4cm" svg:x="14.998cm" svg:y="1.998cm">
          <text:p text:style-name="P1">32 bits integer</text:p>
          <text:p text:style-name="P1">for first level 25</text:p>
          <draw:enhanced-geometry svg:viewBox="0 0 21600 21600" draw:type="rectangle" draw:enhanced-path="M 0 0 L 21600 0 21600 21600 0 21600 0 0 Z N"/>
        </draw:custom-shape>
        <draw:line draw:style-name="gr3" draw:text-style-name="P2" draw:layer="layout" svg:x1="4cm" svg:y1="3.7cm" svg:x2="17.6cm" svg:y2="3.7cm">
          <text:p/>
        </draw:line>
        <draw:frame draw:style-name="gr4" draw:layer="layout" svg:width="2.936cm" svg:height="0.725cm" svg:x="9cm" svg:y="3.8cm">
          <draw:text-box>
            <text:p><text:span text:style-name="T1">Second level</text:span></text:p>
          </draw:text-box>
        </draw:frame>
        <draw:custom-shape draw:style-name="gr1" draw:text-style-name="P1" draw:layer="layout" svg:width="2.7cm" svg:height="1.4cm" svg:x="4.098cm" svg:y="1.998cm">
          <text:p text:style-name="P1">Second level</text:p>
          <text:p text:style-name="P1">for first level 0</text:p>
          <text:p text:style-name="P1">32 bits integer</text:p>
          <draw:enhanced-geometry svg:viewBox="0 0 21600 21600" draw:type="rectangle" draw:enhanced-path="M 0 0 L 21600 0 21600 21600 0 21600 0 0 Z N"/>
        </draw:custom-shape>
        <draw:custom-shape draw:style-name="gr1" draw:text-style-name="P1" draw:layer="layout" svg:width="2.7cm" svg:height="1.4cm" svg:x="6.798cm" svg:y="1.998cm">
          <text:p text:style-name="P1">Second level</text:p>
          <text:p text:style-name="P1">for first level 1</text:p>
          <text:p text:style-name="P1">32 bits integer</text:p>
          <draw:enhanced-geometry svg:viewBox="0 0 21600 21600" draw:type="rectangle" draw:enhanced-path="M 0 0 L 21600 0 21600 21600 0 21600 0 0 Z N"/>
        </draw:custom-shape>
        <draw:line draw:style-name="gr3" draw:text-style-name="P2" draw:layer="layout" svg:x1="1.4cm" svg:y1="3.7cm" svg:x2="4.1cm" svg:y2="3.7cm">
          <text:p/>
        </draw:line>
        <draw:frame draw:style-name="gr4" draw:layer="layout" svg:width="2.314cm" svg:height="0.725cm" svg:x="1.5cm" svg:y="3.801cm">
          <draw:text-box>
            <text:p><text:span text:style-name="T1">First level</text:span></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start="Arrow" draw:marker-end="Arrow" draw:marker-end-width="0.2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4.5cm" svg:height="1.6cm" svg:x="0.499cm" svg:y="0.2cm">
            <text:p text:style-name="P1"><text:span text:style-name="T1">Memory Management Area</text:span></text:p>
            <text:p text:style-name="P1"><text:span text:style-name="T1">MMA</text:span></text:p>
            <draw:enhanced-geometry svg:viewBox="0 0 21600 21600" draw:type="rectangle" draw:enhanced-path="M 0 0 L 21600 0 21600 21600 0 21600 0 0 Z N"/>
          </draw:custom-shape>
          <draw:custom-shape draw:style-name="gr1" draw:text-style-name="P2" draw:layer="layout" svg:width="12.5cm" svg:height="1.6cm" svg:x="4.999cm" svg:y="0.2cm">
            <text:p text:style-name="P1"><text:span text:style-name="T1">Memory Allocable Area</text:span></text:p>
            <text:p text:style-name="P1"><text:span text:style-name="T1">MAA</text:span></text:p>
            <draw:enhanced-geometry svg:viewBox="0 0 21600 21600" draw:type="rectangle" draw:enhanced-path="M 0 0 L 21600 0 21600 21600 0 21600 0 0 Z N"/>
          </draw:custom-shape>
          <draw:line draw:style-name="gr2" draw:text-style-name="P1" draw:layer="layout" svg:x1="0.499cm" svg:y1="2.1cm" svg:x2="17.499cm" svg:y2="2.1cm">
            <text:p/>
          </draw:line>
          <draw:frame draw:style-name="gr3" draw:text-style-name="P3" draw:layer="layout" svg:width="2.314cm" svg:height="0.725cm" svg:x="7.399cm" svg:y="2.1cm">
            <draw:text-box>
              <text:p><text:span text:style-name="T2">RAM size</text:span></text:p>
            </draw:text-box>
          </draw:fram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3cm" svg:height="1.3cm" svg:x="0.8cm" svg:y="0.399cm">
          <text:p text:style-name="P1"><text:span text:style-name="T1">Size</text:span></text:p>
          <text:p text:style-name="P1"><text:span text:style-name="T1">(4 bytes)</text:span></text:p>
          <draw:enhanced-geometry svg:viewBox="0 0 21600 21600" draw:type="rectangle" draw:enhanced-path="M 0 0 L 21600 0 21600 21600 0 21600 0 0 Z N"/>
        </draw:custom-shape>
        <draw:custom-shape draw:style-name="gr1" draw:text-style-name="P2" draw:layer="layout" svg:width="4.3cm" svg:height="1.3cm" svg:x="0.8cm" svg:y="1.699cm">
          <text:p text:style-name="P1"><text:span text:style-name="T1">Physical Previous Pointer</text:span></text:p>
          <text:p text:style-name="P1"><text:span text:style-name="T1">(4 bytes)</text:span></text:p>
          <draw:enhanced-geometry svg:viewBox="0 0 21600 21600" draw:type="rectangle" draw:enhanced-path="M 0 0 L 21600 0 21600 21600 0 21600 0 0 Z N"/>
        </draw:custom-shape>
        <draw:custom-shape draw:style-name="gr1" draw:text-style-name="P2" draw:layer="layout" svg:width="4.3cm" svg:height="1.3cm" svg:x="0.8cm" svg:y="2.999cm">
          <text:p text:style-name="P1"><text:span text:style-name="T1">Next pointer</text:span></text:p>
          <text:p text:style-name="P1"><text:span text:style-name="T1">(4 bytes)</text:span></text:p>
          <draw:enhanced-geometry svg:viewBox="0 0 21600 21600" draw:type="rectangle" draw:enhanced-path="M 0 0 L 21600 0 21600 21600 0 21600 0 0 Z N"/>
        </draw:custom-shape>
        <draw:custom-shape draw:style-name="gr1" draw:text-style-name="P2" draw:layer="layout" svg:width="4.3cm" svg:height="1.3cm" svg:x="0.8cm" svg:y="4.299cm">
          <text:p text:style-name="P1"><text:span text:style-name="T1">Previous pointer</text:span></text:p>
          <text:p text:style-name="P1"><text:span text:style-name="T1">(4 bytes)</text:span></text:p>
          <text:p text:style-name="P1"><text:span text:style-name="T1"/></text:p>
          <draw:enhanced-geometry svg:viewBox="0 0 21600 21600" draw:type="rectangle" draw:enhanced-path="M 0 0 L 21600 0 21600 21600 0 21600 0 0 Z N"/>
        </draw:custom-shape>
        <draw:custom-shape draw:style-name="gr1" draw:text-style-name="P2" draw:layer="layout" svg:width="4.3cm" svg:height="1.3cm" svg:x="0.799cm" svg:y="5.598cm">
          <text:p text:style-name="P1"><text:span text:style-name="T1">Free data</text:span></text:p>
          <draw:enhanced-geometry svg:viewBox="0 0 21600 21600" draw:type="rectangle" draw:enhanced-path="M 0 0 L 21600 0 21600 21600 0 21600 0 0 Z N"/>
        </draw:custom-shape>
        <draw:custom-shape draw:style-name="gr1" draw:text-style-name="P2" draw:layer="layout" svg:width="4.3cm" svg:height="1.3cm" svg:x="7cm" svg:y="0.399cm">
          <text:p text:style-name="P1"><text:span text:style-name="T1">Size</text:span></text:p>
          <text:p text:style-name="P1"><text:span text:style-name="T1">(4 bytes)</text:span></text:p>
          <draw:enhanced-geometry svg:viewBox="0 0 21600 21600" draw:type="rectangle" draw:enhanced-path="M 0 0 L 21600 0 21600 21600 0 21600 0 0 Z N"/>
        </draw:custom-shape>
        <draw:custom-shape draw:style-name="gr1" draw:text-style-name="P2" draw:layer="layout" svg:width="4.3cm" svg:height="1.3cm" svg:x="7cm" svg:y="1.699cm">
          <text:p text:style-name="P1"><text:span text:style-name="T1">Physical Previous Pointer</text:span></text:p>
          <text:p text:style-name="P1"><text:span text:style-name="T1">(4 bytes)</text:span></text:p>
          <draw:enhanced-geometry svg:viewBox="0 0 21600 21600" draw:type="rectangle" draw:enhanced-path="M 0 0 L 21600 0 21600 21600 0 21600 0 0 Z N"/>
        </draw:custom-shape>
        <draw:custom-shape draw:style-name="gr1" draw:text-style-name="P2" draw:layer="layout" svg:width="4.3cm" svg:height="3.9cm" svg:x="7cm" svg:y="2.999cm">
          <text:p text:style-name="P1"><text:span text:style-name="T1">Allocated data</text:span></text:p>
          <draw:enhanced-geometry svg:viewBox="0 0 21600 21600" draw:type="rectangle" draw:enhanced-path="M 0 0 L 21600 0 21600 21600 0 21600 0 0 Z N"/>
        </draw:custom-shape>
        <draw:frame draw:style-name="gr2" draw:layer="layout" svg:width="3.461cm" svg:height="0.962cm" svg:x="1.3cm" svg:y="6.899cm">
          <draw:text-box>
            <text:p>Free block</text:p>
          </draw:text-box>
        </draw:frame>
        <draw:frame draw:style-name="gr2" draw:layer="layout" svg:width="3.635cm" svg:height="0.962cm" svg:x="7.339cm" svg:y="6.937cm">
          <draw:text-box>
            <text:p>Used block</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45cm" fo:min-width="0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3cm" svg:height="1.3cm" svg:x="0.799cm" svg:y="0.399cm">
          <text:p text:style-name="P1"><text:span text:style-name="T1">Size = 8 bytes</text:span></text:p>
          <text:p text:style-name="P1"><text:span text:style-name="T1">(4 bytes)</text:span></text:p>
          <draw:enhanced-geometry svg:viewBox="0 0 21600 21600" draw:type="rectangle" draw:enhanced-path="M 0 0 L 21600 0 21600 21600 0 21600 0 0 Z N"/>
        </draw:custom-shape>
        <draw:custom-shape draw:style-name="gr1" draw:text-style-name="P2" draw:layer="layout" svg:width="4.3cm" svg:height="1.3cm" svg:x="0.799cm" svg:y="1.699cm">
          <text:p text:style-name="P1"><text:span text:style-name="T1">Physical Previous Pointer</text:span></text:p>
          <text:p text:style-name="P1"><text:span text:style-name="T1">(4 bytes)</text:span></text:p>
          <draw:enhanced-geometry svg:viewBox="0 0 21600 21600" draw:type="rectangle" draw:enhanced-path="M 0 0 L 21600 0 21600 21600 0 21600 0 0 Z N"/>
        </draw:custom-shape>
        <draw:custom-shape draw:style-name="gr1" draw:text-style-name="P2" draw:layer="layout" svg:width="4.3cm" svg:height="1.3cm" svg:x="0.799cm" svg:y="2.999cm">
          <text:p text:style-name="P1"><text:span text:style-name="T1">Next pointer</text:span></text:p>
          <text:p text:style-name="P1"><text:span text:style-name="T1">(4 bytes)</text:span></text:p>
          <draw:enhanced-geometry svg:viewBox="0 0 21600 21600" draw:type="rectangle" draw:enhanced-path="M 0 0 L 21600 0 21600 21600 0 21600 0 0 Z N"/>
        </draw:custom-shape>
        <draw:custom-shape draw:style-name="gr1" draw:text-style-name="P2" draw:layer="layout" svg:width="4.3cm" svg:height="1.3cm" svg:x="0.799cm" svg:y="4.299cm">
          <text:p text:style-name="P1"><text:span text:style-name="T1">Previous pointer</text:span></text:p>
          <text:p text:style-name="P1"><text:span text:style-name="T1">(4 bytes)</text:span></text:p>
          <text:p text:style-name="P1"><text:span text:style-name="T1"/></text:p>
          <draw:enhanced-geometry svg:viewBox="0 0 21600 21600" draw:type="rectangle" draw:enhanced-path="M 0 0 L 21600 0 21600 21600 0 21600 0 0 Z N"/>
        </draw:custom-shape>
        <draw:custom-shape draw:style-name="gr1" draw:text-style-name="P2" draw:layer="layout" svg:width="4.3cm" svg:height="1.3cm" svg:x="6.999cm" svg:y="0.399cm">
          <text:p text:style-name="P1"><text:span text:style-name="T1">Size = 8 bytes</text:span></text:p>
          <text:p text:style-name="P1"><text:span text:style-name="T1">(4 bytes)</text:span></text:p>
          <draw:enhanced-geometry svg:viewBox="0 0 21600 21600" draw:type="rectangle" draw:enhanced-path="M 0 0 L 21600 0 21600 21600 0 21600 0 0 Z N"/>
        </draw:custom-shape>
        <draw:custom-shape draw:style-name="gr1" draw:text-style-name="P2" draw:layer="layout" svg:width="4.3cm" svg:height="1.3cm" svg:x="6.999cm" svg:y="1.699cm">
          <text:p text:style-name="P1"><text:span text:style-name="T1">Physical Previous Pointer</text:span></text:p>
          <text:p text:style-name="P1"><text:span text:style-name="T1">(4 bytes)</text:span></text:p>
          <draw:enhanced-geometry svg:viewBox="0 0 21600 21600" draw:type="rectangle" draw:enhanced-path="M 0 0 L 21600 0 21600 21600 0 21600 0 0 Z N"/>
        </draw:custom-shape>
        <draw:custom-shape draw:style-name="gr1" draw:text-style-name="P2" draw:layer="layout" svg:width="4.3cm" svg:height="2.6cm" svg:x="6.999cm" svg:y="2.999cm">
          <text:p text:style-name="P1"><text:span text:style-name="T1">Allocated data</text:span></text:p>
          <text:p text:style-name="P1"><text:span text:style-name="T1">(8 bytes)</text:span></text:p>
          <draw:enhanced-geometry svg:viewBox="0 0 21600 21600" draw:type="rectangle" draw:enhanced-path="M 0 0 L 21600 0 21600 21600 0 21600 0 0 Z N"/>
        </draw:custom-shape>
        <draw:frame draw:style-name="gr2" draw:layer="layout" svg:width="3.461cm" svg:height="0.962cm" svg:x="1.238cm" svg:y="5.699cm">
          <draw:text-box>
            <text:p>Free block</text:p>
          </draw:text-box>
        </draw:frame>
        <draw:frame draw:style-name="gr3" draw:layer="layout" svg:width="3.635cm" svg:height="0.962cm" svg:x="7.338cm" svg:y="5.699cm">
          <draw:text-box>
            <text:p>Used block</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start"/>
    </style:style>
    <style:style style:name="P4" style:family="paragraph">
      <style:paragraph-properties fo:text-align="start"/>
      <style:text-properties fo:font-size="10pt" style:font-size-asian="10pt" style:font-size-complex="10pt"/>
    </style:style>
    <style:style style:name="P5"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9cm" svg:height="1.3cm" svg:x="0.801cm" svg:y="0.9cm">
          <text:p text:style-name="P1"><text:span text:style-name="T1">Size in block</text:span></text:p>
          <draw:enhanced-geometry svg:viewBox="0 0 21600 21600" draw:type="rectangle" draw:enhanced-path="M 0 0 L 21600 0 21600 21600 0 21600 0 0 Z N"/>
        </draw:custom-shape>
        <draw:custom-shape draw:style-name="gr1" draw:text-style-name="P4" draw:layer="layout" svg:width="2.6cm" svg:height="1.3cm" svg:x="10.201cm" svg:y="0.9cm">
          <text:p text:style-name="P3"><text:span text:style-name="T1">0 block is used</text:span></text:p>
          <text:p text:style-name="P3"><text:span text:style-name="T1">1 block is free</text:span></text:p>
          <draw:enhanced-geometry svg:viewBox="0 0 21600 21600" draw:type="rectangle" draw:enhanced-path="M 0 0 L 21600 0 21600 21600 0 21600 0 0 Z N"/>
        </draw:custom-shape>
        <draw:custom-shape draw:style-name="gr1" draw:text-style-name="P4" draw:layer="layout" svg:width="3.5cm" svg:height="1.3cm" svg:x="6.701cm" svg:y="0.9cm">
          <text:p text:style-name="P3"><text:span text:style-name="T1">0 Not the last block</text:span></text:p>
          <text:p text:style-name="P3"><text:span text:style-name="T1">1 Last block</text:span></text:p>
          <draw:enhanced-geometry svg:viewBox="0 0 21600 21600" draw:type="rectangle" draw:enhanced-path="M 0 0 L 21600 0 21600 21600 0 21600 0 0 Z N"/>
        </draw:custom-shape>
        <draw:frame draw:style-name="gr2" draw:text-style-name="P5" draw:layer="layout" svg:width="1.357cm" svg:height="0.645cm" svg:x="0.506cm" svg:y="0.4cm">
          <draw:text-box>
            <text:p><text:span text:style-name="T1">bit 31</text:span></text:p>
          </draw:text-box>
        </draw:frame>
        <draw:frame draw:style-name="gr2" draw:text-style-name="P5" draw:layer="layout" svg:width="1.162cm" svg:height="0.645cm" svg:x="5.708cm" svg:y="0.403cm">
          <draw:text-box>
            <text:p><text:span text:style-name="T1">bit 2</text:span></text:p>
          </draw:text-box>
        </draw:frame>
        <draw:frame draw:style-name="gr2" draw:text-style-name="P5" draw:layer="layout" svg:width="1.162cm" svg:height="0.645cm" svg:x="7.708cm" svg:y="0.404cm">
          <draw:text-box>
            <text:p><text:span text:style-name="T1">bit 1</text:span></text:p>
          </draw:text-box>
        </draw:frame>
        <draw:frame draw:style-name="gr2" draw:text-style-name="P5" draw:layer="layout" svg:width="1.162cm" svg:height="0.645cm" svg:x="10.908cm" svg:y="0.404cm">
          <draw:text-box>
            <text:p><text:span text:style-name="T1">bit 0</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0000" draw:textarea-horizontal-align="justify" draw:textarea-vertical-align="middle" draw:auto-grow-height="false" fo:min-height="1.313cm" fo:wrap-option="wrap"/>
    </style:style>
    <style:style style:name="gr3" style:family="graphic" style:parent-style-name="standard">
      <style:graphic-properties draw:fill-color="#e6ff00" draw:textarea-horizontal-align="justify" draw:textarea-vertical-align="middle" draw:auto-grow-height="false"/>
    </style:style>
    <style:style style:name="gr4" style:family="graphic" style:parent-style-name="objectwithoutfill">
      <style:graphic-properties draw:marker-end="Arrow" draw:marker-end-width="0.2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color="#e6ff00" draw:textarea-horizontal-align="justify" draw:textarea-vertical-align="middle" draw:auto-grow-height="false"/>
    </style:style>
    <style:style style:name="gr7" style:family="graphic" style:parent-style-name="standard">
      <style:graphic-properties draw:fill-color="#dc2300" draw:textarea-horizontal-align="justify" draw:textarea-vertical-align="middle" draw:auto-grow-height="false"/>
    </style:style>
    <style:style style:name="gr8"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ext-properties fo:font-size="8pt" style:font-size-asian="8pt" style:font-size-complex="8pt"/>
    </style:style>
    <style:style style:name="P4" style:family="paragraph">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cm" svg:height="3cm" svg:x="0.499cm" svg:y="0.801cm">
          <text:p text:style-name="P1"><text:span text:style-name="T1">MMA area</text:span></text:p>
          <draw:enhanced-geometry svg:viewBox="0 0 21600 21600" draw:type="rectangle" draw:enhanced-path="M 0 0 L 21600 0 21600 21600 0 21600 0 0 Z N"/>
        </draw:custom-shape>
        <draw:custom-shape draw:style-name="gr2" draw:text-style-name="P2" draw:layer="layout" svg:width="0.3cm" svg:height="3cm" svg:x="3.099cm" svg:y="0.801cm">
          <text:p text:style-name="P1"><text:span text:style-name="T2">size</text:span></text:p>
          <draw:enhanced-geometry svg:viewBox="0 0 21600 21600" draw:mirror-horizontal="false" draw:mirror-vertical="false" draw:type="rectangle" draw:enhanced-path="M 0 0 L 21600 0 21600 21600 0 21600 0 0 Z N"/>
        </draw:custom-shape>
        <draw:custom-shape draw:style-name="gr2" draw:text-style-name="P2" xml:id="id1" draw:id="id1" draw:layer="layout" svg:width="0.3cm" svg:height="3.001cm" svg:x="3.398cm" svg:y="0.8cm">
          <text:p text:style-name="P1"><text:span text:style-name="T2">Phys <text:s/>prev</text:span></text:p>
          <draw:enhanced-geometry svg:viewBox="0 0 21600 21600" draw:type="rectangle" draw:enhanced-path="M 0 0 L 21600 0 21600 21600 0 21600 0 0 Z N"/>
        </draw:custom-shape>
        <draw:custom-shape draw:style-name="gr3" draw:text-style-name="P2" draw:layer="layout" svg:width="7.1cm" svg:height="3cm" svg:x="3.699cm" svg:y="0.8cm">
          <text:p text:style-name="P1"><text:span text:style-name="T1">Data</text:span></text:p>
          <text:p text:style-name="P1"><text:span text:style-name="T1">Available</text:span></text:p>
          <draw:enhanced-geometry svg:viewBox="0 0 21600 21600" draw:type="rectangle" draw:enhanced-path="M 0 0 L 21600 0 21600 21600 0 21600 0 0 Z N"/>
        </draw:custom-shape>
        <draw:connector draw:style-name="gr4" draw:text-style-name="P3" draw:layer="layout" svg:x1="3.548cm" svg:y1="3.801cm" svg:x2="2.253cm" svg:y2="4.295cm" draw:start-shape="id1" draw:start-glue-point="2" svg:d="m3548 3801v500h-1295v-6" svg:viewBox="0 0 1296 501">
          <text:p/>
        </draw:connector>
        <draw:frame draw:style-name="gr5" draw:layer="layout" svg:width="1.222cm" svg:height="0.569cm" svg:x="1.199cm" svg:y="4.03cm">
          <draw:text-box>
            <text:p text:style-name="P1"><text:span text:style-name="T2">NULL</text:span></text:p>
          </draw:text-box>
        </draw:frame>
        <draw:custom-shape draw:style-name="gr6" draw:text-style-name="P1" draw:layer="layout" svg:width="0.4cm" svg:height="0.4cm" svg:x="0.799cm" svg:y="5.099cm">
          <text:p/>
          <draw:enhanced-geometry svg:viewBox="0 0 21600 21600" draw:type="rectangle" draw:enhanced-path="M 0 0 L 21600 0 21600 21600 0 21600 0 0 Z N"/>
        </draw:custom-shape>
        <draw:custom-shape draw:style-name="gr7" draw:text-style-name="P1" draw:layer="layout" svg:width="0.4cm" svg:height="0.4cm" svg:x="0.775cm" svg:y="5.959cm">
          <text:p/>
          <draw:enhanced-geometry svg:viewBox="0 0 21600 21600" draw:type="rectangle" draw:enhanced-path="M 0 0 L 21600 0 21600 21600 0 21600 0 0 Z N"/>
        </draw:custom-shape>
        <draw:frame draw:style-name="gr5" draw:text-style-name="P4" draw:layer="layout" svg:width="4.972cm" svg:height="0.645cm" svg:x="1.299cm" svg:y="4.999cm">
          <draw:text-box>
            <text:p><text:span text:style-name="T1">Data, free space of the block</text:span></text:p>
          </draw:text-box>
        </draw:frame>
        <draw:frame draw:style-name="gr5" draw:text-style-name="P4" draw:layer="layout" svg:width="6.391cm" svg:height="1.039cm" svg:x="1.194cm" svg:y="5.86cm">
          <draw:text-box>
            <text:p><text:span text:style-name="T1">Header, block is tagged free, last and </text:span></text:p>
            <text:p><text:span text:style-name="T1">physical prev pointer is null </text:span></text:p>
          </draw:text-box>
        </draw:frame>
        <draw:line draw:style-name="gr8" draw:text-style-name="P1" draw:layer="layout" svg:x1="3.1cm" svg:y1="0.5cm" svg:x2="10.8cm" svg:y2="0.5cm">
          <text:p/>
        </draw:line>
        <draw:frame draw:style-name="gr5" draw:text-style-name="P4" draw:layer="layout" svg:width="1.26cm" svg:height="0.645cm" svg:x="6.34cm" svg:y="-0.045cm">
          <draw:text-box>
            <text:p><text:span text:style-name="T1">MAA</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e6ff00" draw:textarea-horizontal-align="justify" draw:textarea-vertical-align="middle" draw:auto-grow-height="false"/>
    </style:style>
    <style:style style:name="gr3" style:family="graphic" style:parent-style-name="standard">
      <style:graphic-properties draw:marker-start="Arrow" draw:marker-start-width="0.3cm" draw:marker-end="Arrow" draw:marker-end-width="0.3cm"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1cm" svg:height="2.1cm" svg:x="2.1cm" svg:y="2.8cm">
          <text:p text:style-name="P1"><text:span text:style-name="T1">First leve</text:span><text:span text:style-name="T2">l</text:span></text:p>
          <draw:enhanced-geometry svg:viewBox="0 0 21600 21600" draw:type="rectangle" draw:enhanced-path="M 0 0 L 21600 0 21600 21600 0 21600 0 0 Z N"/>
        </draw:custom-shape>
        <draw:custom-shape draw:style-name="gr1" draw:text-style-name="P3" draw:layer="layout" svg:width="2.1cm" svg:height="2.1cm" svg:x="6.299cm" svg:y="2.799cm">
          <text:p text:style-name="P1"><text:span text:style-name="T1">FBLA</text:span></text:p>
          <text:p text:style-name="P1"><text:span text:style-name="T1">Free Block</text:span></text:p>
          <text:p text:style-name="P1"><text:span text:style-name="T1">List area</text:span></text:p>
          <draw:enhanced-geometry svg:viewBox="0 0 21600 21600" draw:type="rectangle" draw:enhanced-path="M 0 0 L 21600 0 21600 21600 0 21600 0 0 Z N"/>
        </draw:custom-shape>
        <draw:custom-shape draw:style-name="gr1" draw:text-style-name="P3" draw:layer="layout" svg:width="2.1cm" svg:height="2.1cm" svg:x="4.2cm" svg:y="2.8cm">
          <text:p text:style-name="P1"><text:span text:style-name="T1">Second level</text:span></text:p>
          <draw:enhanced-geometry svg:viewBox="0 0 21600 21600" draw:type="rectangle" draw:enhanced-path="M 0 0 L 21600 0 21600 21600 0 21600 0 0 Z N"/>
        </draw:custom-shape>
        <draw:custom-shape draw:style-name="gr2" draw:text-style-name="P3" draw:layer="layout" svg:width="7.902cm" svg:height="2.1cm" svg:x="8.398cm" svg:y="2.798cm">
          <text:p text:style-name="P1"><text:span text:style-name="T1">MAA</text:span></text:p>
          <text:p text:style-name="P1"><text:span text:style-name="T1">Memory Allocation Area</text:span></text:p>
          <draw:enhanced-geometry svg:viewBox="0 0 21600 21600" draw:type="rectangle" draw:enhanced-path="M 0 0 L 21600 0 21600 21600 0 21600 0 0 Z N"/>
        </draw:custom-shape>
        <draw:line draw:style-name="gr3" draw:text-style-name="P2" draw:layer="layout" svg:x1="2.1cm" svg:y1="2.4cm" svg:x2="8.4cm" svg:y2="2.4cm">
          <text:p/>
        </draw:line>
        <draw:frame draw:style-name="gr4" draw:layer="layout" svg:width="1.488cm" svg:height="0.725cm" svg:x="4.3cm" svg:y="1.8cm">
          <draw:text-box>
            <text:p text:style-name="P1"><text:span text:style-name="T2">MMA</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7da647" draw:textarea-horizontal-align="justify" draw:textarea-vertical-align="middle" draw:auto-grow-height="false"/>
    </style:style>
    <style:style style:name="gr3" style:family="graphic" style:parent-style-name="standard">
      <style:graphic-properties draw:fill-color="#ff9966"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cm" draw:marker-start="" draw:marker-start-width="0cm" draw:marker-end="Arrow" draw:marker-end-width="0.35cm" draw:textarea-vertical-align="middle" fo:padding-top="0.175cm" fo:padding-bottom="0.175cm" fo:padding-left="0.3cm" fo:padding-right="0.3cm"/>
    </style:style>
    <style:style style:name="P1" style:family="paragraph">
      <style:paragraph-properties fo:text-align="center"/>
      <style:text-properties fo:font-size="10pt" style:font-size-asian="10pt" style:font-size-complex="10pt"/>
    </style:style>
    <style:style style:name="P2" style:family="paragraph">
      <style:text-properties fo:font-size="10pt" style:font-size-asian="10pt" style:font-size-complex="10pt"/>
    </style:style>
    <style:style style:name="P3"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01cm" svg:height="1.6cm" svg:x="1.4cm" svg:y="0.2cm">
          <text:p text:style-name="P1">prev_phys</text:p>
          <draw:enhanced-geometry svg:viewBox="0 0 21600 21600" draw:type="rectangle" draw:enhanced-path="M 0 0 L 21600 0 21600 21600 0 21600 0 0 Z N"/>
        </draw:custom-shape>
        <draw:custom-shape draw:style-name="gr1" draw:text-style-name="P1" draw:layer="layout" svg:width="2.8cm" svg:height="1.6cm" svg:x="3cm" svg:y="0.2cm">
          <text:p text:style-name="P1">data</text:p>
          <draw:enhanced-geometry svg:viewBox="0 0 21600 21600" draw:type="rectangle" draw:enhanced-path="M 0 0 L 21600 0 21600 21600 0 21600 0 0 Z N"/>
        </draw:custom-shape>
        <draw:custom-shape draw:style-name="gr1" draw:text-style-name="P1" xml:id="id4" draw:id="id4" draw:layer="layout" svg:width="0.801cm" svg:height="1.6cm" svg:x="0.599cm" svg:y="0.198cm">
          <text:p text:style-name="P1">size</text:p>
          <draw:enhanced-geometry svg:viewBox="0 0 21600 21600" draw:type="rectangle" draw:enhanced-path="M 0 0 L 21600 0 21600 21600 0 21600 0 0 Z N"/>
        </draw:custom-shape>
        <draw:custom-shape draw:style-name="gr2" draw:text-style-name="P1" xml:id="id3" draw:id="id3" draw:layer="layout" svg:width="1.601cm" svg:height="1.6cm" svg:x="6.599cm" svg:y="0.199cm">
          <text:p text:style-name="P1">prev_phys</text:p>
          <draw:enhanced-geometry svg:viewBox="0 0 21600 21600" draw:type="rectangle" draw:enhanced-path="M 0 0 L 21600 0 21600 21600 0 21600 0 0 Z N"/>
        </draw:custom-shape>
        <draw:custom-shape draw:style-name="gr2" draw:text-style-name="P1" draw:layer="layout" svg:width="2.8cm" svg:height="1.6cm" svg:x="8.199cm" svg:y="0.199cm">
          <text:p text:style-name="P1">data</text:p>
          <draw:enhanced-geometry svg:viewBox="0 0 21600 21600" draw:type="rectangle" draw:enhanced-path="M 0 0 L 21600 0 21600 21600 0 21600 0 0 Z N"/>
        </draw:custom-shape>
        <draw:custom-shape draw:style-name="gr2" draw:text-style-name="P1" xml:id="id2" draw:id="id2" draw:layer="layout" svg:width="0.801cm" svg:height="1.6cm" svg:x="5.798cm" svg:y="0.197cm">
          <text:p text:style-name="P1">size</text:p>
          <draw:enhanced-geometry svg:viewBox="0 0 21600 21600" draw:type="rectangle" draw:enhanced-path="M 0 0 L 21600 0 21600 21600 0 21600 0 0 Z N"/>
        </draw:custom-shape>
        <draw:custom-shape draw:style-name="gr3" draw:text-style-name="P1" xml:id="id1" draw:id="id1" draw:layer="layout" svg:width="1.601cm" svg:height="1.6cm" svg:x="11.799cm" svg:y="0.199cm">
          <text:p text:style-name="P1">prev_phys</text:p>
          <draw:enhanced-geometry svg:viewBox="0 0 21600 21600" draw:type="rectangle" draw:enhanced-path="M 0 0 L 21600 0 21600 21600 0 21600 0 0 Z N"/>
        </draw:custom-shape>
        <draw:custom-shape draw:style-name="gr3" draw:text-style-name="P1" draw:layer="layout" svg:width="2.8cm" svg:height="1.6cm" svg:x="13.399cm" svg:y="0.199cm">
          <text:p text:style-name="P1">data</text:p>
          <draw:enhanced-geometry svg:viewBox="0 0 21600 21600" draw:type="rectangle" draw:enhanced-path="M 0 0 L 21600 0 21600 21600 0 21600 0 0 Z N"/>
        </draw:custom-shape>
        <draw:custom-shape draw:style-name="gr3" draw:text-style-name="P1" draw:layer="layout" svg:width="0.801cm" svg:height="1.6cm" svg:x="10.998cm" svg:y="0.197cm">
          <text:p text:style-name="P1">size</text:p>
          <draw:enhanced-geometry svg:viewBox="0 0 21600 21600" draw:type="rectangle" draw:enhanced-path="M 0 0 L 21600 0 21600 21600 0 21600 0 0 Z N"/>
        </draw:custom-shape>
        <draw:frame draw:style-name="gr4" draw:text-style-name="P2" draw:layer="layout" svg:width="1.967cm" svg:height="0.645cm" svg:x="1.9cm" svg:y="1.8cm">
          <draw:text-box>
            <text:p><text:span text:style-name="T1">Old block</text:span></text:p>
          </draw:text-box>
        </draw:frame>
        <draw:frame draw:style-name="gr4" draw:text-style-name="P2" draw:layer="layout" svg:width="2.123cm" svg:height="0.645cm" svg:x="7.201cm" svg:y="1.801cm">
          <draw:text-box>
            <text:p><text:span text:style-name="T1">New block</text:span></text:p>
          </draw:text-box>
        </draw:frame>
        <draw:frame draw:style-name="gr4" draw:text-style-name="P2" draw:layer="layout" svg:width="2.145cm" svg:height="0.645cm" svg:x="12.601cm" svg:y="1.801cm">
          <draw:text-box>
            <text:p><text:span text:style-name="T1">Next block</text:span></text:p>
          </draw:text-box>
        </draw:frame>
        <draw:connector draw:style-name="gr5" draw:text-style-name="P3" draw:layer="layout" draw:line-skew="-0.196cm" svg:x1="12.599cm" svg:y1="0.199cm" svg:x2="6.198cm" svg:y2="0.197cm" draw:start-shape="id1" draw:start-glue-point="0" draw:end-shape="id2" draw:end-glue-point="0" svg:d="m12599 199v-699h-6401v697" svg:viewBox="0 0 6402 700">
          <text:p/>
        </draw:connector>
        <draw:connector draw:style-name="gr5" draw:text-style-name="P3" draw:layer="layout" draw:line-skew="-0.697cm" svg:x1="7.399cm" svg:y1="0.199cm" svg:x2="0.999cm" svg:y2="0.198cm" draw:start-shape="id3" draw:start-glue-point="0" draw:end-shape="id4" svg:d="m7399 199v-1199h-6400v1198" svg:viewBox="0 0 6401 1200">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7da647"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1cm" draw:marker-start="" draw:marker-start-width="0.35cm" draw:marker-end="Arrow" draw:marker-end-width="0.25cm" draw:textarea-vertical-align="middle" fo:padding-top="0.175cm" fo:padding-bottom="0.175cm" fo:padding-left="0.3cm" fo:padding-right="0.3cm"/>
    </style:style>
    <style:style style:name="P1" style:family="paragraph">
      <style:paragraph-properties fo:text-align="center"/>
      <style:text-properties fo:font-size="8pt" style:font-size-asian="8pt" style:font-size-complex="8pt"/>
    </style:style>
    <style:style style:name="P2" style:family="paragraph">
      <style:text-properties fo:font-size="10pt" style:font-size-asian="10pt" style:font-size-complex="10pt"/>
    </style:style>
    <style:style style:name="P3" style:family="paragraph">
      <style:paragraph-properties fo:text-align="center"/>
    </style:style>
    <style:style style:name="T1" style:family="text">
      <style:text-properties fo:font-size="8pt" style:font-size-asian="8pt" style:font-size-complex="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8cm" svg:height="0.8cm" svg:x="0.3cm" svg:y="2.4cm">
          <text:p text:style-name="P1"><text:span text:style-name="T1">Size</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0.801cm" svg:height="0.8cm" svg:x="1.099cm" svg:y="2.399cm">
          <text:p text:style-name="P1"><text:span text:style-name="T1">Phys</text:span></text:p>
          <text:p text:style-name="P1"><text:span text:style-name="T1">Prev</text:span></text:p>
          <draw:enhanced-geometry svg:viewBox="0 0 21600 21600" draw:type="rectangle" draw:enhanced-path="M 0 0 L 21600 0 21600 21600 0 21600 0 0 Z N"/>
        </draw:custom-shape>
        <draw:custom-shape draw:style-name="gr1" draw:text-style-name="P1" draw:layer="layout" svg:width="0.801cm" svg:height="0.8cm" svg:x="1.898cm" svg:y="2.398cm">
          <text:p text:style-name="P1"><text:span text:style-name="T1">Prev</text:span></text:p>
          <draw:enhanced-geometry svg:viewBox="0 0 21600 21600" draw:type="rectangle" draw:enhanced-path="M 0 0 L 21600 0 21600 21600 0 21600 0 0 Z N"/>
        </draw:custom-shape>
        <draw:custom-shape draw:style-name="gr1" draw:text-style-name="P1" draw:layer="layout" svg:width="0.801cm" svg:height="0.8cm" svg:x="2.698cm" svg:y="2.398cm">
          <text:p text:style-name="P1"><text:span text:style-name="T1">Next</text:span></text:p>
          <draw:enhanced-geometry svg:viewBox="0 0 21600 21600" draw:type="rectangle" draw:enhanced-path="M 0 0 L 21600 0 21600 21600 0 21600 0 0 Z N"/>
        </draw:custom-shape>
        <draw:custom-shape draw:style-name="gr1" draw:text-style-name="P1" draw:layer="layout" svg:width="11.402cm" svg:height="0.8cm" svg:x="3.498cm" svg:y="2.398cm">
          <text:p text:style-name="P1"><text:span text:style-name="T1">data</text:span></text:p>
          <draw:enhanced-geometry svg:viewBox="0 0 21600 21600" draw:type="rectangle" draw:enhanced-path="M 0 0 L 21600 0 21600 21600 0 21600 0 0 Z N"/>
        </draw:custom-shape>
        <draw:custom-shape draw:style-name="gr1" draw:text-style-name="P1" xml:id="id2" draw:id="id2" draw:layer="layout" svg:width="0.8cm" svg:height="0.8cm" svg:x="0.299cm" svg:y="3.999cm">
          <text:p text:style-name="P1"><text:span text:style-name="T1">Size</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0.801cm" svg:height="0.8cm" svg:x="1.098cm" svg:y="3.998cm">
          <text:p text:style-name="P1"><text:span text:style-name="T1">Phys</text:span></text:p>
          <text:p text:style-name="P1"><text:span text:style-name="T1">Prev</text:span></text:p>
          <draw:enhanced-geometry svg:viewBox="0 0 21600 21600" draw:type="rectangle" draw:enhanced-path="M 0 0 L 21600 0 21600 21600 0 21600 0 0 Z N"/>
        </draw:custom-shape>
        <draw:custom-shape draw:style-name="gr1" draw:text-style-name="P1" draw:layer="layout" svg:width="0.801cm" svg:height="0.8cm" svg:x="1.897cm" svg:y="3.997cm">
          <text:p text:style-name="P1"><text:span text:style-name="T1">Prev</text:span></text:p>
          <draw:enhanced-geometry svg:viewBox="0 0 21600 21600" draw:type="rectangle" draw:enhanced-path="M 0 0 L 21600 0 21600 21600 0 21600 0 0 Z N"/>
        </draw:custom-shape>
        <draw:custom-shape draw:style-name="gr1" draw:text-style-name="P1" draw:layer="layout" svg:width="0.801cm" svg:height="0.8cm" svg:x="2.697cm" svg:y="3.997cm">
          <text:p text:style-name="P1"><text:span text:style-name="T1">Next</text:span></text:p>
          <draw:enhanced-geometry svg:viewBox="0 0 21600 21600" draw:type="rectangle" draw:enhanced-path="M 0 0 L 21600 0 21600 21600 0 21600 0 0 Z N"/>
        </draw:custom-shape>
        <draw:custom-shape draw:style-name="gr1" draw:text-style-name="P1" draw:layer="layout" svg:width="2.203cm" svg:height="0.8cm" svg:x="3.497cm" svg:y="3.997cm">
          <text:p text:style-name="P1"><text:span text:style-name="T1">data</text:span></text:p>
          <draw:enhanced-geometry svg:viewBox="0 0 21600 21600" draw:type="rectangle" draw:enhanced-path="M 0 0 L 21600 0 21600 21600 0 21600 0 0 Z N"/>
        </draw:custom-shape>
        <draw:custom-shape draw:style-name="gr2" draw:text-style-name="P1" draw:layer="layout" svg:width="0.8cm" svg:height="0.8cm" svg:x="5.699cm" svg:y="3.998cm">
          <text:p text:style-name="P1"><text:span text:style-name="T1">Size</text:span></text:p>
          <draw:enhanced-geometry svg:viewBox="0 0 21600 21600" draw:mirror-horizontal="false" draw:mirror-vertical="false" draw:type="rectangle" draw:enhanced-path="M 0 0 L 21600 0 21600 21600 0 21600 0 0 Z N"/>
        </draw:custom-shape>
        <draw:custom-shape draw:style-name="gr2" draw:text-style-name="P1" xml:id="id1" draw:id="id1" draw:layer="layout" svg:width="0.801cm" svg:height="0.8cm" svg:x="6.498cm" svg:y="3.997cm">
          <text:p text:style-name="P1"><text:span text:style-name="T1">Phys</text:span></text:p>
          <text:p text:style-name="P1"><text:span text:style-name="T1">Prev</text:span></text:p>
          <draw:enhanced-geometry svg:viewBox="0 0 21600 21600" draw:mirror-horizontal="false" draw:mirror-vertical="false" draw:type="rectangle" draw:enhanced-path="M 0 0 L 21600 0 21600 21600 0 21600 0 0 Z N"/>
        </draw:custom-shape>
        <draw:custom-shape draw:style-name="gr2" draw:text-style-name="P1" draw:layer="layout" svg:width="0.801cm" svg:height="0.8cm" svg:x="7.297cm" svg:y="3.996cm">
          <text:p text:style-name="P1"><text:span text:style-name="T1">Prev</text:span></text:p>
          <draw:enhanced-geometry svg:viewBox="0 0 21600 21600" draw:mirror-horizontal="false" draw:mirror-vertical="false" draw:type="rectangle" draw:enhanced-path="M 0 0 L 21600 0 21600 21600 0 21600 0 0 Z N"/>
        </draw:custom-shape>
        <draw:custom-shape draw:style-name="gr2" draw:text-style-name="P1" draw:layer="layout" svg:width="0.801cm" svg:height="0.8cm" svg:x="8.097cm" svg:y="3.996cm">
          <text:p text:style-name="P1"><text:span text:style-name="T1">Next</text:span></text:p>
          <draw:enhanced-geometry svg:viewBox="0 0 21600 21600" draw:mirror-horizontal="false" draw:mirror-vertical="false" draw:type="rectangle" draw:enhanced-path="M 0 0 L 21600 0 21600 21600 0 21600 0 0 Z N"/>
        </draw:custom-shape>
        <draw:custom-shape draw:style-name="gr2" draw:text-style-name="P1" draw:layer="layout" svg:width="6.003cm" svg:height="0.8cm" svg:x="8.897cm" svg:y="3.996cm">
          <text:p text:style-name="P1"><text:span text:style-name="T1">data</text:span></text:p>
          <draw:enhanced-geometry svg:viewBox="0 0 21600 21600" draw:mirror-horizontal="false" draw:mirror-vertical="false" draw:type="rectangle" draw:enhanced-path="M 0 0 L 21600 0 21600 21600 0 21600 0 0 Z N"/>
        </draw:custom-shape>
        <draw:frame draw:style-name="gr3" draw:text-style-name="P2" draw:layer="layout" svg:width="3.173cm" svg:height="0.645cm" svg:x="0.127cm" svg:y="1.855cm">
          <draw:text-box>
            <text:p><text:span text:style-name="T2">Block before split</text:span></text:p>
          </draw:text-box>
        </draw:frame>
        <draw:frame draw:style-name="gr3" draw:text-style-name="P2" draw:layer="layout" svg:width="3.059cm" svg:height="0.645cm" svg:x="0.128cm" svg:y="3.456cm">
          <draw:text-box>
            <text:p><text:span text:style-name="T2">Blocks after split</text:span></text:p>
          </draw:text-box>
        </draw:frame>
        <draw:connector draw:style-name="gr4" draw:text-style-name="P3" draw:layer="layout" svg:x1="6.898cm" svg:y1="4.797cm" svg:x2="0.699cm" svg:y2="4.799cm" draw:start-shape="id1" draw:start-glue-point="2" draw:end-shape="id2" draw:end-glue-point="2" svg:d="m6898 4797v503h-6199v-501" svg:viewBox="0 0 6200 504">
          <text:p/>
        </draw:connector>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